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544cm"/>
    </style:style>
    <style:style style:name="co16" style:family="table-column">
      <style:table-column-properties fo:break-before="auto" style:column-width="2.639cm"/>
    </style:style>
    <style:style style:name="co17" style:family="table-column">
      <style:table-column-properties fo:break-before="auto" style:column-width="2.732cm"/>
    </style:style>
    <style:style style:name="co18" style:family="table-column">
      <style:table-column-properties fo:break-before="auto" style:column-width="2.715cm"/>
    </style:style>
    <style:style style:name="co19" style:family="table-column">
      <style:table-column-properties fo:break-before="auto" style:column-width="2.808cm"/>
    </style:style>
    <style:style style:name="co25" style:family="table-column">
      <style:table-column-properties fo:break-before="auto" style:column-width="4.203cm"/>
    </style:style>
    <style:style style:name="co20" style:family="table-column">
      <style:table-column-properties fo:break-before="auto" style:column-width="1.752cm"/>
    </style:style>
    <style:style style:name="co21" style:family="table-column">
      <style:table-column-properties fo:break-before="auto" style:column-width="1.621cm"/>
    </style:style>
    <style:style style:name="co22" style:family="table-column">
      <style:table-column-properties fo:break-before="auto" style:column-width="2.092cm"/>
    </style:style>
    <style:style style:name="co23" style:family="table-column">
      <style:table-column-properties fo:break-before="auto" style:column-width="1.602cm"/>
    </style:style>
    <style:style style:name="co24" style:family="table-column">
      <style:table-column-properties fo:break-before="auto" style:column-width="1.658cm"/>
    </style:style>
    <style:style style:name="co14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37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0.66cm"/>
    </style:style>
    <style:style style:name="co29" style:family="table-column">
      <style:table-column-properties fo:break-before="auto" style:column-width="0.621cm"/>
    </style:style>
    <style:style style:name="co30" style:family="table-column">
      <style:table-column-properties fo:break-before="auto" style:column-width="0.677cm"/>
    </style:style>
    <style:style style:name="co31" style:family="table-column">
      <style:table-column-properties fo:break-before="auto" style:column-width="1.1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6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33"/>
    </style:style>
    <style:style style:name="ce71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fo:color="#00cc00"/>
    </style:style>
    <style:style style:name="ce48" style:family="table-cell" style:parent-style-name="Default">
      <style:table-cell-properties fo:background-color="#ccffff"/>
      <style:text-properties fo:color="#00cc00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0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cm"/>
      <style:text-properties fo:color="#330000"/>
    </style:style>
    <style:style style:name="ce51" style:family="table-cell" style:parent-style-name="Default" style:data-style-name="N111">
      <style:table-cell-properties fo:background-color="#ccffff" style:text-align-source="fix" style:repeat-content="false"/>
      <style:paragraph-properties fo:text-align="center" fo:margin-left="0cm"/>
      <style:text-properties fo:color="#330000"/>
    </style:style>
    <style:style style:name="ce52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cm"/>
      <style:text-properties fo:color="#0000ff"/>
    </style:style>
    <style:style style:name="ce53" style:family="table-cell" style:parent-style-name="Default" style:data-style-name="N111">
      <style:table-cell-properties fo:background-color="#ccffff" style:text-align-source="fix" style:repeat-content="false"/>
      <style:paragraph-properties fo:text-align="center" fo:margin-left="0cm"/>
      <style:text-properties fo:color="#000000"/>
    </style:style>
    <style:style style:name="ce54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cm"/>
      <style:text-properties fo:color="#000000"/>
    </style:style>
    <style:style style:name="ce55" style:family="table-cell" style:parent-style-name="Default" style:data-style-name="N111">
      <style:table-cell-properties fo:background-color="#ccffff" style:text-align-source="fix" style:repeat-content="false"/>
      <style:paragraph-properties fo:text-align="center" fo:margin-left="0cm"/>
      <style:text-properties fo:color="#0000ff"/>
    </style:style>
    <style:style style:name="ce56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  <style:text-properties fo:color="#0000cc"/>
    </style:style>
    <style:style style:name="ce57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fo:color="#0000c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0000"/>
    </style:style>
    <style:style style:name="ce5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0000"/>
    </style:style>
    <style:style style:name="ce6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fo:color="#ff0000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00cc00"/>
    </style:style>
    <style:style style:name="ce30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color="#0000cc"/>
    </style:style>
    <style:style style:name="ce31" style:family="table-cell" style:parent-style-name="Default" style:data-style-name="N108">
      <style:table-cell-properties fo:background-color="#ffcc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0000cc"/>
    </style:style>
    <style:style style:name="ce3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8">
      <style:table-cell-properties fo:background-color="#ff3333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0000cc"/>
    </style:style>
    <style:style style:name="ce36" style:family="table-cell" style:parent-style-name="Default" style:data-style-name="N108">
      <style:table-cell-properties fo:background-color="#00cc00" style:text-align-source="fix" style:repeat-content="false"/>
      <style:paragraph-properties fo:text-align="center" fo:margin-left="0cm"/>
      <style:text-properties fo:color="#0000cc"/>
    </style:style>
    <style:style style:name="ce37" style:family="table-cell" style:parent-style-name="Default" style:data-style-name="N108">
      <style:table-cell-properties fo:background-color="#00cc00"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color="#0000cc"/>
    </style:style>
    <style:style style:name="ce39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0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00cc"/>
    </style:style>
    <style:style style:name="ce4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330000"/>
    </style:style>
    <style:style style:name="ce44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6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ffcc00"/>
    </style:style>
    <style:style style:name="ce6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0033"/>
    </style:style>
    <style:style style:name="ce72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color="#ffcc00"/>
    </style:style>
    <style:style style:name="ce7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00ff"/>
    </style:style>
    <style:style style:name="ce74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ff9900"/>
    </style:style>
    <style:style style:name="ce75" style:family="table-cell" style:parent-style-name="Default" style:data-style-name="N1"/>
  </office:automatic-styles>
  <office:body>
    <office:spreadsheet>
      <table:table table:name="general" table:style-name="ta1" table:print="false">
        <table:table-column table:style-name="co14" table:default-cell-style-name="Default"/>
        <table:table-column table:style-name="co26" table:default-cell-style-name="ce29"/>
        <table:table-column table:style-name="co27" table:number-columns-repeated="6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27" table:number-columns-repeated="5" table:default-cell-style-name="ce32"/>
        <table:table-column table:style-name="co31" table:default-cell-style-name="Default"/>
        <table:table-column table:style-name="co8" table:default-cell-style-name="ce29"/>
        <table:table-row table:style-name="ro1" table:number-rows-repeated="2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А</text:p>
          </table:table-cell>
          <table:table-cell table:style-name="ce28" office:value-type="string">
            <text:p>Б</text:p>
          </table:table-cell>
          <table:table-cell table:style-name="ce28" office:value-type="string">
            <text:p>В</text:p>
          </table:table-cell>
          <table:table-cell table:style-name="ce28" office:value-type="string">
            <text:p>Г</text:p>
          </table:table-cell>
          <table:table-cell table:style-name="ce28" office:value-type="string">
            <text:p>Д</text:p>
          </table:table-cell>
          <table:table-cell table:style-name="ce28" office:value-type="string">
            <text:p>Е</text:p>
          </table:table-cell>
          <table:table-cell table:style-name="ce28" table:number-columns-repeated="2"/>
          <table:table-cell table:style-name="Default" table:number-columns-repeated="6"/>
          <table:table-cell/>
          <table:table-cell table:style-name="Default" office:value-type="string">
            <text:p>w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5">
            <text:p>85</text:p>
          </table:table-cell>
          <table:table-cell table:style-name="ce9" table:number-columns-repeated="3"/>
          <table:table-cell table:style-name="ce9" office:value-type="float" office:value="45">
            <text:p>45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360">
            <text:p>36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30" table:formula="of:=[.$C$4]/[.$R5]" office:value-type="float" office:value="0.0190476190476191">
            <text:p>0,019048</text:p>
          </table:table-cell>
          <table:table-cell table:style-name="ce30" table:formula="of:=[.D$4]/[.$R5]" office:value-type="float" office:value="0.0238095238095238">
            <text:p>0,023810</text:p>
          </table:table-cell>
          <table:table-cell table:style-name="ce30" table:formula="of:=[.E$4]/[.$R5]" office:value-type="float" office:value="0.00476190476190476">
            <text:p>0,004762</text:p>
          </table:table-cell>
          <table:table-cell table:style-name="ce30" table:formula="of:=[.F$4]/[.$R5]" office:value-type="float" office:value="0.0380952380952381">
            <text:p>0,038095</text:p>
          </table:table-cell>
          <table:table-cell table:style-name="ce30" table:formula="of:=[.G$4]/[.$R5]" office:value-type="float" office:value="0.00238095238095238">
            <text:p>0,002381</text:p>
          </table:table-cell>
          <table:table-cell table:style-name="ce30" table:formula="of:=[.H$4]/[.$R5]" office:value-type="float" office:value="0.0404761904761905">
            <text:p>0,040476</text:p>
          </table:table-cell>
          <table:table-cell table:style-name="ce35" table:number-columns-repeated="3"/>
          <table:table-cell table:style-name="ce35" table:formula="of:=[.L$4]/[.$R5]" office:value-type="float" office:value="0.0214285714285714">
            <text:p>0,021429</text:p>
          </table:table-cell>
          <table:table-cell table:style-name="ce36" table:formula="of:=[.M$4]/[.$R5]" office:value-type="float" office:value="0.0428571428571429">
            <text:p>0,042857</text:p>
          </table:table-cell>
          <table:table-cell table:style-name="ce35" table:formula="of:=[.N$4]/[.$R5]" office:value-type="float" office:value="0.0857142857142857">
            <text:p>0,085714</text:p>
          </table:table-cell>
          <table:table-cell table:style-name="ce35" table:formula="of:=[.O$4]/[.$R5]" office:value-type="float" office:value="0.128571428571429">
            <text:p>0,128571</text:p>
          </table:table-cell>
          <table:table-cell table:style-name="ce35" table:formula="of:=[.P$4]/[.$R5]" office:value-type="float" office:value="0.171428571428571">
            <text:p>0,171429</text:p>
          </table:table-cell>
          <table:table-cell table:style-name="ce38"/>
          <table:table-cell table:style-name="ce38" table:formula="of:=6*[.B5]" office:value-type="float" office:value="2100">
            <text:p>2100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style-name="ce31" table:formula="of:=[.$C$4]/[.$R6]" office:value-type="float" office:value="0.00952380952380952">
            <text:p>0,009524</text:p>
          </table:table-cell>
          <table:table-cell table:style-name="ce33" table:formula="of:=[.D$4]/[.$R6]" office:value-type="float" office:value="0.0119047619047619">
            <text:p>0,011905</text:p>
          </table:table-cell>
          <table:table-cell table:style-name="ce31" table:formula="of:=[.E$4]/[.$R6]" office:value-type="float" office:value="0.00238095238095238">
            <text:p>0,002381</text:p>
          </table:table-cell>
          <table:table-cell table:style-name="ce33" table:formula="of:=[.F$4]/[.$R6]" office:value-type="float" office:value="0.0190476190476191">
            <text:p>0,019048</text:p>
          </table:table-cell>
          <table:table-cell table:style-name="ce31" table:formula="of:=[.G$4]/[.$R6]" office:value-type="float" office:value="0.00119047619047619">
            <text:p>0,001190</text:p>
          </table:table-cell>
          <table:table-cell table:style-name="ce33" table:formula="of:=[.H$4]/[.$R6]" office:value-type="float" office:value="0.0202380952380952">
            <text:p>0,020238</text:p>
          </table:table-cell>
          <table:table-cell table:style-name="ce33" table:number-columns-repeated="3"/>
          <table:table-cell table:style-name="ce33" table:formula="of:=[.L$4]/[.$R6]" office:value-type="float" office:value="0.0107142857142857">
            <text:p>0,010714</text:p>
          </table:table-cell>
          <table:table-cell table:style-name="ce37" table:formula="of:=[.M$4]/[.$R6]" office:value-type="float" office:value="0.0214285714285714">
            <text:p>0,021429</text:p>
          </table:table-cell>
          <table:table-cell table:style-name="ce33" table:formula="of:=[.N$4]/[.$R6]" office:value-type="float" office:value="0.0428571428571429">
            <text:p>0,042857</text:p>
          </table:table-cell>
          <table:table-cell table:style-name="ce33" table:formula="of:=[.O$4]/[.$R6]" office:value-type="float" office:value="0.0642857142857143">
            <text:p>0,064286</text:p>
          </table:table-cell>
          <table:table-cell table:style-name="ce33" table:formula="of:=[.P$4]/[.$R6]" office:value-type="float" office:value="0.0857142857142857">
            <text:p>0,085714</text:p>
          </table:table-cell>
          <table:table-cell/>
          <table:table-cell table:formula="of:=6*[.B6]" office:value-type="float" office:value="4200">
            <text:p>420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style-name="ce31" table:formula="of:=[.$C$4]/[.$R7]" office:value-type="float" office:value="0.00666666666666667">
            <text:p>0,006667</text:p>
          </table:table-cell>
          <table:table-cell table:style-name="ce33" table:formula="of:=[.D$4]/[.$R7]" office:value-type="float" office:value="0.00833333333333333">
            <text:p>0,008333</text:p>
          </table:table-cell>
          <table:table-cell table:style-name="ce31" table:formula="of:=[.E$4]/[.$R7]" office:value-type="float" office:value="0.00166666666666667">
            <text:p>0,001667</text:p>
          </table:table-cell>
          <table:table-cell table:style-name="ce33" table:formula="of:=[.F$4]/[.$R7]" office:value-type="float" office:value="0.0133333333333333">
            <text:p>0,013333</text:p>
          </table:table-cell>
          <table:table-cell table:style-name="ce31" table:formula="of:=[.G$4]/[.$R7]" office:value-type="float" office:value="0.000833333333333333">
            <text:p>0,000833</text:p>
          </table:table-cell>
          <table:table-cell table:style-name="ce33" table:formula="of:=[.H$4]/[.$R7]" office:value-type="float" office:value="0.0141666666666667">
            <text:p>0,014167</text:p>
          </table:table-cell>
          <table:table-cell table:style-name="ce33" table:number-columns-repeated="3"/>
          <table:table-cell table:style-name="ce33" table:formula="of:=[.L$4]/[.$R7]" office:value-type="float" office:value="0.0075">
            <text:p>0,007500</text:p>
          </table:table-cell>
          <table:table-cell table:style-name="ce37" table:formula="of:=[.M$4]/[.$R7]" office:value-type="float" office:value="0.015">
            <text:p>0,015000</text:p>
          </table:table-cell>
          <table:table-cell table:style-name="ce33" table:formula="of:=[.N$4]/[.$R7]" office:value-type="float" office:value="0.03">
            <text:p>0,030000</text:p>
          </table:table-cell>
          <table:table-cell table:style-name="ce33" table:formula="of:=[.O$4]/[.$R7]" office:value-type="float" office:value="0.045">
            <text:p>0,045000</text:p>
          </table:table-cell>
          <table:table-cell table:style-name="ce33" table:formula="of:=[.P$4]/[.$R7]" office:value-type="float" office:value="0.06">
            <text:p>0,060000</text:p>
          </table:table-cell>
          <table:table-cell/>
          <table:table-cell table:formula="of:=6*[.B7]" office:value-type="float" office:value="6000">
            <text:p>6000</text:p>
          </table:table-cell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style-name="ce31" table:formula="of:=[.$C$4]/[.$R8]" office:value-type="float" office:value="0.00493827160493827">
            <text:p>0,004938</text:p>
          </table:table-cell>
          <table:table-cell table:style-name="ce33" table:formula="of:=[.D$4]/[.$R8]" office:value-type="float" office:value="0.00617283950617284">
            <text:p>0,006173</text:p>
          </table:table-cell>
          <table:table-cell table:style-name="ce31" table:formula="of:=[.E$4]/[.$R8]" office:value-type="float" office:value="0.00123456790123457">
            <text:p>0,001235</text:p>
          </table:table-cell>
          <table:table-cell table:style-name="ce33" table:formula="of:=[.F$4]/[.$R8]" office:value-type="float" office:value="0.00987654320987654">
            <text:p>0,009877</text:p>
          </table:table-cell>
          <table:table-cell table:style-name="ce31" table:formula="of:=[.G$4]/[.$R8]" office:value-type="float" office:value="0.000617283950617284">
            <text:p>0,000617</text:p>
          </table:table-cell>
          <table:table-cell table:style-name="ce33" table:formula="of:=[.H$4]/[.$R8]" office:value-type="float" office:value="0.0104938271604938">
            <text:p>0,010494</text:p>
          </table:table-cell>
          <table:table-cell table:style-name="ce33" table:number-columns-repeated="3"/>
          <table:table-cell table:style-name="ce33" table:formula="of:=[.L$4]/[.$R8]" office:value-type="float" office:value="0.00555555555555556">
            <text:p>0,005556</text:p>
          </table:table-cell>
          <table:table-cell table:style-name="ce37" table:formula="of:=[.M$4]/[.$R8]" office:value-type="float" office:value="0.0111111111111111">
            <text:p>0,011111</text:p>
          </table:table-cell>
          <table:table-cell table:style-name="ce33" table:formula="of:=[.N$4]/[.$R8]" office:value-type="float" office:value="0.0222222222222222">
            <text:p>0,022222</text:p>
          </table:table-cell>
          <table:table-cell table:style-name="ce33" table:formula="of:=[.O$4]/[.$R8]" office:value-type="float" office:value="0.0333333333333333">
            <text:p>0,033333</text:p>
          </table:table-cell>
          <table:table-cell table:style-name="ce33" table:formula="of:=[.P$4]/[.$R8]" office:value-type="float" office:value="0.0444444444444444">
            <text:p>0,044444</text:p>
          </table:table-cell>
          <table:table-cell/>
          <table:table-cell table:formula="of:=6*[.B8]" office:value-type="float" office:value="8100">
            <text:p>8100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style-name="ce31" table:formula="of:=[.$C$4]/[.$R9]" office:value-type="float" office:value="0.00444444444444444">
            <text:p>0,004444</text:p>
          </table:table-cell>
          <table:table-cell table:style-name="ce33" table:formula="of:=[.D$4]/[.$R9]" office:value-type="float" office:value="0.00555555555555556">
            <text:p>0,005556</text:p>
          </table:table-cell>
          <table:table-cell table:style-name="ce31" table:formula="of:=[.E$4]/[.$R9]" office:value-type="float" office:value="0.00111111111111111">
            <text:p>0,001111</text:p>
          </table:table-cell>
          <table:table-cell table:style-name="ce33" table:formula="of:=[.F$4]/[.$R9]" office:value-type="float" office:value="0.00888888888888889">
            <text:p>0,008889</text:p>
          </table:table-cell>
          <table:table-cell table:style-name="ce31" table:formula="of:=[.G$4]/[.$R9]" office:value-type="float" office:value="0.000555555555555556">
            <text:p>0,000556</text:p>
          </table:table-cell>
          <table:table-cell table:style-name="ce33" table:formula="of:=[.H$4]/[.$R9]" office:value-type="float" office:value="0.00944444444444444">
            <text:p>0,009444</text:p>
          </table:table-cell>
          <table:table-cell table:style-name="ce33" table:number-columns-repeated="3"/>
          <table:table-cell table:style-name="ce33" table:formula="of:=[.L$4]/[.$R9]" office:value-type="float" office:value="0.005">
            <text:p>0,005000</text:p>
          </table:table-cell>
          <table:table-cell table:style-name="ce37" table:formula="of:=[.M$4]/[.$R9]" office:value-type="float" office:value="0.01">
            <text:p>0,010000</text:p>
          </table:table-cell>
          <table:table-cell table:style-name="ce33" table:formula="of:=[.N$4]/[.$R9]" office:value-type="float" office:value="0.02">
            <text:p>0,020000</text:p>
          </table:table-cell>
          <table:table-cell table:style-name="ce33" table:formula="of:=[.O$4]/[.$R9]" office:value-type="float" office:value="0.03">
            <text:p>0,030000</text:p>
          </table:table-cell>
          <table:table-cell table:style-name="ce33" table:formula="of:=[.P$4]/[.$R9]" office:value-type="float" office:value="0.04">
            <text:p>0,040000</text:p>
          </table:table-cell>
          <table:table-cell/>
          <table:table-cell table:formula="of:=6*[.B9]" office:value-type="float" office:value="9000">
            <text:p>900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style-name="ce31" table:formula="of:=[.$C$4]/[.$R10]" office:value-type="float" office:value="0.00333333333333333">
            <text:p>0,003333</text:p>
          </table:table-cell>
          <table:table-cell table:style-name="ce33" table:formula="of:=[.D$4]/[.$R10]" office:value-type="float" office:value="0.00416666666666667">
            <text:p>0,004167</text:p>
          </table:table-cell>
          <table:table-cell table:style-name="ce31" table:formula="of:=[.E$4]/[.$R10]" office:value-type="float" office:value="0.000833333333333333">
            <text:p>0,000833</text:p>
          </table:table-cell>
          <table:table-cell table:style-name="ce33" table:formula="of:=[.F$4]/[.$R10]" office:value-type="float" office:value="0.00666666666666667">
            <text:p>0,006667</text:p>
          </table:table-cell>
          <table:table-cell table:style-name="ce31" table:formula="of:=[.G$4]/[.$R10]" office:value-type="float" office:value="0.000416666666666667">
            <text:p>0,000417</text:p>
          </table:table-cell>
          <table:table-cell table:style-name="ce33" table:formula="of:=[.H$4]/[.$R10]" office:value-type="float" office:value="0.00708333333333333">
            <text:p>0,007083</text:p>
          </table:table-cell>
          <table:table-cell table:style-name="ce33" table:number-columns-repeated="3"/>
          <table:table-cell table:style-name="ce33" table:formula="of:=[.L$4]/[.$R10]" office:value-type="float" office:value="0.00375">
            <text:p>0,003750</text:p>
          </table:table-cell>
          <table:table-cell table:style-name="ce37" table:formula="of:=[.M$4]/[.$R10]" office:value-type="float" office:value="0.0075">
            <text:p>0,007500</text:p>
          </table:table-cell>
          <table:table-cell table:style-name="ce33" table:formula="of:=[.N$4]/[.$R10]" office:value-type="float" office:value="0.015">
            <text:p>0,015000</text:p>
          </table:table-cell>
          <table:table-cell table:style-name="ce33" table:formula="of:=[.O$4]/[.$R10]" office:value-type="float" office:value="0.0225">
            <text:p>0,022500</text:p>
          </table:table-cell>
          <table:table-cell table:style-name="ce33" table:formula="of:=[.P$4]/[.$R10]" office:value-type="float" office:value="0.03">
            <text:p>0,030000</text:p>
          </table:table-cell>
          <table:table-cell/>
          <table:table-cell table:formula="of:=6*[.B10]" office:value-type="float" office:value="12000">
            <text:p>12000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style-name="ce31" table:formula="of:=[.$C$4]/[.$R11]" office:value-type="float" office:value="0.00266666666666667">
            <text:p>0,002667</text:p>
          </table:table-cell>
          <table:table-cell table:style-name="ce33" table:formula="of:=[.D$4]/[.$R11]" office:value-type="float" office:value="0.00333333333333333">
            <text:p>0,003333</text:p>
          </table:table-cell>
          <table:table-cell table:style-name="ce31" table:formula="of:=[.E$4]/[.$R11]" office:value-type="float" office:value="0.000666666666666667">
            <text:p>0,000667</text:p>
          </table:table-cell>
          <table:table-cell table:style-name="ce33" table:formula="of:=[.F$4]/[.$R11]" office:value-type="float" office:value="0.00533333333333333">
            <text:p>0,005333</text:p>
          </table:table-cell>
          <table:table-cell table:style-name="ce31" table:formula="of:=[.G$4]/[.$R11]" office:value-type="float" office:value="0.000333333333333333">
            <text:p>0,000333</text:p>
          </table:table-cell>
          <table:table-cell table:style-name="ce33" table:formula="of:=[.H$4]/[.$R11]" office:value-type="float" office:value="0.00566666666666667">
            <text:p>0,005667</text:p>
          </table:table-cell>
          <table:table-cell table:style-name="ce33" table:number-columns-repeated="3"/>
          <table:table-cell table:style-name="ce33" table:formula="of:=[.L$4]/[.$R11]" office:value-type="float" office:value="0.003">
            <text:p>0,003000</text:p>
          </table:table-cell>
          <table:table-cell table:style-name="ce37" table:formula="of:=[.M$4]/[.$R11]" office:value-type="float" office:value="0.006">
            <text:p>0,006000</text:p>
          </table:table-cell>
          <table:table-cell table:style-name="ce33" table:formula="of:=[.N$4]/[.$R11]" office:value-type="float" office:value="0.012">
            <text:p>0,012000</text:p>
          </table:table-cell>
          <table:table-cell table:style-name="ce33" table:formula="of:=[.O$4]/[.$R11]" office:value-type="float" office:value="0.018">
            <text:p>0,018000</text:p>
          </table:table-cell>
          <table:table-cell table:style-name="ce33" table:formula="of:=[.P$4]/[.$R11]" office:value-type="float" office:value="0.024">
            <text:p>0,024000</text:p>
          </table:table-cell>
          <table:table-cell/>
          <table:table-cell table:formula="of:=6*[.B11]" office:value-type="float" office:value="15000">
            <text:p>15000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style-name="ce31" table:formula="of:=[.$C$4]/[.$R12]" office:value-type="float" office:value="0.00222222222222222">
            <text:p>0,002222</text:p>
          </table:table-cell>
          <table:table-cell table:style-name="ce33" table:formula="of:=[.D$4]/[.$R12]" office:value-type="float" office:value="0.00277777777777778">
            <text:p>0,002778</text:p>
          </table:table-cell>
          <table:table-cell table:style-name="ce31" table:formula="of:=[.E$4]/[.$R12]" office:value-type="float" office:value="0.000555555555555556">
            <text:p>0,000556</text:p>
          </table:table-cell>
          <table:table-cell table:style-name="ce33" table:formula="of:=[.F$4]/[.$R12]" office:value-type="float" office:value="0.00444444444444444">
            <text:p>0,004444</text:p>
          </table:table-cell>
          <table:table-cell table:style-name="ce31" table:formula="of:=[.G$4]/[.$R12]" office:value-type="float" office:value="0.000277777777777778">
            <text:p>0,000278</text:p>
          </table:table-cell>
          <table:table-cell table:style-name="ce33" table:formula="of:=[.H$4]/[.$R12]" office:value-type="float" office:value="0.00472222222222222">
            <text:p>0,004722</text:p>
          </table:table-cell>
          <table:table-cell table:style-name="ce33" table:number-columns-repeated="3"/>
          <table:table-cell table:style-name="ce33" table:formula="of:=[.L$4]/[.$R12]" office:value-type="float" office:value="0.0025">
            <text:p>0,002500</text:p>
          </table:table-cell>
          <table:table-cell table:style-name="ce37" table:formula="of:=[.M$4]/[.$R12]" office:value-type="float" office:value="0.005">
            <text:p>0,005000</text:p>
          </table:table-cell>
          <table:table-cell table:style-name="ce33" table:formula="of:=[.N$4]/[.$R12]" office:value-type="float" office:value="0.01">
            <text:p>0,010000</text:p>
          </table:table-cell>
          <table:table-cell table:style-name="ce33" table:formula="of:=[.O$4]/[.$R12]" office:value-type="float" office:value="0.015">
            <text:p>0,015000</text:p>
          </table:table-cell>
          <table:table-cell table:style-name="ce33" table:formula="of:=[.P$4]/[.$R12]" office:value-type="float" office:value="0.02">
            <text:p>0,020000</text:p>
          </table:table-cell>
          <table:table-cell/>
          <table:table-cell table:formula="of:=6*[.B12]" office:value-type="float" office:value="18000">
            <text:p>18000</text:p>
          </table:table-cell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style-name="ce31" table:formula="of:=[.$C$4]/[.$R13]" office:value-type="float" office:value="0.0019047619047619">
            <text:p>0,001905</text:p>
          </table:table-cell>
          <table:table-cell table:style-name="ce33" table:formula="of:=[.D$4]/[.$R13]" office:value-type="float" office:value="0.00238095238095238">
            <text:p>0,002381</text:p>
          </table:table-cell>
          <table:table-cell table:style-name="ce31" table:formula="of:=[.E$4]/[.$R13]" office:value-type="float" office:value="0.000476190476190476">
            <text:p>0,000476</text:p>
          </table:table-cell>
          <table:table-cell table:style-name="ce33" table:formula="of:=[.F$4]/[.$R13]" office:value-type="float" office:value="0.00380952380952381">
            <text:p>0,003810</text:p>
          </table:table-cell>
          <table:table-cell table:style-name="ce31" table:formula="of:=[.G$4]/[.$R13]" office:value-type="float" office:value="0.000238095238095238">
            <text:p>0,000238</text:p>
          </table:table-cell>
          <table:table-cell table:style-name="ce33" table:formula="of:=[.H$4]/[.$R13]" office:value-type="float" office:value="0.00404761904761905">
            <text:p>0,004048</text:p>
          </table:table-cell>
          <table:table-cell table:style-name="ce33" table:number-columns-repeated="3"/>
          <table:table-cell table:style-name="ce33" table:formula="of:=[.L$4]/[.$R13]" office:value-type="float" office:value="0.00214285714285714">
            <text:p>0,002143</text:p>
          </table:table-cell>
          <table:table-cell table:style-name="ce37" table:formula="of:=[.M$4]/[.$R13]" office:value-type="float" office:value="0.00428571428571429">
            <text:p>0,004286</text:p>
          </table:table-cell>
          <table:table-cell table:style-name="ce33" table:formula="of:=[.N$4]/[.$R13]" office:value-type="float" office:value="0.00857142857142857">
            <text:p>0,008571</text:p>
          </table:table-cell>
          <table:table-cell table:style-name="ce33" table:formula="of:=[.O$4]/[.$R13]" office:value-type="float" office:value="0.0128571428571429">
            <text:p>0,012857</text:p>
          </table:table-cell>
          <table:table-cell table:style-name="ce33" table:formula="of:=[.P$4]/[.$R13]" office:value-type="float" office:value="0.0171428571428571">
            <text:p>0,017143</text:p>
          </table:table-cell>
          <table:table-cell/>
          <table:table-cell table:formula="of:=6*[.B13]" office:value-type="float" office:value="21000">
            <text:p>21000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style-name="ce31" table:formula="of:=[.$C$4]/[.$R14]" office:value-type="float" office:value="0.00166666666666667">
            <text:p>0,001667</text:p>
          </table:table-cell>
          <table:table-cell table:style-name="ce33" table:formula="of:=[.D$4]/[.$R14]" office:value-type="float" office:value="0.00208333333333333">
            <text:p>0,002083</text:p>
          </table:table-cell>
          <table:table-cell table:style-name="ce31" table:formula="of:=[.E$4]/[.$R14]" office:value-type="float" office:value="0.000416666666666667">
            <text:p>0,000417</text:p>
          </table:table-cell>
          <table:table-cell table:style-name="ce33" table:formula="of:=[.F$4]/[.$R14]" office:value-type="float" office:value="0.00333333333333333">
            <text:p>0,003333</text:p>
          </table:table-cell>
          <table:table-cell table:style-name="ce31" table:formula="of:=[.G$4]/[.$R14]" office:value-type="float" office:value="0.000208333333333333">
            <text:p>0,000208</text:p>
          </table:table-cell>
          <table:table-cell table:style-name="ce33" table:formula="of:=[.H$4]/[.$R14]" office:value-type="float" office:value="0.00354166666666667">
            <text:p>0,003542</text:p>
          </table:table-cell>
          <table:table-cell table:style-name="ce33" table:number-columns-repeated="3"/>
          <table:table-cell table:style-name="ce33" table:formula="of:=[.L$4]/[.$R14]" office:value-type="float" office:value="0.001875">
            <text:p>0,001875</text:p>
          </table:table-cell>
          <table:table-cell table:style-name="ce37" table:formula="of:=[.M$4]/[.$R14]" office:value-type="float" office:value="0.00375">
            <text:p>0,003750</text:p>
          </table:table-cell>
          <table:table-cell table:style-name="ce33" table:formula="of:=[.N$4]/[.$R14]" office:value-type="float" office:value="0.0075">
            <text:p>0,007500</text:p>
          </table:table-cell>
          <table:table-cell table:style-name="ce33" table:formula="of:=[.O$4]/[.$R14]" office:value-type="float" office:value="0.01125">
            <text:p>0,011250</text:p>
          </table:table-cell>
          <table:table-cell table:style-name="ce33" table:formula="of:=[.P$4]/[.$R14]" office:value-type="float" office:value="0.015">
            <text:p>0,015000</text:p>
          </table:table-cell>
          <table:table-cell/>
          <table:table-cell table:formula="of:=6*[.B14]" office:value-type="float" office:value="24000">
            <text:p>24000</text:p>
          </table:table-cell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style-name="ce31" table:formula="of:=[.$C$4]/[.$R15]" office:value-type="float" office:value="0.00148148148148148">
            <text:p>0,001481</text:p>
          </table:table-cell>
          <table:table-cell table:style-name="ce33" table:formula="of:=[.D$4]/[.$R15]" office:value-type="float" office:value="0.00185185185185185">
            <text:p>0,001852</text:p>
          </table:table-cell>
          <table:table-cell table:style-name="ce31" table:formula="of:=[.E$4]/[.$R15]" office:value-type="float" office:value="0.00037037037037037">
            <text:p>0,000370</text:p>
          </table:table-cell>
          <table:table-cell table:style-name="ce33" table:formula="of:=[.F$4]/[.$R15]" office:value-type="float" office:value="0.00296296296296296">
            <text:p>0,002963</text:p>
          </table:table-cell>
          <table:table-cell table:style-name="ce31" table:formula="of:=[.G$4]/[.$R15]" office:value-type="float" office:value="0.000185185185185185">
            <text:p>0,000185</text:p>
          </table:table-cell>
          <table:table-cell table:style-name="ce33" table:formula="of:=[.H$4]/[.$R15]" office:value-type="float" office:value="0.00314814814814815">
            <text:p>0,003148</text:p>
          </table:table-cell>
          <table:table-cell table:style-name="ce33" table:number-columns-repeated="3"/>
          <table:table-cell table:style-name="ce33" table:formula="of:=[.L$4]/[.$R15]" office:value-type="float" office:value="0.00166666666666667">
            <text:p>0,001667</text:p>
          </table:table-cell>
          <table:table-cell table:style-name="ce37" table:formula="of:=[.M$4]/[.$R15]" office:value-type="float" office:value="0.00333333333333333">
            <text:p>0,003333</text:p>
          </table:table-cell>
          <table:table-cell table:style-name="ce33" table:formula="of:=[.N$4]/[.$R15]" office:value-type="float" office:value="0.00666666666666667">
            <text:p>0,006667</text:p>
          </table:table-cell>
          <table:table-cell table:style-name="ce33" table:formula="of:=[.O$4]/[.$R15]" office:value-type="float" office:value="0.01">
            <text:p>0,010000</text:p>
          </table:table-cell>
          <table:table-cell table:style-name="ce33" table:formula="of:=[.P$4]/[.$R15]" office:value-type="float" office:value="0.0133333333333333">
            <text:p>0,013333</text:p>
          </table:table-cell>
          <table:table-cell/>
          <table:table-cell table:formula="of:=6*[.B15]" office:value-type="float" office:value="27000">
            <text:p>27000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style-name="ce31" table:formula="of:=[.$C$4]/[.$R16]" office:value-type="float" office:value="0.00133333333333333">
            <text:p>0,001333</text:p>
          </table:table-cell>
          <table:table-cell table:style-name="ce33" table:formula="of:=[.D$4]/[.$R16]" office:value-type="float" office:value="0.00166666666666667">
            <text:p>0,001667</text:p>
          </table:table-cell>
          <table:table-cell table:style-name="ce31" table:formula="of:=[.E$4]/[.$R16]" office:value-type="float" office:value="0.000333333333333333">
            <text:p>0,000333</text:p>
          </table:table-cell>
          <table:table-cell table:style-name="ce33" table:formula="of:=[.F$4]/[.$R16]" office:value-type="float" office:value="0.00266666666666667">
            <text:p>0,002667</text:p>
          </table:table-cell>
          <table:table-cell table:style-name="ce31" table:formula="of:=[.G$4]/[.$R16]" office:value-type="float" office:value="0.000166666666666667">
            <text:p>0,000167</text:p>
          </table:table-cell>
          <table:table-cell table:style-name="ce33" table:formula="of:=[.H$4]/[.$R16]" office:value-type="float" office:value="0.00283333333333333">
            <text:p>0,002833</text:p>
          </table:table-cell>
          <table:table-cell table:style-name="ce33" table:number-columns-repeated="3"/>
          <table:table-cell table:style-name="ce33" table:formula="of:=[.L$4]/[.$R16]" office:value-type="float" office:value="0.0015">
            <text:p>0,001500</text:p>
          </table:table-cell>
          <table:table-cell table:style-name="ce37" table:formula="of:=[.M$4]/[.$R16]" office:value-type="float" office:value="0.003">
            <text:p>0,003000</text:p>
          </table:table-cell>
          <table:table-cell table:style-name="ce33" table:formula="of:=[.N$4]/[.$R16]" office:value-type="float" office:value="0.006">
            <text:p>0,006000</text:p>
          </table:table-cell>
          <table:table-cell table:style-name="ce33" table:formula="of:=[.O$4]/[.$R16]" office:value-type="float" office:value="0.009">
            <text:p>0,009000</text:p>
          </table:table-cell>
          <table:table-cell table:style-name="ce33" table:formula="of:=[.P$4]/[.$R16]" office:value-type="float" office:value="0.012">
            <text:p>0,012000</text:p>
          </table:table-cell>
          <table:table-cell/>
          <table:table-cell table:formula="of:=6*[.B16]" office:value-type="float" office:value="30000">
            <text:p>30000</text:p>
          </table:table-cell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style-name="ce31" table:formula="of:=[.$C$4]/[.$R17]" office:value-type="float" office:value="0.00121212121212121">
            <text:p>0,001212</text:p>
          </table:table-cell>
          <table:table-cell table:style-name="ce33" table:formula="of:=[.D$4]/[.$R17]" office:value-type="float" office:value="0.00151515151515152">
            <text:p>0,001515</text:p>
          </table:table-cell>
          <table:table-cell table:style-name="ce31" table:formula="of:=[.E$4]/[.$R17]" office:value-type="float" office:value="0.000303030303030303">
            <text:p>0,000303</text:p>
          </table:table-cell>
          <table:table-cell table:style-name="ce33" table:formula="of:=[.F$4]/[.$R17]" office:value-type="float" office:value="0.00242424242424242">
            <text:p>0,002424</text:p>
          </table:table-cell>
          <table:table-cell table:style-name="ce31" table:formula="of:=[.G$4]/[.$R17]" office:value-type="float" office:value="0.000151515151515152">
            <text:p>0,000152</text:p>
          </table:table-cell>
          <table:table-cell table:style-name="ce33" table:formula="of:=[.H$4]/[.$R17]" office:value-type="float" office:value="0.00257575757575758">
            <text:p>0,002576</text:p>
          </table:table-cell>
          <table:table-cell table:style-name="ce33" table:number-columns-repeated="3"/>
          <table:table-cell table:style-name="ce33" table:formula="of:=[.L$4]/[.$R17]" office:value-type="float" office:value="0.00136363636363636">
            <text:p>0,001364</text:p>
          </table:table-cell>
          <table:table-cell table:style-name="ce37" table:formula="of:=[.M$4]/[.$R17]" office:value-type="float" office:value="0.00272727272727273">
            <text:p>0,002727</text:p>
          </table:table-cell>
          <table:table-cell table:style-name="ce33" table:formula="of:=[.N$4]/[.$R17]" office:value-type="float" office:value="0.00545454545454546">
            <text:p>0,005455</text:p>
          </table:table-cell>
          <table:table-cell table:style-name="ce33" table:formula="of:=[.O$4]/[.$R17]" office:value-type="float" office:value="0.00818181818181818">
            <text:p>0,008182</text:p>
          </table:table-cell>
          <table:table-cell table:style-name="ce33" table:formula="of:=[.P$4]/[.$R17]" office:value-type="float" office:value="0.0109090909090909">
            <text:p>0,010909</text:p>
          </table:table-cell>
          <table:table-cell/>
          <table:table-cell table:formula="of:=6*[.B17]" office:value-type="float" office:value="33000">
            <text:p>33000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style-name="ce31" table:formula="of:=[.$C$4]/[.$R18]" office:value-type="float" office:value="0.00111111111111111">
            <text:p>0,001111</text:p>
          </table:table-cell>
          <table:table-cell table:style-name="ce33" table:formula="of:=[.D$4]/[.$R18]" office:value-type="float" office:value="0.00138888888888889">
            <text:p>0,001389</text:p>
          </table:table-cell>
          <table:table-cell table:style-name="ce31" table:formula="of:=[.E$4]/[.$R18]" office:value-type="float" office:value="0.000277777777777778">
            <text:p>0,000278</text:p>
          </table:table-cell>
          <table:table-cell table:style-name="ce33" table:formula="of:=[.F$4]/[.$R18]" office:value-type="float" office:value="0.00222222222222222">
            <text:p>0,002222</text:p>
          </table:table-cell>
          <table:table-cell table:style-name="ce31" table:formula="of:=[.G$4]/[.$R18]" office:value-type="float" office:value="0.000138888888888889">
            <text:p>0,000139</text:p>
          </table:table-cell>
          <table:table-cell table:style-name="ce33" table:formula="of:=[.H$4]/[.$R18]" office:value-type="float" office:value="0.00236111111111111">
            <text:p>0,002361</text:p>
          </table:table-cell>
          <table:table-cell table:style-name="ce33" table:number-columns-repeated="3"/>
          <table:table-cell table:style-name="ce33" table:formula="of:=[.L$4]/[.$R18]" office:value-type="float" office:value="0.00125">
            <text:p>0,001250</text:p>
          </table:table-cell>
          <table:table-cell table:style-name="ce37" table:formula="of:=[.M$4]/[.$R18]" office:value-type="float" office:value="0.0025">
            <text:p>0,002500</text:p>
          </table:table-cell>
          <table:table-cell table:style-name="ce33" table:formula="of:=[.N$4]/[.$R18]" office:value-type="float" office:value="0.005">
            <text:p>0,005000</text:p>
          </table:table-cell>
          <table:table-cell table:style-name="ce33" table:formula="of:=[.O$4]/[.$R18]" office:value-type="float" office:value="0.0075">
            <text:p>0,007500</text:p>
          </table:table-cell>
          <table:table-cell table:style-name="ce33" table:formula="of:=[.P$4]/[.$R18]" office:value-type="float" office:value="0.01">
            <text:p>0,010000</text:p>
          </table:table-cell>
          <table:table-cell/>
          <table:table-cell table:formula="of:=6*[.B18]" office:value-type="float" office:value="36000">
            <text:p>36000</text:p>
          </table:table-cell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style-name="ce31" table:formula="of:=[.$C$4]/[.$R19]" office:value-type="float" office:value="0.00102564102564103">
            <text:p>0,001026</text:p>
          </table:table-cell>
          <table:table-cell table:style-name="ce33" table:formula="of:=[.D$4]/[.$R19]" office:value-type="float" office:value="0.00128205128205128">
            <text:p>0,001282</text:p>
          </table:table-cell>
          <table:table-cell table:style-name="ce31" table:formula="of:=[.E$4]/[.$R19]" office:value-type="float" office:value="0.000256410256410256">
            <text:p>0,000256</text:p>
          </table:table-cell>
          <table:table-cell table:style-name="ce33" table:formula="of:=[.F$4]/[.$R19]" office:value-type="float" office:value="0.00205128205128205">
            <text:p>0,002051</text:p>
          </table:table-cell>
          <table:table-cell table:style-name="ce31" table:formula="of:=[.G$4]/[.$R19]" office:value-type="float" office:value="0.000128205128205128">
            <text:p>0,000128</text:p>
          </table:table-cell>
          <table:table-cell table:style-name="ce33" table:formula="of:=[.H$4]/[.$R19]" office:value-type="float" office:value="0.00217948717948718">
            <text:p>0,002179</text:p>
          </table:table-cell>
          <table:table-cell table:style-name="ce33" table:number-columns-repeated="3"/>
          <table:table-cell table:style-name="ce33" table:formula="of:=[.L$4]/[.$R19]" office:value-type="float" office:value="0.00115384615384615">
            <text:p>0,001154</text:p>
          </table:table-cell>
          <table:table-cell table:style-name="ce37" table:formula="of:=[.M$4]/[.$R19]" office:value-type="float" office:value="0.00230769230769231">
            <text:p>0,002308</text:p>
          </table:table-cell>
          <table:table-cell table:style-name="ce33" table:formula="of:=[.N$4]/[.$R19]" office:value-type="float" office:value="0.00461538461538462">
            <text:p>0,004615</text:p>
          </table:table-cell>
          <table:table-cell table:style-name="ce33" table:formula="of:=[.O$4]/[.$R19]" office:value-type="float" office:value="0.00692307692307692">
            <text:p>0,006923</text:p>
          </table:table-cell>
          <table:table-cell table:style-name="ce33" table:formula="of:=[.P$4]/[.$R19]" office:value-type="float" office:value="0.00923076923076923">
            <text:p>0,009231</text:p>
          </table:table-cell>
          <table:table-cell/>
          <table:table-cell table:formula="of:=6*[.B19]" office:value-type="float" office:value="39000">
            <text:p>39000</text:p>
          </table:table-cell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style-name="ce31" table:formula="of:=[.$C$4]/[.$R20]" office:value-type="float" office:value="0.000952380952380952">
            <text:p>0,000952</text:p>
          </table:table-cell>
          <table:table-cell table:style-name="ce33" table:formula="of:=[.D$4]/[.$R20]" office:value-type="float" office:value="0.00119047619047619">
            <text:p>0,001190</text:p>
          </table:table-cell>
          <table:table-cell table:style-name="ce31" table:formula="of:=[.E$4]/[.$R20]" office:value-type="float" office:value="0.000238095238095238">
            <text:p>0,000238</text:p>
          </table:table-cell>
          <table:table-cell table:style-name="ce33" table:formula="of:=[.F$4]/[.$R20]" office:value-type="float" office:value="0.0019047619047619">
            <text:p>0,001905</text:p>
          </table:table-cell>
          <table:table-cell table:style-name="ce31" table:formula="of:=[.G$4]/[.$R20]" office:value-type="float" office:value="0.000119047619047619">
            <text:p>0,000119</text:p>
          </table:table-cell>
          <table:table-cell table:style-name="ce33" table:formula="of:=[.H$4]/[.$R20]" office:value-type="float" office:value="0.00202380952380952">
            <text:p>0,002024</text:p>
          </table:table-cell>
          <table:table-cell table:style-name="ce33" table:number-columns-repeated="3"/>
          <table:table-cell table:style-name="ce33" table:formula="of:=[.L$4]/[.$R20]" office:value-type="float" office:value="0.00107142857142857">
            <text:p>0,001071</text:p>
          </table:table-cell>
          <table:table-cell table:style-name="ce37" table:formula="of:=[.M$4]/[.$R20]" office:value-type="float" office:value="0.00214285714285714">
            <text:p>0,002143</text:p>
          </table:table-cell>
          <table:table-cell table:style-name="ce33" table:formula="of:=[.N$4]/[.$R20]" office:value-type="float" office:value="0.00428571428571429">
            <text:p>0,004286</text:p>
          </table:table-cell>
          <table:table-cell table:style-name="ce33" table:formula="of:=[.O$4]/[.$R20]" office:value-type="float" office:value="0.00642857142857143">
            <text:p>0,006429</text:p>
          </table:table-cell>
          <table:table-cell table:style-name="ce33" table:formula="of:=[.P$4]/[.$R20]" office:value-type="float" office:value="0.00857142857142857">
            <text:p>0,008571</text:p>
          </table:table-cell>
          <table:table-cell/>
          <table:table-cell table:formula="of:=6*[.B20]" office:value-type="float" office:value="42000">
            <text:p>42000</text:p>
          </table:table-cell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style-name="ce31" table:formula="of:=[.$C$4]/[.$R21]" office:value-type="float" office:value="0.000888888888888889">
            <text:p>0,000889</text:p>
          </table:table-cell>
          <table:table-cell table:style-name="ce33" table:formula="of:=[.D$4]/[.$R21]" office:value-type="float" office:value="0.00111111111111111">
            <text:p>0,001111</text:p>
          </table:table-cell>
          <table:table-cell table:style-name="ce31" table:formula="of:=[.E$4]/[.$R21]" office:value-type="float" office:value="0.000222222222222222">
            <text:p>0,000222</text:p>
          </table:table-cell>
          <table:table-cell table:style-name="ce33" table:formula="of:=[.F$4]/[.$R21]" office:value-type="float" office:value="0.00177777777777778">
            <text:p>0,001778</text:p>
          </table:table-cell>
          <table:table-cell table:style-name="ce31" table:formula="of:=[.G$4]/[.$R21]" office:value-type="float" office:value="0.000111111111111111">
            <text:p>0,000111</text:p>
          </table:table-cell>
          <table:table-cell table:style-name="ce33" table:formula="of:=[.H$4]/[.$R21]" office:value-type="float" office:value="0.00188888888888889">
            <text:p>0,001889</text:p>
          </table:table-cell>
          <table:table-cell table:style-name="ce33" table:number-columns-repeated="3"/>
          <table:table-cell table:style-name="ce33" table:formula="of:=[.L$4]/[.$R21]" office:value-type="float" office:value="0.001">
            <text:p>0,001000</text:p>
          </table:table-cell>
          <table:table-cell table:style-name="ce37" table:formula="of:=[.M$4]/[.$R21]" office:value-type="float" office:value="0.002">
            <text:p>0,002000</text:p>
          </table:table-cell>
          <table:table-cell table:style-name="ce33" table:formula="of:=[.N$4]/[.$R21]" office:value-type="float" office:value="0.004">
            <text:p>0,004000</text:p>
          </table:table-cell>
          <table:table-cell table:style-name="ce33" table:formula="of:=[.O$4]/[.$R21]" office:value-type="float" office:value="0.006">
            <text:p>0,006000</text:p>
          </table:table-cell>
          <table:table-cell table:style-name="ce33" table:formula="of:=[.P$4]/[.$R21]" office:value-type="float" office:value="0.008">
            <text:p>0,008000</text:p>
          </table:table-cell>
          <table:table-cell/>
          <table:table-cell table:formula="of:=6*[.B21]" office:value-type="float" office:value="45000">
            <text:p>45000</text:p>
          </table:table-cell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style-name="ce31" table:formula="of:=[.$C$4]/[.$R22]" office:value-type="float" office:value="0.000833333333333333">
            <text:p>0,000833</text:p>
          </table:table-cell>
          <table:table-cell table:style-name="ce33" table:formula="of:=[.D$4]/[.$R22]" office:value-type="float" office:value="0.00104166666666667">
            <text:p>0,001042</text:p>
          </table:table-cell>
          <table:table-cell table:style-name="ce31" table:formula="of:=[.E$4]/[.$R22]" office:value-type="float" office:value="0.000208333333333333">
            <text:p>0,000208</text:p>
          </table:table-cell>
          <table:table-cell table:style-name="ce33" table:formula="of:=[.F$4]/[.$R22]" office:value-type="float" office:value="0.00166666666666667">
            <text:p>0,001667</text:p>
          </table:table-cell>
          <table:table-cell table:style-name="ce31" table:formula="of:=[.G$4]/[.$R22]" office:value-type="float" office:value="0.000104166666666667">
            <text:p>0,000104</text:p>
          </table:table-cell>
          <table:table-cell table:style-name="ce33" table:formula="of:=[.H$4]/[.$R22]" office:value-type="float" office:value="0.00177083333333333">
            <text:p>0,001771</text:p>
          </table:table-cell>
          <table:table-cell table:style-name="ce33" table:number-columns-repeated="3"/>
          <table:table-cell table:style-name="ce33" table:formula="of:=[.L$4]/[.$R22]" office:value-type="float" office:value="0.0009375">
            <text:p>0,000938</text:p>
          </table:table-cell>
          <table:table-cell table:style-name="ce37" table:formula="of:=[.M$4]/[.$R22]" office:value-type="float" office:value="0.001875">
            <text:p>0,001875</text:p>
          </table:table-cell>
          <table:table-cell table:style-name="ce33" table:formula="of:=[.N$4]/[.$R22]" office:value-type="float" office:value="0.00375">
            <text:p>0,003750</text:p>
          </table:table-cell>
          <table:table-cell table:style-name="ce33" table:formula="of:=[.O$4]/[.$R22]" office:value-type="float" office:value="0.005625">
            <text:p>0,005625</text:p>
          </table:table-cell>
          <table:table-cell table:style-name="ce33" table:formula="of:=[.P$4]/[.$R22]" office:value-type="float" office:value="0.0075">
            <text:p>0,007500</text:p>
          </table:table-cell>
          <table:table-cell/>
          <table:table-cell table:formula="of:=6*[.B22]" office:value-type="float" office:value="48000">
            <text:p>48000</text:p>
          </table:table-cell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style-name="ce31" table:formula="of:=[.$C$4]/[.$R23]" office:value-type="float" office:value="0.000784313725490196">
            <text:p>0,000784</text:p>
          </table:table-cell>
          <table:table-cell table:style-name="ce33" table:formula="of:=[.D$4]/[.$R23]" office:value-type="float" office:value="0.000980392156862745">
            <text:p>0,000980</text:p>
          </table:table-cell>
          <table:table-cell table:style-name="ce31" table:formula="of:=[.E$4]/[.$R23]" office:value-type="float" office:value="0.000196078431372549">
            <text:p>0,000196</text:p>
          </table:table-cell>
          <table:table-cell table:style-name="ce33" table:formula="of:=[.F$4]/[.$R23]" office:value-type="float" office:value="0.00156862745098039">
            <text:p>0,001569</text:p>
          </table:table-cell>
          <table:table-cell table:style-name="ce34" table:formula="of:=[.G$4]/[.$R23]" office:value-type="float" office:value="0.0000980392156862745">
            <text:p>0,000098</text:p>
          </table:table-cell>
          <table:table-cell table:style-name="ce33" table:formula="of:=[.H$4]/[.$R23]" office:value-type="float" office:value="0.00166666666666667">
            <text:p>0,001667</text:p>
          </table:table-cell>
          <table:table-cell table:style-name="ce33" table:number-columns-repeated="3"/>
          <table:table-cell table:style-name="ce33" table:formula="of:=[.L$4]/[.$R23]" office:value-type="float" office:value="0.000882352941176471">
            <text:p>0,000882</text:p>
          </table:table-cell>
          <table:table-cell table:style-name="ce37" table:formula="of:=[.M$4]/[.$R23]" office:value-type="float" office:value="0.00176470588235294">
            <text:p>0,001765</text:p>
          </table:table-cell>
          <table:table-cell table:style-name="ce33" table:formula="of:=[.N$4]/[.$R23]" office:value-type="float" office:value="0.00352941176470588">
            <text:p>0,003529</text:p>
          </table:table-cell>
          <table:table-cell table:style-name="ce33" table:formula="of:=[.O$4]/[.$R23]" office:value-type="float" office:value="0.00529411764705882">
            <text:p>0,005294</text:p>
          </table:table-cell>
          <table:table-cell table:style-name="ce33" table:formula="of:=[.P$4]/[.$R23]" office:value-type="float" office:value="0.00705882352941176">
            <text:p>0,007059</text:p>
          </table:table-cell>
          <table:table-cell/>
          <table:table-cell table:formula="of:=6*[.B23]" office:value-type="float" office:value="51000">
            <text:p>51000</text:p>
          </table:table-cell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ps</text:p>
          </table:table-cell>
          <table:table-cell table:style-name="Default" office:value-type="float" office:value="1024">
            <text:p>1024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t1</text:p>
          </table:table-cell>
          <table:table-cell table:style-name="Default" table:formula="of:=[timers.G6]" office:value-type="float" office:value="0.000064">
            <text:p>0,000064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А</text:p>
          </table:table-cell>
          <table:table-cell table:style-name="ce28" office:value-type="string">
            <text:p>Б</text:p>
          </table:table-cell>
          <table:table-cell table:style-name="ce28" office:value-type="string">
            <text:p>В</text:p>
          </table:table-cell>
          <table:table-cell table:style-name="ce28" office:value-type="string">
            <text:p>Г</text:p>
          </table:table-cell>
          <table:table-cell table:style-name="ce28" office:value-type="string">
            <text:p>Д</text:p>
          </table:table-cell>
          <table:table-cell table:style-name="ce28" office:value-type="string">
            <text:p>Е</text:p>
          </table:table-cell>
          <table:table-cell table:style-name="ce28" table:number-columns-repeated="2"/>
          <table:table-cell table:style-name="Default" table:number-columns-repeated="6"/>
          <table:table-cell/>
          <table:table-cell table:style-name="Default" office:value-type="string">
            <text:p>w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5">
            <text:p>85</text:p>
          </table:table-cell>
          <table:table-cell table:style-name="ce9" table:number-columns-repeated="3"/>
          <table:table-cell table:style-name="ce9" office:value-type="float" office:value="45">
            <text:p>45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360">
            <text:p>36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5]/[.$C$26]" office:value-type="float" office:value="297.619047619048">
            <text:p>298</text:p>
          </table:table-cell>
          <table:table-cell table:formula="of:=[.D5]/[.$C$26]" office:value-type="float" office:value="372.02380952381">
            <text:p>372</text:p>
          </table:table-cell>
          <table:table-cell table:formula="of:=[.E5]/[.$C$26]" office:value-type="float" office:value="74.4047619047619">
            <text:p>74</text:p>
          </table:table-cell>
          <table:table-cell table:formula="of:=[.F5]/[.$C$26]" office:value-type="float" office:value="595.238095238095">
            <text:p>595</text:p>
          </table:table-cell>
          <table:table-cell table:formula="of:=[.G5]/[.$C$26]" office:value-type="float" office:value="37.202380952381">
            <text:p>37</text:p>
          </table:table-cell>
          <table:table-cell table:formula="of:=[.H5]/[.$C$26]" office:value-type="float" office:value="632.440476190476">
            <text:p>632</text:p>
          </table:table-cell>
          <table:table-cell table:number-columns-repeated="3"/>
          <table:table-cell table:formula="of:=[.L5]/[.$C$26]" office:value-type="float" office:value="334.821428571429">
            <text:p>335</text:p>
          </table:table-cell>
          <table:table-cell table:formula="of:=[.M5]/[.$C$26]" office:value-type="float" office:value="669.642857142857">
            <text:p>670</text:p>
          </table:table-cell>
          <table:table-cell table:formula="of:=[.N5]/[.$C$26]" office:value-type="float" office:value="1339.28571428571">
            <text:p>1339</text:p>
          </table:table-cell>
          <table:table-cell table:formula="of:=[.O5]/[.$C$26]" office:value-type="float" office:value="2008.92857142857">
            <text:p>2009</text:p>
          </table:table-cell>
          <table:table-cell table:formula="of:=[.P5]/[.$C$26]" office:value-type="float" office:value="2678.57142857143">
            <text:p>2679</text:p>
          </table:table-cell>
          <table:table-cell table:style-name="ce38"/>
          <table:table-cell table:style-name="ce38" table:formula="of:=6*[.B30]" office:value-type="float" office:value="2100">
            <text:p>2100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[.C6]/[.$C$26]" office:value-type="float" office:value="148.809523809524">
            <text:p>149</text:p>
          </table:table-cell>
          <table:table-cell table:formula="of:=[.D6]/[.$C$26]" office:value-type="float" office:value="186.011904761905">
            <text:p>186</text:p>
          </table:table-cell>
          <table:table-cell table:formula="of:=[.E6]/[.$C$26]" office:value-type="float" office:value="37.202380952381">
            <text:p>37</text:p>
          </table:table-cell>
          <table:table-cell table:formula="of:=[.F6]/[.$C$26]" office:value-type="float" office:value="297.619047619048">
            <text:p>298</text:p>
          </table:table-cell>
          <table:table-cell table:formula="of:=[.G6]/[.$C$26]" office:value-type="float" office:value="18.6011904761905">
            <text:p>19</text:p>
          </table:table-cell>
          <table:table-cell table:formula="of:=[.H6]/[.$C$26]" office:value-type="float" office:value="316.220238095238">
            <text:p>316</text:p>
          </table:table-cell>
          <table:table-cell table:number-columns-repeated="3"/>
          <table:table-cell table:formula="of:=[.L6]/[.$C$26]" office:value-type="float" office:value="167.410714285714">
            <text:p>167</text:p>
          </table:table-cell>
          <table:table-cell table:formula="of:=[.M6]/[.$C$26]" office:value-type="float" office:value="334.821428571429">
            <text:p>335</text:p>
          </table:table-cell>
          <table:table-cell table:formula="of:=[.N6]/[.$C$26]" office:value-type="float" office:value="669.642857142857">
            <text:p>670</text:p>
          </table:table-cell>
          <table:table-cell table:formula="of:=[.O6]/[.$C$26]" office:value-type="float" office:value="1004.46428571429">
            <text:p>1004</text:p>
          </table:table-cell>
          <table:table-cell table:formula="of:=[.P6]/[.$C$26]" office:value-type="float" office:value="1339.28571428571">
            <text:p>1339</text:p>
          </table:table-cell>
          <table:table-cell/>
          <table:table-cell table:formula="of:=6*[.B31]" office:value-type="float" office:value="4200">
            <text:p>420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7]/[.$C$26]" office:value-type="float" office:value="104.166666666667">
            <text:p>104</text:p>
          </table:table-cell>
          <table:table-cell table:formula="of:=[.D7]/[.$C$26]" office:value-type="float" office:value="130.208333333333">
            <text:p>130</text:p>
          </table:table-cell>
          <table:table-cell table:formula="of:=[.E7]/[.$C$26]" office:value-type="float" office:value="26.0416666666667">
            <text:p>26</text:p>
          </table:table-cell>
          <table:table-cell table:formula="of:=[.F7]/[.$C$26]" office:value-type="float" office:value="208.333333333333">
            <text:p>208</text:p>
          </table:table-cell>
          <table:table-cell table:formula="of:=[.G7]/[.$C$26]" office:value-type="float" office:value="13.0208333333333">
            <text:p>13</text:p>
          </table:table-cell>
          <table:table-cell table:formula="of:=[.H7]/[.$C$26]" office:value-type="float" office:value="221.354166666667">
            <text:p>221</text:p>
          </table:table-cell>
          <table:table-cell table:number-columns-repeated="3"/>
          <table:table-cell table:formula="of:=[.L7]/[.$C$26]" office:value-type="float" office:value="117.1875">
            <text:p>117</text:p>
          </table:table-cell>
          <table:table-cell table:formula="of:=[.M7]/[.$C$26]" office:value-type="float" office:value="234.375">
            <text:p>234</text:p>
          </table:table-cell>
          <table:table-cell table:formula="of:=[.N7]/[.$C$26]" office:value-type="float" office:value="468.75">
            <text:p>469</text:p>
          </table:table-cell>
          <table:table-cell table:formula="of:=[.O7]/[.$C$26]" office:value-type="float" office:value="703.125">
            <text:p>703</text:p>
          </table:table-cell>
          <table:table-cell table:formula="of:=[.P7]/[.$C$26]" office:value-type="float" office:value="937.5">
            <text:p>938</text:p>
          </table:table-cell>
          <table:table-cell/>
          <table:table-cell table:formula="of:=6*[.B32]" office:value-type="float" office:value="6000">
            <text:p>6000</text:p>
          </table:table-cell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formula="of:=[.C8]/[.$C$26]" office:value-type="float" office:value="77.1604938271605">
            <text:p>77</text:p>
          </table:table-cell>
          <table:table-cell table:formula="of:=[.D8]/[.$C$26]" office:value-type="float" office:value="96.4506172839506">
            <text:p>96</text:p>
          </table:table-cell>
          <table:table-cell table:formula="of:=[.E8]/[.$C$26]" office:value-type="float" office:value="19.2901234567901">
            <text:p>19</text:p>
          </table:table-cell>
          <table:table-cell table:formula="of:=[.F8]/[.$C$26]" office:value-type="float" office:value="154.320987654321">
            <text:p>154</text:p>
          </table:table-cell>
          <table:table-cell table:formula="of:=[.G8]/[.$C$26]" office:value-type="float" office:value="9.64506172839506">
            <text:p>10</text:p>
          </table:table-cell>
          <table:table-cell table:formula="of:=[.H8]/[.$C$26]" office:value-type="float" office:value="163.966049382716">
            <text:p>164</text:p>
          </table:table-cell>
          <table:table-cell table:number-columns-repeated="3"/>
          <table:table-cell table:formula="of:=[.L8]/[.$C$26]" office:value-type="float" office:value="86.8055555555556">
            <text:p>87</text:p>
          </table:table-cell>
          <table:table-cell table:formula="of:=[.M8]/[.$C$26]" office:value-type="float" office:value="173.611111111111">
            <text:p>174</text:p>
          </table:table-cell>
          <table:table-cell table:formula="of:=[.N8]/[.$C$26]" office:value-type="float" office:value="347.222222222222">
            <text:p>347</text:p>
          </table:table-cell>
          <table:table-cell table:formula="of:=[.O8]/[.$C$26]" office:value-type="float" office:value="520.833333333333">
            <text:p>521</text:p>
          </table:table-cell>
          <table:table-cell table:formula="of:=[.P8]/[.$C$26]" office:value-type="float" office:value="694.444444444444">
            <text:p>694</text:p>
          </table:table-cell>
          <table:table-cell/>
          <table:table-cell table:formula="of:=6*[.B33]" office:value-type="float" office:value="8100">
            <text:p>8100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formula="of:=[.C9]/[.$C$26]" office:value-type="float" office:value="69.4444444444444">
            <text:p>69</text:p>
          </table:table-cell>
          <table:table-cell table:formula="of:=[.D9]/[.$C$26]" office:value-type="float" office:value="86.8055555555556">
            <text:p>87</text:p>
          </table:table-cell>
          <table:table-cell table:formula="of:=[.E9]/[.$C$26]" office:value-type="float" office:value="17.3611111111111">
            <text:p>17</text:p>
          </table:table-cell>
          <table:table-cell table:formula="of:=[.F9]/[.$C$26]" office:value-type="float" office:value="138.888888888889">
            <text:p>139</text:p>
          </table:table-cell>
          <table:table-cell table:formula="of:=[.G9]/[.$C$26]" office:value-type="float" office:value="8.68055555555556">
            <text:p>9</text:p>
          </table:table-cell>
          <table:table-cell table:formula="of:=[.H9]/[.$C$26]" office:value-type="float" office:value="147.569444444444">
            <text:p>148</text:p>
          </table:table-cell>
          <table:table-cell table:number-columns-repeated="3"/>
          <table:table-cell table:formula="of:=[.L9]/[.$C$26]" office:value-type="float" office:value="78.125">
            <text:p>78</text:p>
          </table:table-cell>
          <table:table-cell table:formula="of:=[.M9]/[.$C$26]" office:value-type="float" office:value="156.25">
            <text:p>156</text:p>
          </table:table-cell>
          <table:table-cell table:formula="of:=[.N9]/[.$C$26]" office:value-type="float" office:value="312.5">
            <text:p>313</text:p>
          </table:table-cell>
          <table:table-cell table:formula="of:=[.O9]/[.$C$26]" office:value-type="float" office:value="468.75">
            <text:p>469</text:p>
          </table:table-cell>
          <table:table-cell table:formula="of:=[.P9]/[.$C$26]" office:value-type="float" office:value="625">
            <text:p>625</text:p>
          </table:table-cell>
          <table:table-cell/>
          <table:table-cell table:formula="of:=6*[.B34]" office:value-type="float" office:value="9000">
            <text:p>900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10]/[.$C$26]" office:value-type="float" office:value="52.0833333333333">
            <text:p>52</text:p>
          </table:table-cell>
          <table:table-cell table:formula="of:=[.D10]/[.$C$26]" office:value-type="float" office:value="65.1041666666667">
            <text:p>65</text:p>
          </table:table-cell>
          <table:table-cell table:formula="of:=[.E10]/[.$C$26]" office:value-type="float" office:value="13.0208333333333">
            <text:p>13</text:p>
          </table:table-cell>
          <table:table-cell table:formula="of:=[.F10]/[.$C$26]" office:value-type="float" office:value="104.166666666667">
            <text:p>104</text:p>
          </table:table-cell>
          <table:table-cell table:formula="of:=[.G10]/[.$C$26]" office:value-type="float" office:value="6.51041666666667">
            <text:p>7</text:p>
          </table:table-cell>
          <table:table-cell table:formula="of:=[.H10]/[.$C$26]" office:value-type="float" office:value="110.677083333333">
            <text:p>111</text:p>
          </table:table-cell>
          <table:table-cell table:number-columns-repeated="3"/>
          <table:table-cell table:formula="of:=[.L10]/[.$C$26]" office:value-type="float" office:value="58.59375">
            <text:p>59</text:p>
          </table:table-cell>
          <table:table-cell table:formula="of:=[.M10]/[.$C$26]" office:value-type="float" office:value="117.1875">
            <text:p>117</text:p>
          </table:table-cell>
          <table:table-cell table:formula="of:=[.N10]/[.$C$26]" office:value-type="float" office:value="234.375">
            <text:p>234</text:p>
          </table:table-cell>
          <table:table-cell table:formula="of:=[.O10]/[.$C$26]" office:value-type="float" office:value="351.5625">
            <text:p>352</text:p>
          </table:table-cell>
          <table:table-cell table:formula="of:=[.P10]/[.$C$26]" office:value-type="float" office:value="468.75">
            <text:p>469</text:p>
          </table:table-cell>
          <table:table-cell/>
          <table:table-cell table:formula="of:=6*[.B35]" office:value-type="float" office:value="12000">
            <text:p>12000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formula="of:=[.C11]/[.$C$26]" office:value-type="float" office:value="41.6666666666667">
            <text:p>42</text:p>
          </table:table-cell>
          <table:table-cell table:formula="of:=[.D11]/[.$C$26]" office:value-type="float" office:value="52.0833333333333">
            <text:p>52</text:p>
          </table:table-cell>
          <table:table-cell table:formula="of:=[.E11]/[.$C$26]" office:value-type="float" office:value="10.4166666666667">
            <text:p>10</text:p>
          </table:table-cell>
          <table:table-cell table:formula="of:=[.F11]/[.$C$26]" office:value-type="float" office:value="83.3333333333333">
            <text:p>83</text:p>
          </table:table-cell>
          <table:table-cell table:formula="of:=[.G11]/[.$C$26]" office:value-type="float" office:value="5.20833333333333">
            <text:p>5</text:p>
          </table:table-cell>
          <table:table-cell table:formula="of:=[.H11]/[.$C$26]" office:value-type="float" office:value="88.5416666666667">
            <text:p>89</text:p>
          </table:table-cell>
          <table:table-cell table:number-columns-repeated="3"/>
          <table:table-cell table:formula="of:=[.L11]/[.$C$26]" office:value-type="float" office:value="46.875">
            <text:p>47</text:p>
          </table:table-cell>
          <table:table-cell table:formula="of:=[.M11]/[.$C$26]" office:value-type="float" office:value="93.75">
            <text:p>94</text:p>
          </table:table-cell>
          <table:table-cell table:formula="of:=[.N11]/[.$C$26]" office:value-type="float" office:value="187.5">
            <text:p>188</text:p>
          </table:table-cell>
          <table:table-cell table:formula="of:=[.O11]/[.$C$26]" office:value-type="float" office:value="281.25">
            <text:p>281</text:p>
          </table:table-cell>
          <table:table-cell table:formula="of:=[.P11]/[.$C$26]" office:value-type="float" office:value="375">
            <text:p>375</text:p>
          </table:table-cell>
          <table:table-cell/>
          <table:table-cell table:formula="of:=6*[.B36]" office:value-type="float" office:value="15000">
            <text:p>15000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[.C12]/[.$C$26]" office:value-type="float" office:value="34.7222222222222">
            <text:p>35</text:p>
          </table:table-cell>
          <table:table-cell table:formula="of:=[.D12]/[.$C$26]" office:value-type="float" office:value="43.4027777777778">
            <text:p>43</text:p>
          </table:table-cell>
          <table:table-cell table:formula="of:=[.E12]/[.$C$26]" office:value-type="float" office:value="8.68055555555556">
            <text:p>9</text:p>
          </table:table-cell>
          <table:table-cell table:formula="of:=[.F12]/[.$C$26]" office:value-type="float" office:value="69.4444444444444">
            <text:p>69</text:p>
          </table:table-cell>
          <table:table-cell table:formula="of:=[.G12]/[.$C$26]" office:value-type="float" office:value="4.34027777777778">
            <text:p>4</text:p>
          </table:table-cell>
          <table:table-cell table:formula="of:=[.H12]/[.$C$26]" office:value-type="float" office:value="73.7847222222222">
            <text:p>74</text:p>
          </table:table-cell>
          <table:table-cell table:number-columns-repeated="3"/>
          <table:table-cell table:formula="of:=[.L12]/[.$C$26]" office:value-type="float" office:value="39.0625">
            <text:p>39</text:p>
          </table:table-cell>
          <table:table-cell table:formula="of:=[.M12]/[.$C$26]" office:value-type="float" office:value="78.125">
            <text:p>78</text:p>
          </table:table-cell>
          <table:table-cell table:formula="of:=[.N12]/[.$C$26]" office:value-type="float" office:value="156.25">
            <text:p>156</text:p>
          </table:table-cell>
          <table:table-cell table:formula="of:=[.O12]/[.$C$26]" office:value-type="float" office:value="234.375">
            <text:p>234</text:p>
          </table:table-cell>
          <table:table-cell table:formula="of:=[.P12]/[.$C$26]" office:value-type="float" office:value="312.5">
            <text:p>313</text:p>
          </table:table-cell>
          <table:table-cell/>
          <table:table-cell table:formula="of:=6*[.B37]" office:value-type="float" office:value="18000">
            <text:p>18000</text:p>
          </table:table-cell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[.C13]/[.$C$26]" office:value-type="float" office:value="29.7619047619048">
            <text:p>30</text:p>
          </table:table-cell>
          <table:table-cell table:formula="of:=[.D13]/[.$C$26]" office:value-type="float" office:value="37.202380952381">
            <text:p>37</text:p>
          </table:table-cell>
          <table:table-cell table:formula="of:=[.E13]/[.$C$26]" office:value-type="float" office:value="7.44047619047619">
            <text:p>7</text:p>
          </table:table-cell>
          <table:table-cell table:formula="of:=[.F13]/[.$C$26]" office:value-type="float" office:value="59.5238095238095">
            <text:p>60</text:p>
          </table:table-cell>
          <table:table-cell table:formula="of:=[.G13]/[.$C$26]" office:value-type="float" office:value="3.7202380952381">
            <text:p>4</text:p>
          </table:table-cell>
          <table:table-cell table:formula="of:=[.H13]/[.$C$26]" office:value-type="float" office:value="63.2440476190476">
            <text:p>63</text:p>
          </table:table-cell>
          <table:table-cell table:number-columns-repeated="3"/>
          <table:table-cell table:formula="of:=[.L13]/[.$C$26]" office:value-type="float" office:value="33.4821428571429">
            <text:p>33</text:p>
          </table:table-cell>
          <table:table-cell table:formula="of:=[.M13]/[.$C$26]" office:value-type="float" office:value="66.9642857142857">
            <text:p>67</text:p>
          </table:table-cell>
          <table:table-cell table:formula="of:=[.N13]/[.$C$26]" office:value-type="float" office:value="133.928571428571">
            <text:p>134</text:p>
          </table:table-cell>
          <table:table-cell table:formula="of:=[.O13]/[.$C$26]" office:value-type="float" office:value="200.892857142857">
            <text:p>201</text:p>
          </table:table-cell>
          <table:table-cell table:formula="of:=[.P13]/[.$C$26]" office:value-type="float" office:value="267.857142857143">
            <text:p>268</text:p>
          </table:table-cell>
          <table:table-cell/>
          <table:table-cell table:formula="of:=6*[.B38]" office:value-type="float" office:value="21000">
            <text:p>21000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14]/[.$C$26]" office:value-type="float" office:value="26.0416666666667">
            <text:p>26</text:p>
          </table:table-cell>
          <table:table-cell table:formula="of:=[.D14]/[.$C$26]" office:value-type="float" office:value="32.5520833333333">
            <text:p>33</text:p>
          </table:table-cell>
          <table:table-cell table:formula="of:=[.E14]/[.$C$26]" office:value-type="float" office:value="6.51041666666667">
            <text:p>7</text:p>
          </table:table-cell>
          <table:table-cell table:formula="of:=[.F14]/[.$C$26]" office:value-type="float" office:value="52.0833333333333">
            <text:p>52</text:p>
          </table:table-cell>
          <table:table-cell table:formula="of:=[.G14]/[.$C$26]" office:value-type="float" office:value="3.25520833333333">
            <text:p>3</text:p>
          </table:table-cell>
          <table:table-cell table:formula="of:=[.H14]/[.$C$26]" office:value-type="float" office:value="55.3385416666667">
            <text:p>55</text:p>
          </table:table-cell>
          <table:table-cell table:number-columns-repeated="3"/>
          <table:table-cell table:formula="of:=[.L14]/[.$C$26]" office:value-type="float" office:value="29.296875">
            <text:p>29</text:p>
          </table:table-cell>
          <table:table-cell table:formula="of:=[.M14]/[.$C$26]" office:value-type="float" office:value="58.59375">
            <text:p>59</text:p>
          </table:table-cell>
          <table:table-cell table:formula="of:=[.N14]/[.$C$26]" office:value-type="float" office:value="117.1875">
            <text:p>117</text:p>
          </table:table-cell>
          <table:table-cell table:formula="of:=[.O14]/[.$C$26]" office:value-type="float" office:value="175.78125">
            <text:p>176</text:p>
          </table:table-cell>
          <table:table-cell table:formula="of:=[.P14]/[.$C$26]" office:value-type="float" office:value="234.375">
            <text:p>234</text:p>
          </table:table-cell>
          <table:table-cell/>
          <table:table-cell table:formula="of:=6*[.B39]" office:value-type="float" office:value="24000">
            <text:p>24000</text:p>
          </table:table-cell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formula="of:=[.C15]/[.$C$26]" office:value-type="float" office:value="23.1481481481481">
            <text:p>23</text:p>
          </table:table-cell>
          <table:table-cell table:formula="of:=[.D15]/[.$C$26]" office:value-type="float" office:value="28.9351851851852">
            <text:p>29</text:p>
          </table:table-cell>
          <table:table-cell table:formula="of:=[.E15]/[.$C$26]" office:value-type="float" office:value="5.78703703703704">
            <text:p>6</text:p>
          </table:table-cell>
          <table:table-cell table:formula="of:=[.F15]/[.$C$26]" office:value-type="float" office:value="46.2962962962963">
            <text:p>46</text:p>
          </table:table-cell>
          <table:table-cell table:formula="of:=[.G15]/[.$C$26]" office:value-type="float" office:value="2.89351851851852">
            <text:p>3</text:p>
          </table:table-cell>
          <table:table-cell table:formula="of:=[.H15]/[.$C$26]" office:value-type="float" office:value="49.1898148148148">
            <text:p>49</text:p>
          </table:table-cell>
          <table:table-cell table:number-columns-repeated="3"/>
          <table:table-cell table:formula="of:=[.L15]/[.$C$26]" office:value-type="float" office:value="26.0416666666667">
            <text:p>26</text:p>
          </table:table-cell>
          <table:table-cell table:formula="of:=[.M15]/[.$C$26]" office:value-type="float" office:value="52.0833333333333">
            <text:p>52</text:p>
          </table:table-cell>
          <table:table-cell table:formula="of:=[.N15]/[.$C$26]" office:value-type="float" office:value="104.166666666667">
            <text:p>104</text:p>
          </table:table-cell>
          <table:table-cell table:formula="of:=[.O15]/[.$C$26]" office:value-type="float" office:value="156.25">
            <text:p>156</text:p>
          </table:table-cell>
          <table:table-cell table:formula="of:=[.P15]/[.$C$26]" office:value-type="float" office:value="208.333333333333">
            <text:p>208</text:p>
          </table:table-cell>
          <table:table-cell/>
          <table:table-cell table:formula="of:=6*[.B40]" office:value-type="float" office:value="27000">
            <text:p>27000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C16]/[.$C$26]" office:value-type="float" office:value="20.8333333333333">
            <text:p>21</text:p>
          </table:table-cell>
          <table:table-cell table:formula="of:=[.D16]/[.$C$26]" office:value-type="float" office:value="26.0416666666667">
            <text:p>26</text:p>
          </table:table-cell>
          <table:table-cell table:formula="of:=[.E16]/[.$C$26]" office:value-type="float" office:value="5.20833333333333">
            <text:p>5</text:p>
          </table:table-cell>
          <table:table-cell table:formula="of:=[.F16]/[.$C$26]" office:value-type="float" office:value="41.6666666666667">
            <text:p>42</text:p>
          </table:table-cell>
          <table:table-cell table:formula="of:=[.G16]/[.$C$26]" office:value-type="float" office:value="2.60416666666667">
            <text:p>3</text:p>
          </table:table-cell>
          <table:table-cell table:formula="of:=[.H16]/[.$C$26]" office:value-type="float" office:value="44.2708333333333">
            <text:p>44</text:p>
          </table:table-cell>
          <table:table-cell table:number-columns-repeated="3"/>
          <table:table-cell table:formula="of:=[.L16]/[.$C$26]" office:value-type="float" office:value="23.4375">
            <text:p>23</text:p>
          </table:table-cell>
          <table:table-cell table:formula="of:=[.M16]/[.$C$26]" office:value-type="float" office:value="46.875">
            <text:p>47</text:p>
          </table:table-cell>
          <table:table-cell table:formula="of:=[.N16]/[.$C$26]" office:value-type="float" office:value="93.75">
            <text:p>94</text:p>
          </table:table-cell>
          <table:table-cell table:formula="of:=[.O16]/[.$C$26]" office:value-type="float" office:value="140.625">
            <text:p>141</text:p>
          </table:table-cell>
          <table:table-cell table:formula="of:=[.P16]/[.$C$26]" office:value-type="float" office:value="187.5">
            <text:p>188</text:p>
          </table:table-cell>
          <table:table-cell/>
          <table:table-cell table:formula="of:=6*[.B41]" office:value-type="float" office:value="30000">
            <text:p>30000</text:p>
          </table:table-cell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formula="of:=[.C17]/[.$C$26]" office:value-type="float" office:value="18.9393939393939">
            <text:p>19</text:p>
          </table:table-cell>
          <table:table-cell table:formula="of:=[.D17]/[.$C$26]" office:value-type="float" office:value="23.6742424242424">
            <text:p>24</text:p>
          </table:table-cell>
          <table:table-cell table:formula="of:=[.E17]/[.$C$26]" office:value-type="float" office:value="4.73484848484849">
            <text:p>5</text:p>
          </table:table-cell>
          <table:table-cell table:formula="of:=[.F17]/[.$C$26]" office:value-type="float" office:value="37.8787878787879">
            <text:p>38</text:p>
          </table:table-cell>
          <table:table-cell table:formula="of:=[.G17]/[.$C$26]" office:value-type="float" office:value="2.36742424242424">
            <text:p>2</text:p>
          </table:table-cell>
          <table:table-cell table:formula="of:=[.H17]/[.$C$26]" office:value-type="float" office:value="40.2462121212121">
            <text:p>40</text:p>
          </table:table-cell>
          <table:table-cell table:number-columns-repeated="3"/>
          <table:table-cell table:formula="of:=[.L17]/[.$C$26]" office:value-type="float" office:value="21.3068181818182">
            <text:p>21</text:p>
          </table:table-cell>
          <table:table-cell table:formula="of:=[.M17]/[.$C$26]" office:value-type="float" office:value="42.6136363636364">
            <text:p>43</text:p>
          </table:table-cell>
          <table:table-cell table:formula="of:=[.N17]/[.$C$26]" office:value-type="float" office:value="85.2272727272727">
            <text:p>85</text:p>
          </table:table-cell>
          <table:table-cell table:formula="of:=[.O17]/[.$C$26]" office:value-type="float" office:value="127.840909090909">
            <text:p>128</text:p>
          </table:table-cell>
          <table:table-cell table:formula="of:=[.P17]/[.$C$26]" office:value-type="float" office:value="170.454545454545">
            <text:p>170</text:p>
          </table:table-cell>
          <table:table-cell/>
          <table:table-cell table:formula="of:=6*[.B42]" office:value-type="float" office:value="33000">
            <text:p>33000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formula="of:=[.C18]/[.$C$26]" office:value-type="float" office:value="17.3611111111111">
            <text:p>17</text:p>
          </table:table-cell>
          <table:table-cell table:formula="of:=[.D18]/[.$C$26]" office:value-type="float" office:value="21.7013888888889">
            <text:p>22</text:p>
          </table:table-cell>
          <table:table-cell table:formula="of:=[.E18]/[.$C$26]" office:value-type="float" office:value="4.34027777777778">
            <text:p>4</text:p>
          </table:table-cell>
          <table:table-cell table:formula="of:=[.F18]/[.$C$26]" office:value-type="float" office:value="34.7222222222222">
            <text:p>35</text:p>
          </table:table-cell>
          <table:table-cell table:formula="of:=[.G18]/[.$C$26]" office:value-type="float" office:value="2.17013888888889">
            <text:p>2</text:p>
          </table:table-cell>
          <table:table-cell table:formula="of:=[.H18]/[.$C$26]" office:value-type="float" office:value="36.8923611111111">
            <text:p>37</text:p>
          </table:table-cell>
          <table:table-cell table:number-columns-repeated="3"/>
          <table:table-cell table:formula="of:=[.L18]/[.$C$26]" office:value-type="float" office:value="19.53125">
            <text:p>20</text:p>
          </table:table-cell>
          <table:table-cell table:formula="of:=[.M18]/[.$C$26]" office:value-type="float" office:value="39.0625">
            <text:p>39</text:p>
          </table:table-cell>
          <table:table-cell table:formula="of:=[.N18]/[.$C$26]" office:value-type="float" office:value="78.125">
            <text:p>78</text:p>
          </table:table-cell>
          <table:table-cell table:formula="of:=[.O18]/[.$C$26]" office:value-type="float" office:value="117.1875">
            <text:p>117</text:p>
          </table:table-cell>
          <table:table-cell table:formula="of:=[.P18]/[.$C$26]" office:value-type="float" office:value="156.25">
            <text:p>156</text:p>
          </table:table-cell>
          <table:table-cell/>
          <table:table-cell table:formula="of:=6*[.B43]" office:value-type="float" office:value="36000">
            <text:p>36000</text:p>
          </table:table-cell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formula="of:=[.C19]/[.$C$26]" office:value-type="float" office:value="16.025641025641">
            <text:p>16</text:p>
          </table:table-cell>
          <table:table-cell table:formula="of:=[.D19]/[.$C$26]" office:value-type="float" office:value="20.0320512820513">
            <text:p>20</text:p>
          </table:table-cell>
          <table:table-cell table:formula="of:=[.E19]/[.$C$26]" office:value-type="float" office:value="4.00641025641026">
            <text:p>4</text:p>
          </table:table-cell>
          <table:table-cell table:formula="of:=[.F19]/[.$C$26]" office:value-type="float" office:value="32.0512820512821">
            <text:p>32</text:p>
          </table:table-cell>
          <table:table-cell table:formula="of:=[.G19]/[.$C$26]" office:value-type="float" office:value="2.00320512820513">
            <text:p>2</text:p>
          </table:table-cell>
          <table:table-cell table:formula="of:=[.H19]/[.$C$26]" office:value-type="float" office:value="34.0544871794872">
            <text:p>34</text:p>
          </table:table-cell>
          <table:table-cell table:number-columns-repeated="3"/>
          <table:table-cell table:formula="of:=[.L19]/[.$C$26]" office:value-type="float" office:value="18.0288461538462">
            <text:p>18</text:p>
          </table:table-cell>
          <table:table-cell table:formula="of:=[.M19]/[.$C$26]" office:value-type="float" office:value="36.0576923076923">
            <text:p>36</text:p>
          </table:table-cell>
          <table:table-cell table:formula="of:=[.N19]/[.$C$26]" office:value-type="float" office:value="72.1153846153846">
            <text:p>72</text:p>
          </table:table-cell>
          <table:table-cell table:formula="of:=[.O19]/[.$C$26]" office:value-type="float" office:value="108.173076923077">
            <text:p>108</text:p>
          </table:table-cell>
          <table:table-cell table:formula="of:=[.P19]/[.$C$26]" office:value-type="float" office:value="144.230769230769">
            <text:p>144</text:p>
          </table:table-cell>
          <table:table-cell/>
          <table:table-cell table:formula="of:=6*[.B44]" office:value-type="float" office:value="39000">
            <text:p>39000</text:p>
          </table:table-cell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formula="of:=[.C20]/[.$C$26]" office:value-type="float" office:value="14.8809523809524">
            <text:p>15</text:p>
          </table:table-cell>
          <table:table-cell table:formula="of:=[.D20]/[.$C$26]" office:value-type="float" office:value="18.6011904761905">
            <text:p>19</text:p>
          </table:table-cell>
          <table:table-cell table:formula="of:=[.E20]/[.$C$26]" office:value-type="float" office:value="3.7202380952381">
            <text:p>4</text:p>
          </table:table-cell>
          <table:table-cell table:formula="of:=[.F20]/[.$C$26]" office:value-type="float" office:value="29.7619047619048">
            <text:p>30</text:p>
          </table:table-cell>
          <table:table-cell table:formula="of:=[.G20]/[.$C$26]" office:value-type="float" office:value="1.86011904761905">
            <text:p>2</text:p>
          </table:table-cell>
          <table:table-cell table:formula="of:=[.H20]/[.$C$26]" office:value-type="float" office:value="31.6220238095238">
            <text:p>32</text:p>
          </table:table-cell>
          <table:table-cell table:number-columns-repeated="3"/>
          <table:table-cell table:formula="of:=[.L20]/[.$C$26]" office:value-type="float" office:value="16.7410714285714">
            <text:p>17</text:p>
          </table:table-cell>
          <table:table-cell table:formula="of:=[.M20]/[.$C$26]" office:value-type="float" office:value="33.4821428571429">
            <text:p>33</text:p>
          </table:table-cell>
          <table:table-cell table:formula="of:=[.N20]/[.$C$26]" office:value-type="float" office:value="66.9642857142857">
            <text:p>67</text:p>
          </table:table-cell>
          <table:table-cell table:formula="of:=[.O20]/[.$C$26]" office:value-type="float" office:value="100.446428571429">
            <text:p>100</text:p>
          </table:table-cell>
          <table:table-cell table:formula="of:=[.P20]/[.$C$26]" office:value-type="float" office:value="133.928571428571">
            <text:p>134</text:p>
          </table:table-cell>
          <table:table-cell/>
          <table:table-cell table:formula="of:=6*[.B45]" office:value-type="float" office:value="42000">
            <text:p>42000</text:p>
          </table:table-cell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[.C21]/[.$C$26]" office:value-type="float" office:value="13.8888888888889">
            <text:p>14</text:p>
          </table:table-cell>
          <table:table-cell table:formula="of:=[.D21]/[.$C$26]" office:value-type="float" office:value="17.3611111111111">
            <text:p>17</text:p>
          </table:table-cell>
          <table:table-cell table:formula="of:=[.E21]/[.$C$26]" office:value-type="float" office:value="3.47222222222222">
            <text:p>3</text:p>
          </table:table-cell>
          <table:table-cell table:formula="of:=[.F21]/[.$C$26]" office:value-type="float" office:value="27.7777777777778">
            <text:p>28</text:p>
          </table:table-cell>
          <table:table-cell table:formula="of:=[.G21]/[.$C$26]" office:value-type="float" office:value="1.73611111111111">
            <text:p>2</text:p>
          </table:table-cell>
          <table:table-cell table:formula="of:=[.H21]/[.$C$26]" office:value-type="float" office:value="29.5138888888889">
            <text:p>30</text:p>
          </table:table-cell>
          <table:table-cell table:number-columns-repeated="3"/>
          <table:table-cell table:formula="of:=[.L21]/[.$C$26]" office:value-type="float" office:value="15.625">
            <text:p>16</text:p>
          </table:table-cell>
          <table:table-cell table:formula="of:=[.M21]/[.$C$26]" office:value-type="float" office:value="31.25">
            <text:p>31</text:p>
          </table:table-cell>
          <table:table-cell table:formula="of:=[.N21]/[.$C$26]" office:value-type="float" office:value="62.5">
            <text:p>63</text:p>
          </table:table-cell>
          <table:table-cell table:formula="of:=[.O21]/[.$C$26]" office:value-type="float" office:value="93.75">
            <text:p>94</text:p>
          </table:table-cell>
          <table:table-cell table:formula="of:=[.P21]/[.$C$26]" office:value-type="float" office:value="125">
            <text:p>125</text:p>
          </table:table-cell>
          <table:table-cell/>
          <table:table-cell table:formula="of:=6*[.B46]" office:value-type="float" office:value="45000">
            <text:p>45000</text:p>
          </table:table-cell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formula="of:=[.C22]/[.$C$26]" office:value-type="float" office:value="13.0208333333333">
            <text:p>13</text:p>
          </table:table-cell>
          <table:table-cell table:formula="of:=[.D22]/[.$C$26]" office:value-type="float" office:value="16.2760416666667">
            <text:p>16</text:p>
          </table:table-cell>
          <table:table-cell table:formula="of:=[.E22]/[.$C$26]" office:value-type="float" office:value="3.25520833333333">
            <text:p>3</text:p>
          </table:table-cell>
          <table:table-cell table:formula="of:=[.F22]/[.$C$26]" office:value-type="float" office:value="26.0416666666667">
            <text:p>26</text:p>
          </table:table-cell>
          <table:table-cell table:formula="of:=[.G22]/[.$C$26]" office:value-type="float" office:value="1.62760416666667">
            <text:p>2</text:p>
          </table:table-cell>
          <table:table-cell table:formula="of:=[.H22]/[.$C$26]" office:value-type="float" office:value="27.6692708333333">
            <text:p>28</text:p>
          </table:table-cell>
          <table:table-cell table:number-columns-repeated="3"/>
          <table:table-cell table:formula="of:=[.L22]/[.$C$26]" office:value-type="float" office:value="14.6484375">
            <text:p>15</text:p>
          </table:table-cell>
          <table:table-cell table:formula="of:=[.M22]/[.$C$26]" office:value-type="float" office:value="29.296875">
            <text:p>29</text:p>
          </table:table-cell>
          <table:table-cell table:formula="of:=[.N22]/[.$C$26]" office:value-type="float" office:value="58.59375">
            <text:p>59</text:p>
          </table:table-cell>
          <table:table-cell table:formula="of:=[.O22]/[.$C$26]" office:value-type="float" office:value="87.890625">
            <text:p>88</text:p>
          </table:table-cell>
          <table:table-cell table:formula="of:=[.P22]/[.$C$26]" office:value-type="float" office:value="117.1875">
            <text:p>117</text:p>
          </table:table-cell>
          <table:table-cell/>
          <table:table-cell table:formula="of:=6*[.B47]" office:value-type="float" office:value="48000">
            <text:p>48000</text:p>
          </table:table-cell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[.C23]/[.$C$26]" office:value-type="float" office:value="12.2549019607843">
            <text:p>12</text:p>
          </table:table-cell>
          <table:table-cell table:formula="of:=[.D23]/[.$C$26]" office:value-type="float" office:value="15.3186274509804">
            <text:p>15</text:p>
          </table:table-cell>
          <table:table-cell table:formula="of:=[.E23]/[.$C$26]" office:value-type="float" office:value="3.06372549019608">
            <text:p>3</text:p>
          </table:table-cell>
          <table:table-cell table:formula="of:=[.F23]/[.$C$26]" office:value-type="float" office:value="24.5098039215686">
            <text:p>25</text:p>
          </table:table-cell>
          <table:table-cell table:formula="of:=[.G23]/[.$C$26]" office:value-type="float" office:value="1.53186274509804">
            <text:p>2</text:p>
          </table:table-cell>
          <table:table-cell table:formula="of:=[.H23]/[.$C$26]" office:value-type="float" office:value="26.0416666666667">
            <text:p>26</text:p>
          </table:table-cell>
          <table:table-cell table:number-columns-repeated="3"/>
          <table:table-cell table:formula="of:=[.L23]/[.$C$26]" office:value-type="float" office:value="13.7867647058824">
            <text:p>14</text:p>
          </table:table-cell>
          <table:table-cell table:formula="of:=[.M23]/[.$C$26]" office:value-type="float" office:value="27.5735294117647">
            <text:p>28</text:p>
          </table:table-cell>
          <table:table-cell table:formula="of:=[.N23]/[.$C$26]" office:value-type="float" office:value="55.1470588235294">
            <text:p>55</text:p>
          </table:table-cell>
          <table:table-cell table:formula="of:=[.O23]/[.$C$26]" office:value-type="float" office:value="82.7205882352941">
            <text:p>83</text:p>
          </table:table-cell>
          <table:table-cell table:formula="of:=[.P23]/[.$C$26]" office:value-type="float" office:value="110.294117647059">
            <text:p>110</text:p>
          </table:table-cell>
          <table:table-cell/>
          <table:table-cell table:formula="of:=6*[.B48]" office:value-type="float" office:value="51000">
            <text:p>51000</text:p>
          </table:table-cell>
        </table:table-row>
        <table:table-row table:style-name="ro1" table:number-rows-repeated="2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ps</text:p>
          </table:table-cell>
          <table:table-cell table:style-name="Default" office:value-type="float" office:value="8">
            <text:p>8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t1</text:p>
          </table:table-cell>
          <table:table-cell table:style-name="Default" table:formula="of:=[timers.D6]" office:value-type="float" office:value="0.0000005">
            <text:p>0,0000005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А</text:p>
          </table:table-cell>
          <table:table-cell table:style-name="ce28" office:value-type="string">
            <text:p>Б</text:p>
          </table:table-cell>
          <table:table-cell table:style-name="ce28" office:value-type="string">
            <text:p>В</text:p>
          </table:table-cell>
          <table:table-cell table:style-name="ce28" office:value-type="string">
            <text:p>Г</text:p>
          </table:table-cell>
          <table:table-cell table:style-name="ce28" office:value-type="string">
            <text:p>Д</text:p>
          </table:table-cell>
          <table:table-cell table:style-name="ce28" office:value-type="string">
            <text:p>Е</text:p>
          </table:table-cell>
          <table:table-cell table:style-name="ce28" table:number-columns-repeated="2"/>
          <table:table-cell table:style-name="Default" table:number-columns-repeated="6"/>
          <table:table-cell/>
          <table:table-cell table:style-name="Default" office:value-type="string">
            <text:p>w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5">
            <text:p>85</text:p>
          </table:table-cell>
          <table:table-cell table:style-name="ce9" table:number-columns-repeated="3"/>
          <table:table-cell table:style-name="ce9" office:value-type="float" office:value="45">
            <text:p>45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360">
            <text:p>36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5]/[.$C$52]" office:value-type="float" office:value="38095.2380952381">
            <text:p>38095</text:p>
          </table:table-cell>
          <table:table-cell table:formula="of:=[.D5]/[.$C$52]" office:value-type="float" office:value="47619.0476190476">
            <text:p>47619</text:p>
          </table:table-cell>
          <table:table-cell table:formula="of:=[.E5]/[.$C$52]" office:value-type="float" office:value="9523.80952380953">
            <text:p>9524</text:p>
          </table:table-cell>
          <table:table-cell table:formula="of:=[.F5]/[.$C$52]" office:value-type="float" office:value="76190.4761904762">
            <text:p>76190</text:p>
          </table:table-cell>
          <table:table-cell table:formula="of:=[.G5]/[.$C$52]" office:value-type="float" office:value="4761.90476190476">
            <text:p>4762</text:p>
          </table:table-cell>
          <table:table-cell table:formula="of:=[.H5]/[.$C$52]" office:value-type="float" office:value="80952.380952381">
            <text:p>80952</text:p>
          </table:table-cell>
          <table:table-cell table:number-columns-repeated="3"/>
          <table:table-cell table:formula="of:=[.L5]/[.$C$52]" office:value-type="float" office:value="42857.1428571429">
            <text:p>42857</text:p>
          </table:table-cell>
          <table:table-cell table:formula="of:=[.M5]/[.$C$52]" office:value-type="float" office:value="85714.2857142857">
            <text:p>85714</text:p>
          </table:table-cell>
          <table:table-cell table:formula="of:=[.N5]/[.$C$52]" office:value-type="float" office:value="171428.571428571">
            <text:p>171429</text:p>
          </table:table-cell>
          <table:table-cell table:formula="of:=[.O5]/[.$C$52]" office:value-type="float" office:value="257142.857142857">
            <text:p>257143</text:p>
          </table:table-cell>
          <table:table-cell table:formula="of:=[.P5]/[.$C$52]" office:value-type="float" office:value="342857.142857143">
            <text:p>342857</text:p>
          </table:table-cell>
          <table:table-cell table:style-name="ce38"/>
          <table:table-cell table:style-name="ce38" table:formula="of:=6*[.B56]" office:value-type="float" office:value="2100">
            <text:p>2100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[.C6]/[.$C$52]" office:value-type="float" office:value="19047.6190476191">
            <text:p>19048</text:p>
          </table:table-cell>
          <table:table-cell table:formula="of:=[.D6]/[.$C$52]" office:value-type="float" office:value="23809.5238095238">
            <text:p>23810</text:p>
          </table:table-cell>
          <table:table-cell table:formula="of:=[.E6]/[.$C$52]" office:value-type="float" office:value="4761.90476190476">
            <text:p>4762</text:p>
          </table:table-cell>
          <table:table-cell table:formula="of:=[.F6]/[.$C$52]" office:value-type="float" office:value="38095.2380952381">
            <text:p>38095</text:p>
          </table:table-cell>
          <table:table-cell table:formula="of:=[.G6]/[.$C$52]" office:value-type="float" office:value="2380.95238095238">
            <text:p>2381</text:p>
          </table:table-cell>
          <table:table-cell table:formula="of:=[.H6]/[.$C$52]" office:value-type="float" office:value="40476.1904761905">
            <text:p>40476</text:p>
          </table:table-cell>
          <table:table-cell table:number-columns-repeated="3"/>
          <table:table-cell table:formula="of:=[.L6]/[.$C$52]" office:value-type="float" office:value="21428.5714285714">
            <text:p>21429</text:p>
          </table:table-cell>
          <table:table-cell table:formula="of:=[.M6]/[.$C$52]" office:value-type="float" office:value="42857.1428571429">
            <text:p>42857</text:p>
          </table:table-cell>
          <table:table-cell table:formula="of:=[.N6]/[.$C$52]" office:value-type="float" office:value="85714.2857142857">
            <text:p>85714</text:p>
          </table:table-cell>
          <table:table-cell table:formula="of:=[.O6]/[.$C$52]" office:value-type="float" office:value="128571.428571429">
            <text:p>128571</text:p>
          </table:table-cell>
          <table:table-cell table:formula="of:=[.P6]/[.$C$52]" office:value-type="float" office:value="171428.571428571">
            <text:p>171429</text:p>
          </table:table-cell>
          <table:table-cell/>
          <table:table-cell table:formula="of:=6*[.B57]" office:value-type="float" office:value="4200">
            <text:p>420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7]/[.$C$52]" office:value-type="float" office:value="13333.3333333333">
            <text:p>13333</text:p>
          </table:table-cell>
          <table:table-cell table:formula="of:=[.D7]/[.$C$52]" office:value-type="float" office:value="16666.6666666667">
            <text:p>16667</text:p>
          </table:table-cell>
          <table:table-cell table:formula="of:=[.E7]/[.$C$52]" office:value-type="float" office:value="3333.33333333333">
            <text:p>3333</text:p>
          </table:table-cell>
          <table:table-cell table:formula="of:=[.F7]/[.$C$52]" office:value-type="float" office:value="26666.6666666667">
            <text:p>26667</text:p>
          </table:table-cell>
          <table:table-cell table:formula="of:=[.G7]/[.$C$52]" office:value-type="float" office:value="1666.66666666667">
            <text:p>1667</text:p>
          </table:table-cell>
          <table:table-cell table:formula="of:=[.H7]/[.$C$52]" office:value-type="float" office:value="28333.3333333333">
            <text:p>28333</text:p>
          </table:table-cell>
          <table:table-cell table:number-columns-repeated="3"/>
          <table:table-cell table:formula="of:=[.L7]/[.$C$52]" office:value-type="float" office:value="15000">
            <text:p>15000</text:p>
          </table:table-cell>
          <table:table-cell table:formula="of:=[.M7]/[.$C$52]" office:value-type="float" office:value="30000">
            <text:p>30000</text:p>
          </table:table-cell>
          <table:table-cell table:formula="of:=[.N7]/[.$C$52]" office:value-type="float" office:value="60000">
            <text:p>60000</text:p>
          </table:table-cell>
          <table:table-cell table:formula="of:=[.O7]/[.$C$52]" office:value-type="float" office:value="90000">
            <text:p>90000</text:p>
          </table:table-cell>
          <table:table-cell table:formula="of:=[.P7]/[.$C$52]" office:value-type="float" office:value="120000">
            <text:p>120000</text:p>
          </table:table-cell>
          <table:table-cell/>
          <table:table-cell table:formula="of:=6*[.B58]" office:value-type="float" office:value="6000">
            <text:p>6000</text:p>
          </table:table-cell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formula="of:=[.C8]/[.$C$52]" office:value-type="float" office:value="9876.54320987654">
            <text:p>9877</text:p>
          </table:table-cell>
          <table:table-cell table:formula="of:=[.D8]/[.$C$52]" office:value-type="float" office:value="12345.6790123457">
            <text:p>12346</text:p>
          </table:table-cell>
          <table:table-cell table:formula="of:=[.E8]/[.$C$52]" office:value-type="float" office:value="2469.13580246914">
            <text:p>2469</text:p>
          </table:table-cell>
          <table:table-cell table:formula="of:=[.F8]/[.$C$52]" office:value-type="float" office:value="19753.0864197531">
            <text:p>19753</text:p>
          </table:table-cell>
          <table:table-cell table:formula="of:=[.G8]/[.$C$52]" office:value-type="float" office:value="1234.56790123457">
            <text:p>1235</text:p>
          </table:table-cell>
          <table:table-cell table:formula="of:=[.H8]/[.$C$52]" office:value-type="float" office:value="20987.6543209877">
            <text:p>20988</text:p>
          </table:table-cell>
          <table:table-cell table:number-columns-repeated="3"/>
          <table:table-cell table:formula="of:=[.L8]/[.$C$52]" office:value-type="float" office:value="11111.1111111111">
            <text:p>11111</text:p>
          </table:table-cell>
          <table:table-cell table:formula="of:=[.M8]/[.$C$52]" office:value-type="float" office:value="22222.2222222222">
            <text:p>22222</text:p>
          </table:table-cell>
          <table:table-cell table:formula="of:=[.N8]/[.$C$52]" office:value-type="float" office:value="44444.4444444444">
            <text:p>44444</text:p>
          </table:table-cell>
          <table:table-cell table:formula="of:=[.O8]/[.$C$52]" office:value-type="float" office:value="66666.6666666667">
            <text:p>66667</text:p>
          </table:table-cell>
          <table:table-cell table:formula="of:=[.P8]/[.$C$52]" office:value-type="float" office:value="88888.8888888889">
            <text:p>88889</text:p>
          </table:table-cell>
          <table:table-cell/>
          <table:table-cell table:formula="of:=6*[.B59]" office:value-type="float" office:value="8100">
            <text:p>8100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formula="of:=[.C9]/[.$C$52]" office:value-type="float" office:value="8888.88888888889">
            <text:p>8889</text:p>
          </table:table-cell>
          <table:table-cell table:formula="of:=[.D9]/[.$C$52]" office:value-type="float" office:value="11111.1111111111">
            <text:p>11111</text:p>
          </table:table-cell>
          <table:table-cell table:formula="of:=[.E9]/[.$C$52]" office:value-type="float" office:value="2222.22222222222">
            <text:p>2222</text:p>
          </table:table-cell>
          <table:table-cell table:formula="of:=[.F9]/[.$C$52]" office:value-type="float" office:value="17777.7777777778">
            <text:p>17778</text:p>
          </table:table-cell>
          <table:table-cell table:formula="of:=[.G9]/[.$C$52]" office:value-type="float" office:value="1111.11111111111">
            <text:p>1111</text:p>
          </table:table-cell>
          <table:table-cell table:formula="of:=[.H9]/[.$C$52]" office:value-type="float" office:value="18888.8888888889">
            <text:p>18889</text:p>
          </table:table-cell>
          <table:table-cell table:number-columns-repeated="3"/>
          <table:table-cell table:formula="of:=[.L9]/[.$C$52]" office:value-type="float" office:value="10000">
            <text:p>10000</text:p>
          </table:table-cell>
          <table:table-cell table:formula="of:=[.M9]/[.$C$52]" office:value-type="float" office:value="20000">
            <text:p>20000</text:p>
          </table:table-cell>
          <table:table-cell table:formula="of:=[.N9]/[.$C$52]" office:value-type="float" office:value="40000">
            <text:p>40000</text:p>
          </table:table-cell>
          <table:table-cell table:formula="of:=[.O9]/[.$C$52]" office:value-type="float" office:value="60000">
            <text:p>60000</text:p>
          </table:table-cell>
          <table:table-cell table:formula="of:=[.P9]/[.$C$52]" office:value-type="float" office:value="80000">
            <text:p>80000</text:p>
          </table:table-cell>
          <table:table-cell/>
          <table:table-cell table:formula="of:=6*[.B60]" office:value-type="float" office:value="9000">
            <text:p>900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10]/[.$C$52]" office:value-type="float" office:value="6666.66666666667">
            <text:p>6667</text:p>
          </table:table-cell>
          <table:table-cell table:formula="of:=[.D10]/[.$C$52]" office:value-type="float" office:value="8333.33333333333">
            <text:p>8333</text:p>
          </table:table-cell>
          <table:table-cell table:formula="of:=[.E10]/[.$C$52]" office:value-type="float" office:value="1666.66666666667">
            <text:p>1667</text:p>
          </table:table-cell>
          <table:table-cell table:formula="of:=[.F10]/[.$C$52]" office:value-type="float" office:value="13333.3333333333">
            <text:p>13333</text:p>
          </table:table-cell>
          <table:table-cell table:formula="of:=[.G10]/[.$C$52]" office:value-type="float" office:value="833.333333333333">
            <text:p>833</text:p>
          </table:table-cell>
          <table:table-cell table:formula="of:=[.H10]/[.$C$52]" office:value-type="float" office:value="14166.6666666667">
            <text:p>14167</text:p>
          </table:table-cell>
          <table:table-cell table:number-columns-repeated="3"/>
          <table:table-cell table:formula="of:=[.L10]/[.$C$52]" office:value-type="float" office:value="7500">
            <text:p>7500</text:p>
          </table:table-cell>
          <table:table-cell table:formula="of:=[.M10]/[.$C$52]" office:value-type="float" office:value="15000">
            <text:p>15000</text:p>
          </table:table-cell>
          <table:table-cell table:formula="of:=[.N10]/[.$C$52]" office:value-type="float" office:value="30000">
            <text:p>30000</text:p>
          </table:table-cell>
          <table:table-cell table:formula="of:=[.O10]/[.$C$52]" office:value-type="float" office:value="45000">
            <text:p>45000</text:p>
          </table:table-cell>
          <table:table-cell table:formula="of:=[.P10]/[.$C$52]" office:value-type="float" office:value="60000">
            <text:p>60000</text:p>
          </table:table-cell>
          <table:table-cell/>
          <table:table-cell table:formula="of:=6*[.B61]" office:value-type="float" office:value="12000">
            <text:p>12000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formula="of:=[.C11]/[.$C$52]" office:value-type="float" office:value="5333.33333333333">
            <text:p>5333</text:p>
          </table:table-cell>
          <table:table-cell table:formula="of:=[.D11]/[.$C$52]" office:value-type="float" office:value="6666.66666666667">
            <text:p>6667</text:p>
          </table:table-cell>
          <table:table-cell table:formula="of:=[.E11]/[.$C$52]" office:value-type="float" office:value="1333.33333333333">
            <text:p>1333</text:p>
          </table:table-cell>
          <table:table-cell table:formula="of:=[.F11]/[.$C$52]" office:value-type="float" office:value="10666.6666666667">
            <text:p>10667</text:p>
          </table:table-cell>
          <table:table-cell table:formula="of:=[.G11]/[.$C$52]" office:value-type="float" office:value="666.666666666667">
            <text:p>667</text:p>
          </table:table-cell>
          <table:table-cell table:formula="of:=[.H11]/[.$C$52]" office:value-type="float" office:value="11333.3333333333">
            <text:p>11333</text:p>
          </table:table-cell>
          <table:table-cell table:number-columns-repeated="3"/>
          <table:table-cell table:formula="of:=[.L11]/[.$C$52]" office:value-type="float" office:value="6000">
            <text:p>6000</text:p>
          </table:table-cell>
          <table:table-cell table:formula="of:=[.M11]/[.$C$52]" office:value-type="float" office:value="12000">
            <text:p>12000</text:p>
          </table:table-cell>
          <table:table-cell table:formula="of:=[.N11]/[.$C$52]" office:value-type="float" office:value="24000">
            <text:p>24000</text:p>
          </table:table-cell>
          <table:table-cell table:formula="of:=[.O11]/[.$C$52]" office:value-type="float" office:value="36000">
            <text:p>36000</text:p>
          </table:table-cell>
          <table:table-cell table:formula="of:=[.P11]/[.$C$52]" office:value-type="float" office:value="48000">
            <text:p>48000</text:p>
          </table:table-cell>
          <table:table-cell/>
          <table:table-cell table:formula="of:=6*[.B62]" office:value-type="float" office:value="15000">
            <text:p>15000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[.C12]/[.$C$52]" office:value-type="float" office:value="4444.44444444444">
            <text:p>4444</text:p>
          </table:table-cell>
          <table:table-cell table:formula="of:=[.D12]/[.$C$52]" office:value-type="float" office:value="5555.55555555556">
            <text:p>5556</text:p>
          </table:table-cell>
          <table:table-cell table:formula="of:=[.E12]/[.$C$52]" office:value-type="float" office:value="1111.11111111111">
            <text:p>1111</text:p>
          </table:table-cell>
          <table:table-cell table:formula="of:=[.F12]/[.$C$52]" office:value-type="float" office:value="8888.88888888889">
            <text:p>8889</text:p>
          </table:table-cell>
          <table:table-cell table:formula="of:=[.G12]/[.$C$52]" office:value-type="float" office:value="555.555555555556">
            <text:p>556</text:p>
          </table:table-cell>
          <table:table-cell table:formula="of:=[.H12]/[.$C$52]" office:value-type="float" office:value="9444.44444444444">
            <text:p>9444</text:p>
          </table:table-cell>
          <table:table-cell table:number-columns-repeated="3"/>
          <table:table-cell table:formula="of:=[.L12]/[.$C$52]" office:value-type="float" office:value="5000">
            <text:p>5000</text:p>
          </table:table-cell>
          <table:table-cell table:formula="of:=[.M12]/[.$C$52]" office:value-type="float" office:value="10000">
            <text:p>10000</text:p>
          </table:table-cell>
          <table:table-cell table:formula="of:=[.N12]/[.$C$52]" office:value-type="float" office:value="20000">
            <text:p>20000</text:p>
          </table:table-cell>
          <table:table-cell table:formula="of:=[.O12]/[.$C$52]" office:value-type="float" office:value="30000">
            <text:p>30000</text:p>
          </table:table-cell>
          <table:table-cell table:formula="of:=[.P12]/[.$C$52]" office:value-type="float" office:value="40000">
            <text:p>40000</text:p>
          </table:table-cell>
          <table:table-cell/>
          <table:table-cell table:formula="of:=6*[.B63]" office:value-type="float" office:value="18000">
            <text:p>18000</text:p>
          </table:table-cell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[.C13]/[.$C$52]" office:value-type="float" office:value="3809.52380952381">
            <text:p>3810</text:p>
          </table:table-cell>
          <table:table-cell table:formula="of:=[.D13]/[.$C$52]" office:value-type="float" office:value="4761.90476190476">
            <text:p>4762</text:p>
          </table:table-cell>
          <table:table-cell table:formula="of:=[.E13]/[.$C$52]" office:value-type="float" office:value="952.380952380952">
            <text:p>952</text:p>
          </table:table-cell>
          <table:table-cell table:formula="of:=[.F13]/[.$C$52]" office:value-type="float" office:value="7619.04761904762">
            <text:p>7619</text:p>
          </table:table-cell>
          <table:table-cell table:formula="of:=[.G13]/[.$C$52]" office:value-type="float" office:value="476.190476190476">
            <text:p>476</text:p>
          </table:table-cell>
          <table:table-cell table:formula="of:=[.H13]/[.$C$52]" office:value-type="float" office:value="8095.2380952381">
            <text:p>8095</text:p>
          </table:table-cell>
          <table:table-cell table:number-columns-repeated="3"/>
          <table:table-cell table:formula="of:=[.L13]/[.$C$52]" office:value-type="float" office:value="4285.71428571429">
            <text:p>4286</text:p>
          </table:table-cell>
          <table:table-cell table:formula="of:=[.M13]/[.$C$52]" office:value-type="float" office:value="8571.42857142857">
            <text:p>8571</text:p>
          </table:table-cell>
          <table:table-cell table:formula="of:=[.N13]/[.$C$52]" office:value-type="float" office:value="17142.8571428571">
            <text:p>17143</text:p>
          </table:table-cell>
          <table:table-cell table:formula="of:=[.O13]/[.$C$52]" office:value-type="float" office:value="25714.2857142857">
            <text:p>25714</text:p>
          </table:table-cell>
          <table:table-cell table:formula="of:=[.P13]/[.$C$52]" office:value-type="float" office:value="34285.7142857143">
            <text:p>34286</text:p>
          </table:table-cell>
          <table:table-cell/>
          <table:table-cell table:formula="of:=6*[.B64]" office:value-type="float" office:value="21000">
            <text:p>21000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14]/[.$C$52]" office:value-type="float" office:value="3333.33333333333">
            <text:p>3333</text:p>
          </table:table-cell>
          <table:table-cell table:formula="of:=[.D14]/[.$C$52]" office:value-type="float" office:value="4166.66666666667">
            <text:p>4167</text:p>
          </table:table-cell>
          <table:table-cell table:formula="of:=[.E14]/[.$C$52]" office:value-type="float" office:value="833.333333333333">
            <text:p>833</text:p>
          </table:table-cell>
          <table:table-cell table:formula="of:=[.F14]/[.$C$52]" office:value-type="float" office:value="6666.66666666667">
            <text:p>6667</text:p>
          </table:table-cell>
          <table:table-cell table:formula="of:=[.G14]/[.$C$52]" office:value-type="float" office:value="416.666666666667">
            <text:p>417</text:p>
          </table:table-cell>
          <table:table-cell table:formula="of:=[.H14]/[.$C$52]" office:value-type="float" office:value="7083.33333333333">
            <text:p>7083</text:p>
          </table:table-cell>
          <table:table-cell table:number-columns-repeated="3"/>
          <table:table-cell table:formula="of:=[.L14]/[.$C$52]" office:value-type="float" office:value="3750">
            <text:p>3750</text:p>
          </table:table-cell>
          <table:table-cell table:formula="of:=[.M14]/[.$C$52]" office:value-type="float" office:value="7500">
            <text:p>7500</text:p>
          </table:table-cell>
          <table:table-cell table:formula="of:=[.N14]/[.$C$52]" office:value-type="float" office:value="15000">
            <text:p>15000</text:p>
          </table:table-cell>
          <table:table-cell table:formula="of:=[.O14]/[.$C$52]" office:value-type="float" office:value="22500">
            <text:p>22500</text:p>
          </table:table-cell>
          <table:table-cell table:formula="of:=[.P14]/[.$C$52]" office:value-type="float" office:value="30000">
            <text:p>30000</text:p>
          </table:table-cell>
          <table:table-cell/>
          <table:table-cell table:formula="of:=6*[.B65]" office:value-type="float" office:value="24000">
            <text:p>24000</text:p>
          </table:table-cell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formula="of:=[.C15]/[.$C$52]" office:value-type="float" office:value="2962.96296296296">
            <text:p>2963</text:p>
          </table:table-cell>
          <table:table-cell table:formula="of:=[.D15]/[.$C$52]" office:value-type="float" office:value="3703.7037037037">
            <text:p>3704</text:p>
          </table:table-cell>
          <table:table-cell table:formula="of:=[.E15]/[.$C$52]" office:value-type="float" office:value="740.740740740741">
            <text:p>741</text:p>
          </table:table-cell>
          <table:table-cell table:formula="of:=[.F15]/[.$C$52]" office:value-type="float" office:value="5925.92592592593">
            <text:p>5926</text:p>
          </table:table-cell>
          <table:table-cell table:formula="of:=[.G15]/[.$C$52]" office:value-type="float" office:value="370.37037037037">
            <text:p>370</text:p>
          </table:table-cell>
          <table:table-cell table:formula="of:=[.H15]/[.$C$52]" office:value-type="float" office:value="6296.2962962963">
            <text:p>6296</text:p>
          </table:table-cell>
          <table:table-cell table:number-columns-repeated="3"/>
          <table:table-cell table:formula="of:=[.L15]/[.$C$52]" office:value-type="float" office:value="3333.33333333333">
            <text:p>3333</text:p>
          </table:table-cell>
          <table:table-cell table:formula="of:=[.M15]/[.$C$52]" office:value-type="float" office:value="6666.66666666667">
            <text:p>6667</text:p>
          </table:table-cell>
          <table:table-cell table:formula="of:=[.N15]/[.$C$52]" office:value-type="float" office:value="13333.3333333333">
            <text:p>13333</text:p>
          </table:table-cell>
          <table:table-cell table:formula="of:=[.O15]/[.$C$52]" office:value-type="float" office:value="20000">
            <text:p>20000</text:p>
          </table:table-cell>
          <table:table-cell table:formula="of:=[.P15]/[.$C$52]" office:value-type="float" office:value="26666.6666666667">
            <text:p>26667</text:p>
          </table:table-cell>
          <table:table-cell/>
          <table:table-cell table:formula="of:=6*[.B66]" office:value-type="float" office:value="27000">
            <text:p>27000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C16]/[.$C$52]" office:value-type="float" office:value="2666.66666666667">
            <text:p>2667</text:p>
          </table:table-cell>
          <table:table-cell table:formula="of:=[.D16]/[.$C$52]" office:value-type="float" office:value="3333.33333333333">
            <text:p>3333</text:p>
          </table:table-cell>
          <table:table-cell table:formula="of:=[.E16]/[.$C$52]" office:value-type="float" office:value="666.666666666667">
            <text:p>667</text:p>
          </table:table-cell>
          <table:table-cell table:formula="of:=[.F16]/[.$C$52]" office:value-type="float" office:value="5333.33333333333">
            <text:p>5333</text:p>
          </table:table-cell>
          <table:table-cell table:formula="of:=[.G16]/[.$C$52]" office:value-type="float" office:value="333.333333333333">
            <text:p>333</text:p>
          </table:table-cell>
          <table:table-cell table:formula="of:=[.H16]/[.$C$52]" office:value-type="float" office:value="5666.66666666667">
            <text:p>5667</text:p>
          </table:table-cell>
          <table:table-cell table:number-columns-repeated="3"/>
          <table:table-cell table:formula="of:=[.L16]/[.$C$52]" office:value-type="float" office:value="3000">
            <text:p>3000</text:p>
          </table:table-cell>
          <table:table-cell table:formula="of:=[.M16]/[.$C$52]" office:value-type="float" office:value="6000">
            <text:p>6000</text:p>
          </table:table-cell>
          <table:table-cell table:formula="of:=[.N16]/[.$C$52]" office:value-type="float" office:value="12000">
            <text:p>12000</text:p>
          </table:table-cell>
          <table:table-cell table:formula="of:=[.O16]/[.$C$52]" office:value-type="float" office:value="18000">
            <text:p>18000</text:p>
          </table:table-cell>
          <table:table-cell table:formula="of:=[.P16]/[.$C$52]" office:value-type="float" office:value="24000">
            <text:p>24000</text:p>
          </table:table-cell>
          <table:table-cell/>
          <table:table-cell table:formula="of:=6*[.B67]" office:value-type="float" office:value="30000">
            <text:p>30000</text:p>
          </table:table-cell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formula="of:=[.C17]/[.$C$52]" office:value-type="float" office:value="2424.24242424242">
            <text:p>2424</text:p>
          </table:table-cell>
          <table:table-cell table:formula="of:=[.D17]/[.$C$52]" office:value-type="float" office:value="3030.30303030303">
            <text:p>3030</text:p>
          </table:table-cell>
          <table:table-cell table:formula="of:=[.E17]/[.$C$52]" office:value-type="float" office:value="606.060606060606">
            <text:p>606</text:p>
          </table:table-cell>
          <table:table-cell table:formula="of:=[.F17]/[.$C$52]" office:value-type="float" office:value="4848.48484848485">
            <text:p>4848</text:p>
          </table:table-cell>
          <table:table-cell table:formula="of:=[.G17]/[.$C$52]" office:value-type="float" office:value="303.030303030303">
            <text:p>303</text:p>
          </table:table-cell>
          <table:table-cell table:formula="of:=[.H17]/[.$C$52]" office:value-type="float" office:value="5151.51515151515">
            <text:p>5152</text:p>
          </table:table-cell>
          <table:table-cell table:number-columns-repeated="3"/>
          <table:table-cell table:formula="of:=[.L17]/[.$C$52]" office:value-type="float" office:value="2727.27272727273">
            <text:p>2727</text:p>
          </table:table-cell>
          <table:table-cell table:formula="of:=[.M17]/[.$C$52]" office:value-type="float" office:value="5454.54545454546">
            <text:p>5455</text:p>
          </table:table-cell>
          <table:table-cell table:formula="of:=[.N17]/[.$C$52]" office:value-type="float" office:value="10909.0909090909">
            <text:p>10909</text:p>
          </table:table-cell>
          <table:table-cell table:formula="of:=[.O17]/[.$C$52]" office:value-type="float" office:value="16363.6363636364">
            <text:p>16364</text:p>
          </table:table-cell>
          <table:table-cell table:formula="of:=[.P17]/[.$C$52]" office:value-type="float" office:value="21818.1818181818">
            <text:p>21818</text:p>
          </table:table-cell>
          <table:table-cell/>
          <table:table-cell table:formula="of:=6*[.B68]" office:value-type="float" office:value="33000">
            <text:p>33000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formula="of:=[.C18]/[.$C$52]" office:value-type="float" office:value="2222.22222222222">
            <text:p>2222</text:p>
          </table:table-cell>
          <table:table-cell table:formula="of:=[.D18]/[.$C$52]" office:value-type="float" office:value="2777.77777777778">
            <text:p>2778</text:p>
          </table:table-cell>
          <table:table-cell table:formula="of:=[.E18]/[.$C$52]" office:value-type="float" office:value="555.555555555556">
            <text:p>556</text:p>
          </table:table-cell>
          <table:table-cell table:formula="of:=[.F18]/[.$C$52]" office:value-type="float" office:value="4444.44444444444">
            <text:p>4444</text:p>
          </table:table-cell>
          <table:table-cell table:formula="of:=[.G18]/[.$C$52]" office:value-type="float" office:value="277.777777777778">
            <text:p>278</text:p>
          </table:table-cell>
          <table:table-cell table:formula="of:=[.H18]/[.$C$52]" office:value-type="float" office:value="4722.22222222222">
            <text:p>4722</text:p>
          </table:table-cell>
          <table:table-cell table:number-columns-repeated="3"/>
          <table:table-cell table:formula="of:=[.L18]/[.$C$52]" office:value-type="float" office:value="2500">
            <text:p>2500</text:p>
          </table:table-cell>
          <table:table-cell table:formula="of:=[.M18]/[.$C$52]" office:value-type="float" office:value="5000">
            <text:p>5000</text:p>
          </table:table-cell>
          <table:table-cell table:formula="of:=[.N18]/[.$C$52]" office:value-type="float" office:value="10000">
            <text:p>10000</text:p>
          </table:table-cell>
          <table:table-cell table:formula="of:=[.O18]/[.$C$52]" office:value-type="float" office:value="15000">
            <text:p>15000</text:p>
          </table:table-cell>
          <table:table-cell table:formula="of:=[.P18]/[.$C$52]" office:value-type="float" office:value="20000">
            <text:p>20000</text:p>
          </table:table-cell>
          <table:table-cell/>
          <table:table-cell table:formula="of:=6*[.B69]" office:value-type="float" office:value="36000">
            <text:p>36000</text:p>
          </table:table-cell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formula="of:=[.C19]/[.$C$52]" office:value-type="float" office:value="2051.28205128205">
            <text:p>2051</text:p>
          </table:table-cell>
          <table:table-cell table:formula="of:=[.D19]/[.$C$52]" office:value-type="float" office:value="2564.10256410256">
            <text:p>2564</text:p>
          </table:table-cell>
          <table:table-cell table:formula="of:=[.E19]/[.$C$52]" office:value-type="float" office:value="512.820512820513">
            <text:p>513</text:p>
          </table:table-cell>
          <table:table-cell table:formula="of:=[.F19]/[.$C$52]" office:value-type="float" office:value="4102.5641025641">
            <text:p>4103</text:p>
          </table:table-cell>
          <table:table-cell table:formula="of:=[.G19]/[.$C$52]" office:value-type="float" office:value="256.410256410256">
            <text:p>256</text:p>
          </table:table-cell>
          <table:table-cell table:formula="of:=[.H19]/[.$C$52]" office:value-type="float" office:value="4358.97435897436">
            <text:p>4359</text:p>
          </table:table-cell>
          <table:table-cell table:number-columns-repeated="3"/>
          <table:table-cell table:formula="of:=[.L19]/[.$C$52]" office:value-type="float" office:value="2307.69230769231">
            <text:p>2308</text:p>
          </table:table-cell>
          <table:table-cell table:formula="of:=[.M19]/[.$C$52]" office:value-type="float" office:value="4615.38461538462">
            <text:p>4615</text:p>
          </table:table-cell>
          <table:table-cell table:formula="of:=[.N19]/[.$C$52]" office:value-type="float" office:value="9230.76923076923">
            <text:p>9231</text:p>
          </table:table-cell>
          <table:table-cell table:formula="of:=[.O19]/[.$C$52]" office:value-type="float" office:value="13846.1538461538">
            <text:p>13846</text:p>
          </table:table-cell>
          <table:table-cell table:formula="of:=[.P19]/[.$C$52]" office:value-type="float" office:value="18461.5384615385">
            <text:p>18462</text:p>
          </table:table-cell>
          <table:table-cell/>
          <table:table-cell table:formula="of:=6*[.B70]" office:value-type="float" office:value="39000">
            <text:p>39000</text:p>
          </table:table-cell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formula="of:=[.C20]/[.$C$52]" office:value-type="float" office:value="1904.76190476191">
            <text:p>1905</text:p>
          </table:table-cell>
          <table:table-cell table:formula="of:=[.D20]/[.$C$52]" office:value-type="float" office:value="2380.95238095238">
            <text:p>2381</text:p>
          </table:table-cell>
          <table:table-cell table:formula="of:=[.E20]/[.$C$52]" office:value-type="float" office:value="476.190476190476">
            <text:p>476</text:p>
          </table:table-cell>
          <table:table-cell table:formula="of:=[.F20]/[.$C$52]" office:value-type="float" office:value="3809.52380952381">
            <text:p>3810</text:p>
          </table:table-cell>
          <table:table-cell table:formula="of:=[.G20]/[.$C$52]" office:value-type="float" office:value="238.095238095238">
            <text:p>238</text:p>
          </table:table-cell>
          <table:table-cell table:formula="of:=[.H20]/[.$C$52]" office:value-type="float" office:value="4047.61904761905">
            <text:p>4048</text:p>
          </table:table-cell>
          <table:table-cell table:number-columns-repeated="3"/>
          <table:table-cell table:formula="of:=[.L20]/[.$C$52]" office:value-type="float" office:value="2142.85714285714">
            <text:p>2143</text:p>
          </table:table-cell>
          <table:table-cell table:formula="of:=[.M20]/[.$C$52]" office:value-type="float" office:value="4285.71428571429">
            <text:p>4286</text:p>
          </table:table-cell>
          <table:table-cell table:formula="of:=[.N20]/[.$C$52]" office:value-type="float" office:value="8571.42857142857">
            <text:p>8571</text:p>
          </table:table-cell>
          <table:table-cell table:formula="of:=[.O20]/[.$C$52]" office:value-type="float" office:value="12857.1428571429">
            <text:p>12857</text:p>
          </table:table-cell>
          <table:table-cell table:formula="of:=[.P20]/[.$C$52]" office:value-type="float" office:value="17142.8571428571">
            <text:p>17143</text:p>
          </table:table-cell>
          <table:table-cell/>
          <table:table-cell table:formula="of:=6*[.B71]" office:value-type="float" office:value="42000">
            <text:p>42000</text:p>
          </table:table-cell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[.C21]/[.$C$52]" office:value-type="float" office:value="1777.77777777778">
            <text:p>1778</text:p>
          </table:table-cell>
          <table:table-cell table:formula="of:=[.D21]/[.$C$52]" office:value-type="float" office:value="2222.22222222222">
            <text:p>2222</text:p>
          </table:table-cell>
          <table:table-cell table:formula="of:=[.E21]/[.$C$52]" office:value-type="float" office:value="444.444444444445">
            <text:p>444</text:p>
          </table:table-cell>
          <table:table-cell table:formula="of:=[.F21]/[.$C$52]" office:value-type="float" office:value="3555.55555555556">
            <text:p>3556</text:p>
          </table:table-cell>
          <table:table-cell table:formula="of:=[.G21]/[.$C$52]" office:value-type="float" office:value="222.222222222222">
            <text:p>222</text:p>
          </table:table-cell>
          <table:table-cell table:formula="of:=[.H21]/[.$C$52]" office:value-type="float" office:value="3777.77777777778">
            <text:p>3778</text:p>
          </table:table-cell>
          <table:table-cell table:number-columns-repeated="3"/>
          <table:table-cell table:formula="of:=[.L21]/[.$C$52]" office:value-type="float" office:value="2000">
            <text:p>2000</text:p>
          </table:table-cell>
          <table:table-cell table:formula="of:=[.M21]/[.$C$52]" office:value-type="float" office:value="4000">
            <text:p>4000</text:p>
          </table:table-cell>
          <table:table-cell table:formula="of:=[.N21]/[.$C$52]" office:value-type="float" office:value="8000">
            <text:p>8000</text:p>
          </table:table-cell>
          <table:table-cell table:formula="of:=[.O21]/[.$C$52]" office:value-type="float" office:value="12000">
            <text:p>12000</text:p>
          </table:table-cell>
          <table:table-cell table:formula="of:=[.P21]/[.$C$52]" office:value-type="float" office:value="16000">
            <text:p>16000</text:p>
          </table:table-cell>
          <table:table-cell/>
          <table:table-cell table:formula="of:=6*[.B72]" office:value-type="float" office:value="45000">
            <text:p>45000</text:p>
          </table:table-cell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formula="of:=[.C22]/[.$C$52]" office:value-type="float" office:value="1666.66666666667">
            <text:p>1667</text:p>
          </table:table-cell>
          <table:table-cell table:formula="of:=[.D22]/[.$C$52]" office:value-type="float" office:value="2083.33333333333">
            <text:p>2083</text:p>
          </table:table-cell>
          <table:table-cell table:formula="of:=[.E22]/[.$C$52]" office:value-type="float" office:value="416.666666666667">
            <text:p>417</text:p>
          </table:table-cell>
          <table:table-cell table:formula="of:=[.F22]/[.$C$52]" office:value-type="float" office:value="3333.33333333333">
            <text:p>3333</text:p>
          </table:table-cell>
          <table:table-cell table:formula="of:=[.G22]/[.$C$52]" office:value-type="float" office:value="208.333333333333">
            <text:p>208</text:p>
          </table:table-cell>
          <table:table-cell table:formula="of:=[.H22]/[.$C$52]" office:value-type="float" office:value="3541.66666666667">
            <text:p>3542</text:p>
          </table:table-cell>
          <table:table-cell table:number-columns-repeated="3"/>
          <table:table-cell table:formula="of:=[.L22]/[.$C$52]" office:value-type="float" office:value="1875">
            <text:p>1875</text:p>
          </table:table-cell>
          <table:table-cell table:formula="of:=[.M22]/[.$C$52]" office:value-type="float" office:value="3750">
            <text:p>3750</text:p>
          </table:table-cell>
          <table:table-cell table:formula="of:=[.N22]/[.$C$52]" office:value-type="float" office:value="7500">
            <text:p>7500</text:p>
          </table:table-cell>
          <table:table-cell table:formula="of:=[.O22]/[.$C$52]" office:value-type="float" office:value="11250">
            <text:p>11250</text:p>
          </table:table-cell>
          <table:table-cell table:formula="of:=[.P22]/[.$C$52]" office:value-type="float" office:value="15000">
            <text:p>15000</text:p>
          </table:table-cell>
          <table:table-cell/>
          <table:table-cell table:formula="of:=6*[.B73]" office:value-type="float" office:value="48000">
            <text:p>48000</text:p>
          </table:table-cell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[.C23]/[.$C$52]" office:value-type="float" office:value="1568.62745098039">
            <text:p>1569</text:p>
          </table:table-cell>
          <table:table-cell table:formula="of:=[.D23]/[.$C$52]" office:value-type="float" office:value="1960.78431372549">
            <text:p>1961</text:p>
          </table:table-cell>
          <table:table-cell table:formula="of:=[.E23]/[.$C$52]" office:value-type="float" office:value="392.156862745098">
            <text:p>392</text:p>
          </table:table-cell>
          <table:table-cell table:formula="of:=[.F23]/[.$C$52]" office:value-type="float" office:value="3137.25490196078">
            <text:p>3137</text:p>
          </table:table-cell>
          <table:table-cell table:formula="of:=[.G23]/[.$C$52]" office:value-type="float" office:value="196.078431372549">
            <text:p>196</text:p>
          </table:table-cell>
          <table:table-cell table:formula="of:=[.H23]/[.$C$52]" office:value-type="float" office:value="3333.33333333333">
            <text:p>3333</text:p>
          </table:table-cell>
          <table:table-cell table:number-columns-repeated="3"/>
          <table:table-cell table:formula="of:=[.L23]/[.$C$52]" office:value-type="float" office:value="1764.70588235294">
            <text:p>1765</text:p>
          </table:table-cell>
          <table:table-cell table:formula="of:=[.M23]/[.$C$52]" office:value-type="float" office:value="3529.41176470588">
            <text:p>3529</text:p>
          </table:table-cell>
          <table:table-cell table:formula="of:=[.N23]/[.$C$52]" office:value-type="float" office:value="7058.82352941176">
            <text:p>7059</text:p>
          </table:table-cell>
          <table:table-cell table:formula="of:=[.O23]/[.$C$52]" office:value-type="float" office:value="10588.2352941176">
            <text:p>10588</text:p>
          </table:table-cell>
          <table:table-cell table:formula="of:=[.P23]/[.$C$52]" office:value-type="float" office:value="14117.6470588235">
            <text:p>14118</text:p>
          </table:table-cell>
          <table:table-cell/>
          <table:table-cell table:formula="of:=6*[.B74]" office:value-type="float" office:value="51000">
            <text:p>51000</text:p>
          </table:table-cell>
        </table:table-row>
        <table:table-row table:style-name="ro1" table:number-rows-repeated="4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Default" office:value-type="float" office:value="1267">
            <text:p>1267</text:p>
          </table:table-cell>
          <table:table-cell table:style-name="Default" table:formula="of:=[.$C$4]/[.$R79]" office:value-type="float" office:value="0.00526177321757432">
            <text:p>0,0052617732</text:p>
          </table:table-cell>
          <table:table-cell table:style-name="Default" table:formula="of:=[.D$4]/[.$R79]" office:value-type="float" office:value="0.0065772165219679">
            <text:p>0,0065772165</text:p>
          </table:table-cell>
          <table:table-cell table:style-name="Default" table:formula="of:=[.E$4]/[.$R79]" office:value-type="float" office:value="0.00131544330439358">
            <text:p>0,0013154433</text:p>
          </table:table-cell>
          <table:table-cell table:style-name="Default" table:formula="of:=[.F$4]/[.$R79]" office:value-type="float" office:value="0.0105235464351486">
            <text:p>0,0105235464</text:p>
          </table:table-cell>
          <table:table-cell table:style-name="Default" table:formula="of:=[.G$4]/[.$R79]" office:value-type="float" office:value="0.00065772165219679">
            <text:p>0,0006577217</text:p>
          </table:table-cell>
          <table:table-cell table:style-name="Default" table:formula="of:=[.H$4]/[.$R79]" office:value-type="float" office:value="0.0111812680873454">
            <text:p>0,0111812681</text:p>
          </table:table-cell>
          <table:table-cell table:style-name="Default" table:number-columns-repeated="8"/>
          <table:table-cell/>
          <table:table-cell table:style-name="Default" table:formula="of:=6*[.B79]" office:value-type="float" office:value="7602">
            <text:p>7602</text:p>
          </table:table-cell>
        </table:table-row>
        <table:table-row table:style-name="ro1">
          <table:table-cell/>
          <table:table-cell table:style-name="Default"/>
          <table:table-cell table:style-name="Default" table:formula="of:=[.C79]/[.$C$52]" office:value-type="float" office:value="10523.5464351486">
            <text:p>10523,5464351486</text:p>
          </table:table-cell>
          <table:table-cell table:style-name="Default" table:formula="of:=[.D79]/[.$C$52]" office:value-type="float" office:value="13154.4330439358">
            <text:p>13154,4330439358</text:p>
          </table:table-cell>
          <table:table-cell table:style-name="Default" table:formula="of:=[.E79]/[.$C$52]" office:value-type="float" office:value="2630.88660878716">
            <text:p>2630,8866087872</text:p>
          </table:table-cell>
          <table:table-cell table:style-name="Default" table:formula="of:=[.F79]/[.$C$52]" office:value-type="float" office:value="21047.0928702973">
            <text:p>21047,0928702973</text:p>
          </table:table-cell>
          <table:table-cell table:style-name="Default" table:formula="of:=[.G79]/[.$C$52]" office:value-type="float" office:value="1315.44330439358">
            <text:p>1315,4433043936</text:p>
          </table:table-cell>
          <table:table-cell table:style-name="Default" table:formula="of:=[.H79]/[.$C$52]" office:value-type="float" office:value="22362.5361746909">
            <text:p>22362,5361746909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 table:number-rows-repeated="6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ps</text:p>
          </table:table-cell>
          <table:table-cell table:style-name="ce41" office:value-type="float" office:value="50">
            <text:p>50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t1</text:p>
          </table:table-cell>
          <table:table-cell table:style-name="Default" table:formula="of:=[timers.I6]" office:value-type="float" office:value="0.000000694444444444445">
            <text:p>6,94444444444445E-007</text:p>
          </table:table-cell>
          <table:table-cell table:style-name="Default" table:number-columns-repeated="1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А</text:p>
          </table:table-cell>
          <table:table-cell table:style-name="ce28" office:value-type="string">
            <text:p>Б</text:p>
          </table:table-cell>
          <table:table-cell table:style-name="ce28" office:value-type="string">
            <text:p>В</text:p>
          </table:table-cell>
          <table:table-cell table:style-name="ce28" office:value-type="string">
            <text:p>Г</text:p>
          </table:table-cell>
          <table:table-cell table:style-name="ce28" office:value-type="string">
            <text:p>Д</text:p>
          </table:table-cell>
          <table:table-cell table:style-name="ce28" office:value-type="string">
            <text:p>Е</text:p>
          </table:table-cell>
          <table:table-cell table:style-name="ce28" table:number-columns-repeated="2"/>
          <table:table-cell table:style-name="Default" table:number-columns-repeated="6"/>
          <table:table-cell/>
          <table:table-cell table:style-name="Default" office:value-type="string">
            <text:p>w</text:p>
          </table:table-cell>
        </table:table-row>
        <table:table-row table:style-name="ro1">
          <table:table-cell/>
          <table:table-cell table:style-name="Default"/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5">
            <text:p>85</text:p>
          </table:table-cell>
          <table:table-cell table:style-name="ce9" table:number-columns-repeated="3"/>
          <table:table-cell table:style-name="ce9" office:value-type="float" office:value="45">
            <text:p>45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360">
            <text:p>36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5]/[.$C$88]" office:value-type="float" office:value="27428.5714285714">
            <text:p>27429</text:p>
          </table:table-cell>
          <table:table-cell table:formula="of:=[.D5]/[.$C$88]" office:value-type="float" office:value="34285.7142857143">
            <text:p>34286</text:p>
          </table:table-cell>
          <table:table-cell table:formula="of:=[.E5]/[.$C$88]" office:value-type="float" office:value="6857.14285714286">
            <text:p>6857</text:p>
          </table:table-cell>
          <table:table-cell table:formula="of:=[.F5]/[.$C$88]" office:value-type="float" office:value="54857.1428571429">
            <text:p>54857</text:p>
          </table:table-cell>
          <table:table-cell table:formula="of:=[.G5]/[.$C$88]" office:value-type="float" office:value="3428.57142857143">
            <text:p>3429</text:p>
          </table:table-cell>
          <table:table-cell table:formula="of:=[.H5]/[.$C$88]" office:value-type="float" office:value="58285.7142857143">
            <text:p>58286</text:p>
          </table:table-cell>
          <table:table-cell table:number-columns-repeated="3"/>
          <table:table-cell table:formula="of:=[.L5]/[.$C$88]" office:value-type="float" office:value="30857.1428571429">
            <text:p>30857</text:p>
          </table:table-cell>
          <table:table-cell table:formula="of:=[.M5]/[.$C$88]" office:value-type="float" office:value="61714.2857142857">
            <text:p>61714</text:p>
          </table:table-cell>
          <table:table-cell table:formula="of:=[.N5]/[.$C$88]" office:value-type="float" office:value="123428.571428571">
            <text:p>123429</text:p>
          </table:table-cell>
          <table:table-cell table:formula="of:=[.O5]/[.$C$88]" office:value-type="float" office:value="185142.857142857">
            <text:p>185143</text:p>
          </table:table-cell>
          <table:table-cell table:formula="of:=[.P5]/[.$C$88]" office:value-type="float" office:value="246857.142857143">
            <text:p>246857</text:p>
          </table:table-cell>
          <table:table-cell table:style-name="ce38"/>
          <table:table-cell table:style-name="ce38" table:formula="of:=6*[.B92]" office:value-type="float" office:value="2100">
            <text:p>2100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[.C6]/[.$C$88]" office:value-type="float" office:value="13714.2857142857">
            <text:p>13714</text:p>
          </table:table-cell>
          <table:table-cell table:formula="of:=[.D6]/[.$C$88]" office:value-type="float" office:value="17142.8571428571">
            <text:p>17143</text:p>
          </table:table-cell>
          <table:table-cell table:formula="of:=[.E6]/[.$C$88]" office:value-type="float" office:value="3428.57142857143">
            <text:p>3429</text:p>
          </table:table-cell>
          <table:table-cell table:formula="of:=[.F6]/[.$C$88]" office:value-type="float" office:value="27428.5714285714">
            <text:p>27429</text:p>
          </table:table-cell>
          <table:table-cell table:formula="of:=[.G6]/[.$C$88]" office:value-type="float" office:value="1714.28571428571">
            <text:p>1714</text:p>
          </table:table-cell>
          <table:table-cell table:formula="of:=[.H6]/[.$C$88]" office:value-type="float" office:value="29142.8571428571">
            <text:p>29143</text:p>
          </table:table-cell>
          <table:table-cell table:number-columns-repeated="3"/>
          <table:table-cell table:formula="of:=[.L6]/[.$C$88]" office:value-type="float" office:value="15428.5714285714">
            <text:p>15429</text:p>
          </table:table-cell>
          <table:table-cell table:formula="of:=[.M6]/[.$C$88]" office:value-type="float" office:value="30857.1428571429">
            <text:p>30857</text:p>
          </table:table-cell>
          <table:table-cell table:formula="of:=[.N6]/[.$C$88]" office:value-type="float" office:value="61714.2857142857">
            <text:p>61714</text:p>
          </table:table-cell>
          <table:table-cell table:formula="of:=[.O6]/[.$C$88]" office:value-type="float" office:value="92571.4285714285">
            <text:p>92571</text:p>
          </table:table-cell>
          <table:table-cell table:formula="of:=[.P6]/[.$C$88]" office:value-type="float" office:value="123428.571428571">
            <text:p>123429</text:p>
          </table:table-cell>
          <table:table-cell/>
          <table:table-cell table:formula="of:=6*[.B93]" office:value-type="float" office:value="4200">
            <text:p>4200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7]/[.$C$88]" office:value-type="float" office:value="9600">
            <text:p>9600</text:p>
          </table:table-cell>
          <table:table-cell table:formula="of:=[.D7]/[.$C$88]" office:value-type="float" office:value="12000">
            <text:p>12000</text:p>
          </table:table-cell>
          <table:table-cell table:formula="of:=[.E7]/[.$C$88]" office:value-type="float" office:value="2400">
            <text:p>2400</text:p>
          </table:table-cell>
          <table:table-cell table:formula="of:=[.F7]/[.$C$88]" office:value-type="float" office:value="19200">
            <text:p>19200</text:p>
          </table:table-cell>
          <table:table-cell table:formula="of:=[.G7]/[.$C$88]" office:value-type="float" office:value="1200">
            <text:p>1200</text:p>
          </table:table-cell>
          <table:table-cell table:formula="of:=[.H7]/[.$C$88]" office:value-type="float" office:value="20400">
            <text:p>20400</text:p>
          </table:table-cell>
          <table:table-cell table:number-columns-repeated="3"/>
          <table:table-cell table:formula="of:=[.L7]/[.$C$88]" office:value-type="float" office:value="10800">
            <text:p>10800</text:p>
          </table:table-cell>
          <table:table-cell table:formula="of:=[.M7]/[.$C$88]" office:value-type="float" office:value="21600">
            <text:p>21600</text:p>
          </table:table-cell>
          <table:table-cell table:formula="of:=[.N7]/[.$C$88]" office:value-type="float" office:value="43200">
            <text:p>43200</text:p>
          </table:table-cell>
          <table:table-cell table:formula="of:=[.O7]/[.$C$88]" office:value-type="float" office:value="64800">
            <text:p>64800</text:p>
          </table:table-cell>
          <table:table-cell table:formula="of:=[.P7]/[.$C$88]" office:value-type="float" office:value="86400">
            <text:p>86400</text:p>
          </table:table-cell>
          <table:table-cell/>
          <table:table-cell table:formula="of:=6*[.B94]" office:value-type="float" office:value="6000">
            <text:p>6000</text:p>
          </table:table-cell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formula="of:=[.C8]/[.$C$88]" office:value-type="float" office:value="7111.11111111111">
            <text:p>7111</text:p>
          </table:table-cell>
          <table:table-cell table:formula="of:=[.D8]/[.$C$88]" office:value-type="float" office:value="8888.88888888889">
            <text:p>8889</text:p>
          </table:table-cell>
          <table:table-cell table:formula="of:=[.E8]/[.$C$88]" office:value-type="float" office:value="1777.77777777778">
            <text:p>1778</text:p>
          </table:table-cell>
          <table:table-cell table:formula="of:=[.F8]/[.$C$88]" office:value-type="float" office:value="14222.2222222222">
            <text:p>14222</text:p>
          </table:table-cell>
          <table:table-cell table:formula="of:=[.G8]/[.$C$88]" office:value-type="float" office:value="888.888888888889">
            <text:p>889</text:p>
          </table:table-cell>
          <table:table-cell table:formula="of:=[.H8]/[.$C$88]" office:value-type="float" office:value="15111.1111111111">
            <text:p>15111</text:p>
          </table:table-cell>
          <table:table-cell table:number-columns-repeated="3"/>
          <table:table-cell table:formula="of:=[.L8]/[.$C$88]" office:value-type="float" office:value="8000">
            <text:p>8000</text:p>
          </table:table-cell>
          <table:table-cell table:formula="of:=[.M8]/[.$C$88]" office:value-type="float" office:value="16000">
            <text:p>16000</text:p>
          </table:table-cell>
          <table:table-cell table:formula="of:=[.N8]/[.$C$88]" office:value-type="float" office:value="32000">
            <text:p>32000</text:p>
          </table:table-cell>
          <table:table-cell table:formula="of:=[.O8]/[.$C$88]" office:value-type="float" office:value="48000">
            <text:p>48000</text:p>
          </table:table-cell>
          <table:table-cell table:formula="of:=[.P8]/[.$C$88]" office:value-type="float" office:value="64000">
            <text:p>64000</text:p>
          </table:table-cell>
          <table:table-cell/>
          <table:table-cell table:formula="of:=6*[.B95]" office:value-type="float" office:value="8100">
            <text:p>8100</text:p>
          </table:table-cell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formula="of:=[.C9]/[.$C$88]" office:value-type="float" office:value="6400">
            <text:p>6400</text:p>
          </table:table-cell>
          <table:table-cell table:formula="of:=[.D9]/[.$C$88]" office:value-type="float" office:value="8000">
            <text:p>8000</text:p>
          </table:table-cell>
          <table:table-cell table:formula="of:=[.E9]/[.$C$88]" office:value-type="float" office:value="1600">
            <text:p>1600</text:p>
          </table:table-cell>
          <table:table-cell table:formula="of:=[.F9]/[.$C$88]" office:value-type="float" office:value="12800">
            <text:p>12800</text:p>
          </table:table-cell>
          <table:table-cell table:formula="of:=[.G9]/[.$C$88]" office:value-type="float" office:value="800">
            <text:p>800</text:p>
          </table:table-cell>
          <table:table-cell table:formula="of:=[.H9]/[.$C$88]" office:value-type="float" office:value="13600">
            <text:p>13600</text:p>
          </table:table-cell>
          <table:table-cell table:number-columns-repeated="3"/>
          <table:table-cell table:formula="of:=[.L9]/[.$C$88]" office:value-type="float" office:value="7200">
            <text:p>7200</text:p>
          </table:table-cell>
          <table:table-cell table:formula="of:=[.M9]/[.$C$88]" office:value-type="float" office:value="14400">
            <text:p>14400</text:p>
          </table:table-cell>
          <table:table-cell table:formula="of:=[.N9]/[.$C$88]" office:value-type="float" office:value="28800">
            <text:p>28800</text:p>
          </table:table-cell>
          <table:table-cell table:formula="of:=[.O9]/[.$C$88]" office:value-type="float" office:value="43200">
            <text:p>43200</text:p>
          </table:table-cell>
          <table:table-cell table:formula="of:=[.P9]/[.$C$88]" office:value-type="float" office:value="57600">
            <text:p>57600</text:p>
          </table:table-cell>
          <table:table-cell/>
          <table:table-cell table:formula="of:=6*[.B96]" office:value-type="float" office:value="9000">
            <text:p>900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10]/[.$C$88]" office:value-type="float" office:value="4800">
            <text:p>4800</text:p>
          </table:table-cell>
          <table:table-cell table:formula="of:=[.D10]/[.$C$88]" office:value-type="float" office:value="6000">
            <text:p>6000</text:p>
          </table:table-cell>
          <table:table-cell table:formula="of:=[.E10]/[.$C$88]" office:value-type="float" office:value="1200">
            <text:p>1200</text:p>
          </table:table-cell>
          <table:table-cell table:formula="of:=[.F10]/[.$C$88]" office:value-type="float" office:value="9600">
            <text:p>9600</text:p>
          </table:table-cell>
          <table:table-cell table:formula="of:=[.G10]/[.$C$88]" office:value-type="float" office:value="600">
            <text:p>600</text:p>
          </table:table-cell>
          <table:table-cell table:formula="of:=[.H10]/[.$C$88]" office:value-type="float" office:value="10200">
            <text:p>10200</text:p>
          </table:table-cell>
          <table:table-cell table:number-columns-repeated="3"/>
          <table:table-cell table:formula="of:=[.L10]/[.$C$88]" office:value-type="float" office:value="5400">
            <text:p>5400</text:p>
          </table:table-cell>
          <table:table-cell table:formula="of:=[.M10]/[.$C$88]" office:value-type="float" office:value="10800">
            <text:p>10800</text:p>
          </table:table-cell>
          <table:table-cell table:formula="of:=[.N10]/[.$C$88]" office:value-type="float" office:value="21600">
            <text:p>21600</text:p>
          </table:table-cell>
          <table:table-cell table:formula="of:=[.O10]/[.$C$88]" office:value-type="float" office:value="32400">
            <text:p>32400</text:p>
          </table:table-cell>
          <table:table-cell table:formula="of:=[.P10]/[.$C$88]" office:value-type="float" office:value="43200">
            <text:p>43200</text:p>
          </table:table-cell>
          <table:table-cell/>
          <table:table-cell table:formula="of:=6*[.B97]" office:value-type="float" office:value="12000">
            <text:p>12000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formula="of:=[.C11]/[.$C$88]" office:value-type="float" office:value="3840">
            <text:p>3840</text:p>
          </table:table-cell>
          <table:table-cell table:formula="of:=[.D11]/[.$C$88]" office:value-type="float" office:value="4800">
            <text:p>4800</text:p>
          </table:table-cell>
          <table:table-cell table:formula="of:=[.E11]/[.$C$88]" office:value-type="float" office:value="960">
            <text:p>960</text:p>
          </table:table-cell>
          <table:table-cell table:formula="of:=[.F11]/[.$C$88]" office:value-type="float" office:value="7680">
            <text:p>7680</text:p>
          </table:table-cell>
          <table:table-cell table:formula="of:=[.G11]/[.$C$88]" office:value-type="float" office:value="480">
            <text:p>480</text:p>
          </table:table-cell>
          <table:table-cell table:formula="of:=[.H11]/[.$C$88]" office:value-type="float" office:value="8160">
            <text:p>8160</text:p>
          </table:table-cell>
          <table:table-cell table:number-columns-repeated="3"/>
          <table:table-cell table:formula="of:=[.L11]/[.$C$88]" office:value-type="float" office:value="4320">
            <text:p>4320</text:p>
          </table:table-cell>
          <table:table-cell table:formula="of:=[.M11]/[.$C$88]" office:value-type="float" office:value="8640">
            <text:p>8640</text:p>
          </table:table-cell>
          <table:table-cell table:formula="of:=[.N11]/[.$C$88]" office:value-type="float" office:value="17280">
            <text:p>17280</text:p>
          </table:table-cell>
          <table:table-cell table:formula="of:=[.O11]/[.$C$88]" office:value-type="float" office:value="25920">
            <text:p>25920</text:p>
          </table:table-cell>
          <table:table-cell table:formula="of:=[.P11]/[.$C$88]" office:value-type="float" office:value="34560">
            <text:p>34560</text:p>
          </table:table-cell>
          <table:table-cell/>
          <table:table-cell table:formula="of:=6*[.B98]" office:value-type="float" office:value="15000">
            <text:p>15000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[.C12]/[.$C$88]" office:value-type="float" office:value="3200">
            <text:p>3200</text:p>
          </table:table-cell>
          <table:table-cell table:formula="of:=[.D12]/[.$C$88]" office:value-type="float" office:value="4000">
            <text:p>4000</text:p>
          </table:table-cell>
          <table:table-cell table:formula="of:=[.E12]/[.$C$88]" office:value-type="float" office:value="800">
            <text:p>800</text:p>
          </table:table-cell>
          <table:table-cell table:formula="of:=[.F12]/[.$C$88]" office:value-type="float" office:value="6400">
            <text:p>6400</text:p>
          </table:table-cell>
          <table:table-cell table:formula="of:=[.G12]/[.$C$88]" office:value-type="float" office:value="400">
            <text:p>400</text:p>
          </table:table-cell>
          <table:table-cell table:formula="of:=[.H12]/[.$C$88]" office:value-type="float" office:value="6800">
            <text:p>6800</text:p>
          </table:table-cell>
          <table:table-cell table:number-columns-repeated="3"/>
          <table:table-cell table:formula="of:=[.L12]/[.$C$88]" office:value-type="float" office:value="3600">
            <text:p>3600</text:p>
          </table:table-cell>
          <table:table-cell table:formula="of:=[.M12]/[.$C$88]" office:value-type="float" office:value="7200">
            <text:p>7200</text:p>
          </table:table-cell>
          <table:table-cell table:formula="of:=[.N12]/[.$C$88]" office:value-type="float" office:value="14400">
            <text:p>14400</text:p>
          </table:table-cell>
          <table:table-cell table:formula="of:=[.O12]/[.$C$88]" office:value-type="float" office:value="21600">
            <text:p>21600</text:p>
          </table:table-cell>
          <table:table-cell table:formula="of:=[.P12]/[.$C$88]" office:value-type="float" office:value="28800">
            <text:p>28800</text:p>
          </table:table-cell>
          <table:table-cell/>
          <table:table-cell table:formula="of:=6*[.B99]" office:value-type="float" office:value="18000">
            <text:p>18000</text:p>
          </table:table-cell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[.C13]/[.$C$88]" office:value-type="float" office:value="2742.85714285714">
            <text:p>2743</text:p>
          </table:table-cell>
          <table:table-cell table:formula="of:=[.D13]/[.$C$88]" office:value-type="float" office:value="3428.57142857143">
            <text:p>3429</text:p>
          </table:table-cell>
          <table:table-cell table:formula="of:=[.E13]/[.$C$88]" office:value-type="float" office:value="685.714285714286">
            <text:p>686</text:p>
          </table:table-cell>
          <table:table-cell table:formula="of:=[.F13]/[.$C$88]" office:value-type="float" office:value="5485.71428571429">
            <text:p>5486</text:p>
          </table:table-cell>
          <table:table-cell table:formula="of:=[.G13]/[.$C$88]" office:value-type="float" office:value="342.857142857143">
            <text:p>343</text:p>
          </table:table-cell>
          <table:table-cell table:formula="of:=[.H13]/[.$C$88]" office:value-type="float" office:value="5828.57142857143">
            <text:p>5829</text:p>
          </table:table-cell>
          <table:table-cell table:number-columns-repeated="3"/>
          <table:table-cell table:formula="of:=[.L13]/[.$C$88]" office:value-type="float" office:value="3085.71428571429">
            <text:p>3086</text:p>
          </table:table-cell>
          <table:table-cell table:formula="of:=[.M13]/[.$C$88]" office:value-type="float" office:value="6171.42857142857">
            <text:p>6171</text:p>
          </table:table-cell>
          <table:table-cell table:formula="of:=[.N13]/[.$C$88]" office:value-type="float" office:value="12342.8571428571">
            <text:p>12343</text:p>
          </table:table-cell>
          <table:table-cell table:formula="of:=[.O13]/[.$C$88]" office:value-type="float" office:value="18514.2857142857">
            <text:p>18514</text:p>
          </table:table-cell>
          <table:table-cell table:formula="of:=[.P13]/[.$C$88]" office:value-type="float" office:value="24685.7142857143">
            <text:p>24686</text:p>
          </table:table-cell>
          <table:table-cell/>
          <table:table-cell table:formula="of:=6*[.B100]" office:value-type="float" office:value="21000">
            <text:p>21000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14]/[.$C$88]" office:value-type="float" office:value="2400">
            <text:p>2400</text:p>
          </table:table-cell>
          <table:table-cell table:formula="of:=[.D14]/[.$C$88]" office:value-type="float" office:value="3000">
            <text:p>3000</text:p>
          </table:table-cell>
          <table:table-cell table:formula="of:=[.E14]/[.$C$88]" office:value-type="float" office:value="600">
            <text:p>600</text:p>
          </table:table-cell>
          <table:table-cell table:formula="of:=[.F14]/[.$C$88]" office:value-type="float" office:value="4800">
            <text:p>4800</text:p>
          </table:table-cell>
          <table:table-cell table:formula="of:=[.G14]/[.$C$88]" office:value-type="float" office:value="300">
            <text:p>300</text:p>
          </table:table-cell>
          <table:table-cell table:formula="of:=[.H14]/[.$C$88]" office:value-type="float" office:value="5100">
            <text:p>5100</text:p>
          </table:table-cell>
          <table:table-cell table:number-columns-repeated="3"/>
          <table:table-cell table:formula="of:=[.L14]/[.$C$88]" office:value-type="float" office:value="2700">
            <text:p>2700</text:p>
          </table:table-cell>
          <table:table-cell table:formula="of:=[.M14]/[.$C$88]" office:value-type="float" office:value="5400">
            <text:p>5400</text:p>
          </table:table-cell>
          <table:table-cell table:formula="of:=[.N14]/[.$C$88]" office:value-type="float" office:value="10800">
            <text:p>10800</text:p>
          </table:table-cell>
          <table:table-cell table:formula="of:=[.O14]/[.$C$88]" office:value-type="float" office:value="16200">
            <text:p>16200</text:p>
          </table:table-cell>
          <table:table-cell table:formula="of:=[.P14]/[.$C$88]" office:value-type="float" office:value="21600">
            <text:p>21600</text:p>
          </table:table-cell>
          <table:table-cell/>
          <table:table-cell table:formula="of:=6*[.B101]" office:value-type="float" office:value="24000">
            <text:p>24000</text:p>
          </table:table-cell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formula="of:=[.C15]/[.$C$88]" office:value-type="float" office:value="2133.33333333333">
            <text:p>2133</text:p>
          </table:table-cell>
          <table:table-cell table:formula="of:=[.D15]/[.$C$88]" office:value-type="float" office:value="2666.66666666667">
            <text:p>2667</text:p>
          </table:table-cell>
          <table:table-cell table:formula="of:=[.E15]/[.$C$88]" office:value-type="float" office:value="533.333333333333">
            <text:p>533</text:p>
          </table:table-cell>
          <table:table-cell table:formula="of:=[.F15]/[.$C$88]" office:value-type="float" office:value="4266.66666666667">
            <text:p>4267</text:p>
          </table:table-cell>
          <table:table-cell table:formula="of:=[.G15]/[.$C$88]" office:value-type="float" office:value="266.666666666667">
            <text:p>267</text:p>
          </table:table-cell>
          <table:table-cell table:formula="of:=[.H15]/[.$C$88]" office:value-type="float" office:value="4533.33333333333">
            <text:p>4533</text:p>
          </table:table-cell>
          <table:table-cell table:number-columns-repeated="3"/>
          <table:table-cell table:formula="of:=[.L15]/[.$C$88]" office:value-type="float" office:value="2400">
            <text:p>2400</text:p>
          </table:table-cell>
          <table:table-cell table:formula="of:=[.M15]/[.$C$88]" office:value-type="float" office:value="4800">
            <text:p>4800</text:p>
          </table:table-cell>
          <table:table-cell table:formula="of:=[.N15]/[.$C$88]" office:value-type="float" office:value="9600">
            <text:p>9600</text:p>
          </table:table-cell>
          <table:table-cell table:formula="of:=[.O15]/[.$C$88]" office:value-type="float" office:value="14400">
            <text:p>14400</text:p>
          </table:table-cell>
          <table:table-cell table:formula="of:=[.P15]/[.$C$88]" office:value-type="float" office:value="19200">
            <text:p>19200</text:p>
          </table:table-cell>
          <table:table-cell/>
          <table:table-cell table:formula="of:=6*[.B102]" office:value-type="float" office:value="27000">
            <text:p>27000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C16]/[.$C$88]" office:value-type="float" office:value="1920">
            <text:p>1920</text:p>
          </table:table-cell>
          <table:table-cell table:formula="of:=[.D16]/[.$C$88]" office:value-type="float" office:value="2400">
            <text:p>2400</text:p>
          </table:table-cell>
          <table:table-cell table:formula="of:=[.E16]/[.$C$88]" office:value-type="float" office:value="480">
            <text:p>480</text:p>
          </table:table-cell>
          <table:table-cell table:formula="of:=[.F16]/[.$C$88]" office:value-type="float" office:value="3840">
            <text:p>3840</text:p>
          </table:table-cell>
          <table:table-cell table:formula="of:=[.G16]/[.$C$88]" office:value-type="float" office:value="240">
            <text:p>240</text:p>
          </table:table-cell>
          <table:table-cell table:formula="of:=[.H16]/[.$C$88]" office:value-type="float" office:value="4080">
            <text:p>4080</text:p>
          </table:table-cell>
          <table:table-cell table:number-columns-repeated="3"/>
          <table:table-cell table:formula="of:=[.L16]/[.$C$88]" office:value-type="float" office:value="2160">
            <text:p>2160</text:p>
          </table:table-cell>
          <table:table-cell table:formula="of:=[.M16]/[.$C$88]" office:value-type="float" office:value="4320">
            <text:p>4320</text:p>
          </table:table-cell>
          <table:table-cell table:formula="of:=[.N16]/[.$C$88]" office:value-type="float" office:value="8640">
            <text:p>8640</text:p>
          </table:table-cell>
          <table:table-cell table:formula="of:=[.O16]/[.$C$88]" office:value-type="float" office:value="12960">
            <text:p>12960</text:p>
          </table:table-cell>
          <table:table-cell table:formula="of:=[.P16]/[.$C$88]" office:value-type="float" office:value="17280">
            <text:p>17280</text:p>
          </table:table-cell>
          <table:table-cell/>
          <table:table-cell table:formula="of:=6*[.B103]" office:value-type="float" office:value="30000">
            <text:p>30000</text:p>
          </table:table-cell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formula="of:=[.C17]/[.$C$88]" office:value-type="float" office:value="1745.45454545455">
            <text:p>1745</text:p>
          </table:table-cell>
          <table:table-cell table:formula="of:=[.D17]/[.$C$88]" office:value-type="float" office:value="2181.81818181818">
            <text:p>2182</text:p>
          </table:table-cell>
          <table:table-cell table:formula="of:=[.E17]/[.$C$88]" office:value-type="float" office:value="436.363636363636">
            <text:p>436</text:p>
          </table:table-cell>
          <table:table-cell table:formula="of:=[.F17]/[.$C$88]" office:value-type="float" office:value="3490.90909090909">
            <text:p>3491</text:p>
          </table:table-cell>
          <table:table-cell table:formula="of:=[.G17]/[.$C$88]" office:value-type="float" office:value="218.181818181818">
            <text:p>218</text:p>
          </table:table-cell>
          <table:table-cell table:formula="of:=[.H17]/[.$C$88]" office:value-type="float" office:value="3709.09090909091">
            <text:p>3709</text:p>
          </table:table-cell>
          <table:table-cell table:number-columns-repeated="3"/>
          <table:table-cell table:formula="of:=[.L17]/[.$C$88]" office:value-type="float" office:value="1963.63636363636">
            <text:p>1964</text:p>
          </table:table-cell>
          <table:table-cell table:formula="of:=[.M17]/[.$C$88]" office:value-type="float" office:value="3927.27272727273">
            <text:p>3927</text:p>
          </table:table-cell>
          <table:table-cell table:formula="of:=[.N17]/[.$C$88]" office:value-type="float" office:value="7854.54545454546">
            <text:p>7855</text:p>
          </table:table-cell>
          <table:table-cell table:formula="of:=[.O17]/[.$C$88]" office:value-type="float" office:value="11781.8181818182">
            <text:p>11782</text:p>
          </table:table-cell>
          <table:table-cell table:formula="of:=[.P17]/[.$C$88]" office:value-type="float" office:value="15709.0909090909">
            <text:p>15709</text:p>
          </table:table-cell>
          <table:table-cell/>
          <table:table-cell table:formula="of:=6*[.B104]" office:value-type="float" office:value="33000">
            <text:p>33000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formula="of:=[.C18]/[.$C$88]" office:value-type="float" office:value="1600">
            <text:p>1600</text:p>
          </table:table-cell>
          <table:table-cell table:formula="of:=[.D18]/[.$C$88]" office:value-type="float" office:value="2000">
            <text:p>2000</text:p>
          </table:table-cell>
          <table:table-cell table:formula="of:=[.E18]/[.$C$88]" office:value-type="float" office:value="400">
            <text:p>400</text:p>
          </table:table-cell>
          <table:table-cell table:formula="of:=[.F18]/[.$C$88]" office:value-type="float" office:value="3200">
            <text:p>3200</text:p>
          </table:table-cell>
          <table:table-cell table:formula="of:=[.G18]/[.$C$88]" office:value-type="float" office:value="200">
            <text:p>200</text:p>
          </table:table-cell>
          <table:table-cell table:formula="of:=[.H18]/[.$C$88]" office:value-type="float" office:value="3400">
            <text:p>3400</text:p>
          </table:table-cell>
          <table:table-cell table:number-columns-repeated="3"/>
          <table:table-cell table:formula="of:=[.L18]/[.$C$88]" office:value-type="float" office:value="1800">
            <text:p>1800</text:p>
          </table:table-cell>
          <table:table-cell table:formula="of:=[.M18]/[.$C$88]" office:value-type="float" office:value="3600">
            <text:p>3600</text:p>
          </table:table-cell>
          <table:table-cell table:formula="of:=[.N18]/[.$C$88]" office:value-type="float" office:value="7200">
            <text:p>7200</text:p>
          </table:table-cell>
          <table:table-cell table:formula="of:=[.O18]/[.$C$88]" office:value-type="float" office:value="10800">
            <text:p>10800</text:p>
          </table:table-cell>
          <table:table-cell table:formula="of:=[.P18]/[.$C$88]" office:value-type="float" office:value="14400">
            <text:p>14400</text:p>
          </table:table-cell>
          <table:table-cell/>
          <table:table-cell table:formula="of:=6*[.B105]" office:value-type="float" office:value="36000">
            <text:p>36000</text:p>
          </table:table-cell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formula="of:=[.C19]/[.$C$88]" office:value-type="float" office:value="1476.92307692308">
            <text:p>1477</text:p>
          </table:table-cell>
          <table:table-cell table:formula="of:=[.D19]/[.$C$88]" office:value-type="float" office:value="1846.15384615385">
            <text:p>1846</text:p>
          </table:table-cell>
          <table:table-cell table:formula="of:=[.E19]/[.$C$88]" office:value-type="float" office:value="369.230769230769">
            <text:p>369</text:p>
          </table:table-cell>
          <table:table-cell table:formula="of:=[.F19]/[.$C$88]" office:value-type="float" office:value="2953.84615384615">
            <text:p>2954</text:p>
          </table:table-cell>
          <table:table-cell table:formula="of:=[.G19]/[.$C$88]" office:value-type="float" office:value="184.615384615385">
            <text:p>185</text:p>
          </table:table-cell>
          <table:table-cell table:formula="of:=[.H19]/[.$C$88]" office:value-type="float" office:value="3138.46153846154">
            <text:p>3138</text:p>
          </table:table-cell>
          <table:table-cell table:number-columns-repeated="3"/>
          <table:table-cell table:formula="of:=[.L19]/[.$C$88]" office:value-type="float" office:value="1661.53846153846">
            <text:p>1662</text:p>
          </table:table-cell>
          <table:table-cell table:formula="of:=[.M19]/[.$C$88]" office:value-type="float" office:value="3323.07692307692">
            <text:p>3323</text:p>
          </table:table-cell>
          <table:table-cell table:formula="of:=[.N19]/[.$C$88]" office:value-type="float" office:value="6646.15384615385">
            <text:p>6646</text:p>
          </table:table-cell>
          <table:table-cell table:formula="of:=[.O19]/[.$C$88]" office:value-type="float" office:value="9969.23076923077">
            <text:p>9969</text:p>
          </table:table-cell>
          <table:table-cell table:formula="of:=[.P19]/[.$C$88]" office:value-type="float" office:value="13292.3076923077">
            <text:p>13292</text:p>
          </table:table-cell>
          <table:table-cell/>
          <table:table-cell table:formula="of:=6*[.B106]" office:value-type="float" office:value="39000">
            <text:p>39000</text:p>
          </table:table-cell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formula="of:=[.C20]/[.$C$88]" office:value-type="float" office:value="1371.42857142857">
            <text:p>1371</text:p>
          </table:table-cell>
          <table:table-cell table:formula="of:=[.D20]/[.$C$88]" office:value-type="float" office:value="1714.28571428571">
            <text:p>1714</text:p>
          </table:table-cell>
          <table:table-cell table:formula="of:=[.E20]/[.$C$88]" office:value-type="float" office:value="342.857142857143">
            <text:p>343</text:p>
          </table:table-cell>
          <table:table-cell table:formula="of:=[.F20]/[.$C$88]" office:value-type="float" office:value="2742.85714285714">
            <text:p>2743</text:p>
          </table:table-cell>
          <table:table-cell table:formula="of:=[.G20]/[.$C$88]" office:value-type="float" office:value="171.428571428571">
            <text:p>171</text:p>
          </table:table-cell>
          <table:table-cell table:formula="of:=[.H20]/[.$C$88]" office:value-type="float" office:value="2914.28571428571">
            <text:p>2914</text:p>
          </table:table-cell>
          <table:table-cell table:number-columns-repeated="3"/>
          <table:table-cell table:formula="of:=[.L20]/[.$C$88]" office:value-type="float" office:value="1542.85714285714">
            <text:p>1543</text:p>
          </table:table-cell>
          <table:table-cell table:formula="of:=[.M20]/[.$C$88]" office:value-type="float" office:value="3085.71428571429">
            <text:p>3086</text:p>
          </table:table-cell>
          <table:table-cell table:formula="of:=[.N20]/[.$C$88]" office:value-type="float" office:value="6171.42857142857">
            <text:p>6171</text:p>
          </table:table-cell>
          <table:table-cell table:formula="of:=[.O20]/[.$C$88]" office:value-type="float" office:value="9257.14285714286">
            <text:p>9257</text:p>
          </table:table-cell>
          <table:table-cell table:formula="of:=[.P20]/[.$C$88]" office:value-type="float" office:value="12342.8571428571">
            <text:p>12343</text:p>
          </table:table-cell>
          <table:table-cell/>
          <table:table-cell table:formula="of:=6*[.B107]" office:value-type="float" office:value="42000">
            <text:p>42000</text:p>
          </table:table-cell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[.C21]/[.$C$88]" office:value-type="float" office:value="1280">
            <text:p>1280</text:p>
          </table:table-cell>
          <table:table-cell table:formula="of:=[.D21]/[.$C$88]" office:value-type="float" office:value="1600">
            <text:p>1600</text:p>
          </table:table-cell>
          <table:table-cell table:formula="of:=[.E21]/[.$C$88]" office:value-type="float" office:value="320">
            <text:p>320</text:p>
          </table:table-cell>
          <table:table-cell table:formula="of:=[.F21]/[.$C$88]" office:value-type="float" office:value="2560">
            <text:p>2560</text:p>
          </table:table-cell>
          <table:table-cell table:formula="of:=[.G21]/[.$C$88]" office:value-type="float" office:value="160">
            <text:p>160</text:p>
          </table:table-cell>
          <table:table-cell table:formula="of:=[.H21]/[.$C$88]" office:value-type="float" office:value="2720">
            <text:p>2720</text:p>
          </table:table-cell>
          <table:table-cell table:number-columns-repeated="3"/>
          <table:table-cell table:formula="of:=[.L21]/[.$C$88]" office:value-type="float" office:value="1440">
            <text:p>1440</text:p>
          </table:table-cell>
          <table:table-cell table:formula="of:=[.M21]/[.$C$88]" office:value-type="float" office:value="2880">
            <text:p>2880</text:p>
          </table:table-cell>
          <table:table-cell table:formula="of:=[.N21]/[.$C$88]" office:value-type="float" office:value="5760">
            <text:p>5760</text:p>
          </table:table-cell>
          <table:table-cell table:formula="of:=[.O21]/[.$C$88]" office:value-type="float" office:value="8640">
            <text:p>8640</text:p>
          </table:table-cell>
          <table:table-cell table:formula="of:=[.P21]/[.$C$88]" office:value-type="float" office:value="11520">
            <text:p>11520</text:p>
          </table:table-cell>
          <table:table-cell/>
          <table:table-cell table:formula="of:=6*[.B108]" office:value-type="float" office:value="45000">
            <text:p>45000</text:p>
          </table:table-cell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formula="of:=[.C22]/[.$C$88]" office:value-type="float" office:value="1200">
            <text:p>1200</text:p>
          </table:table-cell>
          <table:table-cell table:formula="of:=[.D22]/[.$C$88]" office:value-type="float" office:value="1500">
            <text:p>1500</text:p>
          </table:table-cell>
          <table:table-cell table:formula="of:=[.E22]/[.$C$88]" office:value-type="float" office:value="300">
            <text:p>300</text:p>
          </table:table-cell>
          <table:table-cell table:formula="of:=[.F22]/[.$C$88]" office:value-type="float" office:value="2400">
            <text:p>2400</text:p>
          </table:table-cell>
          <table:table-cell table:formula="of:=[.G22]/[.$C$88]" office:value-type="float" office:value="150">
            <text:p>150</text:p>
          </table:table-cell>
          <table:table-cell table:formula="of:=[.H22]/[.$C$88]" office:value-type="float" office:value="2550">
            <text:p>2550</text:p>
          </table:table-cell>
          <table:table-cell table:number-columns-repeated="3"/>
          <table:table-cell table:formula="of:=[.L22]/[.$C$88]" office:value-type="float" office:value="1350">
            <text:p>1350</text:p>
          </table:table-cell>
          <table:table-cell table:formula="of:=[.M22]/[.$C$88]" office:value-type="float" office:value="2700">
            <text:p>2700</text:p>
          </table:table-cell>
          <table:table-cell table:formula="of:=[.N22]/[.$C$88]" office:value-type="float" office:value="5400">
            <text:p>5400</text:p>
          </table:table-cell>
          <table:table-cell table:formula="of:=[.O22]/[.$C$88]" office:value-type="float" office:value="8100">
            <text:p>8100</text:p>
          </table:table-cell>
          <table:table-cell table:formula="of:=[.P22]/[.$C$88]" office:value-type="float" office:value="10800">
            <text:p>10800</text:p>
          </table:table-cell>
          <table:table-cell/>
          <table:table-cell table:formula="of:=6*[.B109]" office:value-type="float" office:value="48000">
            <text:p>48000</text:p>
          </table:table-cell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[.C23]/[.$C$88]" office:value-type="float" office:value="1129.41176470588">
            <text:p>1129</text:p>
          </table:table-cell>
          <table:table-cell table:formula="of:=[.D23]/[.$C$88]" office:value-type="float" office:value="1411.76470588235">
            <text:p>1412</text:p>
          </table:table-cell>
          <table:table-cell table:formula="of:=[.E23]/[.$C$88]" office:value-type="float" office:value="282.352941176471">
            <text:p>282</text:p>
          </table:table-cell>
          <table:table-cell table:formula="of:=[.F23]/[.$C$88]" office:value-type="float" office:value="2258.82352941176">
            <text:p>2259</text:p>
          </table:table-cell>
          <table:table-cell table:formula="of:=[.G23]/[.$C$88]" office:value-type="float" office:value="141.176470588235">
            <text:p>141</text:p>
          </table:table-cell>
          <table:table-cell table:formula="of:=[.H23]/[.$C$88]" office:value-type="float" office:value="2400">
            <text:p>2400</text:p>
          </table:table-cell>
          <table:table-cell table:number-columns-repeated="3"/>
          <table:table-cell table:formula="of:=[.L23]/[.$C$88]" office:value-type="float" office:value="1270.58823529412">
            <text:p>1271</text:p>
          </table:table-cell>
          <table:table-cell table:formula="of:=[.M23]/[.$C$88]" office:value-type="float" office:value="2541.17647058824">
            <text:p>2541</text:p>
          </table:table-cell>
          <table:table-cell table:formula="of:=[.N23]/[.$C$88]" office:value-type="float" office:value="5082.35294117647">
            <text:p>5082</text:p>
          </table:table-cell>
          <table:table-cell table:formula="of:=[.O23]/[.$C$88]" office:value-type="float" office:value="7623.52941176471">
            <text:p>7624</text:p>
          </table:table-cell>
          <table:table-cell table:formula="of:=[.P23]/[.$C$88]" office:value-type="float" office:value="10164.7058823529">
            <text:p>10165</text:p>
          </table:table-cell>
          <table:table-cell/>
          <table:table-cell table:formula="of:=6*[.B110]" office:value-type="float" office:value="51000">
            <text:p>51000</text:p>
          </table:table-cell>
        </table:table-row>
      </table:table>
      <table:table table:name="timers" table:style-name="ta1" table:print="false">
        <table:table-column table:style-name="co8" table:default-cell-style-name="Default"/>
        <table:table-column table:style-name="co8" table:default-cell-style-name="ce6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5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65" office:value-type="string">
            <text:p>f in Hz</text:p>
          </table:table-cell>
          <table:table-cell table:style-name="ce41" office:value-type="float" office:value="16000000">
            <text:p>16000000</text:p>
          </table:table-cell>
          <table:table-cell/>
          <table:table-cell table:style-name="ce68"/>
          <table:table-cell table:style-name="ce64"/>
          <table:table-cell/>
          <table:table-cell table:style-name="ce69" office:value-type="float" office:value="72000000">
            <text:p>72000000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table:number-columns-spanned="1" table:number-rows-spanned="5">
            <text:p>16 bit</text:p>
          </table:table-cell>
          <table:table-cell office:value-type="string">
            <text:p>ps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64">
            <text:p>64</text:p>
          </table:table-cell>
          <table:table-cell table:style-name="ce66" office:value-type="float" office:value="256">
            <text:p>256</text:p>
          </table:table-cell>
          <table:table-cell table:style-name="ce66" office:value-type="float" office:value="1024">
            <text:p>1024</text:p>
          </table:table-cell>
          <table:table-cell/>
          <table:table-cell table:style-name="ce70" office:value-type="float" office:value="50">
            <text:p>50</text:p>
          </table:table-cell>
        </table:table-row>
        <table:table-row table:style-name="ro1">
          <table:covered-table-cell/>
          <table:table-cell office:value-type="string">
            <text:p>T</text:p>
          </table:table-cell>
          <table:table-cell table:style-name="ce67" table:formula="of:=[.C5]/[.$D$3]" office:value-type="float" office:value="0.0000000625">
            <text:p>0,00000006</text:p>
          </table:table-cell>
          <table:table-cell table:style-name="ce67" table:formula="of:=[.D5]/[.$D$3]" office:value-type="float" office:value="0.0000005">
            <text:p>0,00000050</text:p>
          </table:table-cell>
          <table:table-cell table:style-name="ce67" table:formula="of:=[.E5]/[.$D$3]" office:value-type="float" office:value="0.000004">
            <text:p>0,00000400</text:p>
          </table:table-cell>
          <table:table-cell table:style-name="ce67" table:formula="of:=[.F5]/[.$D$3]" office:value-type="float" office:value="0.000016">
            <text:p>0,00001600</text:p>
          </table:table-cell>
          <table:table-cell table:style-name="ce67" table:formula="of:=[.G5]/[.$D$3]" office:value-type="float" office:value="0.000064">
            <text:p>0,00006400</text:p>
          </table:table-cell>
          <table:table-cell table:style-name="ce67"/>
          <table:table-cell table:style-name="ce71" table:formula="of:=[.I5]/[.$I$3]" office:value-type="float" office:value="0.000000694444444444445">
            <text:p>0,000000694</text:p>
          </table:table-cell>
        </table:table-row>
        <table:table-row table:style-name="ro1">
          <table:covered-table-cell/>
          <table:table-cell office:value-type="string">
            <text:p>t_max</text:p>
          </table:table-cell>
          <table:table-cell table:style-name="ce67" table:formula="of:=[.C6]*((2^16) -1)" office:value-type="float" office:value="0.0040959375">
            <text:p>0,00409594</text:p>
          </table:table-cell>
          <table:table-cell table:style-name="ce67" table:formula="of:=[.D6]*((2^16) -1)" office:value-type="float" office:value="0.0327675">
            <text:p>0,03276750</text:p>
          </table:table-cell>
          <table:table-cell table:style-name="ce67" table:formula="of:=[.E6]*((2^16) -1)" office:value-type="float" office:value="0.26214">
            <text:p>0,26214000</text:p>
          </table:table-cell>
          <table:table-cell table:style-name="ce67" table:formula="of:=[.F6]*((2^16) -1)" office:value-type="float" office:value="1.04856">
            <text:p>1,04856000</text:p>
          </table:table-cell>
          <table:table-cell table:style-name="ce67" table:formula="of:=[.G6]*((2^16) -1)" office:value-type="float" office:value="4.19424">
            <text:p>4,19424000</text:p>
          </table:table-cell>
          <table:table-cell table:style-name="ce67"/>
          <table:table-cell table:style-name="ce71" table:formula="of:=[.I6]*((2^16) -1)" office:value-type="float" office:value="0.0455104166666667">
            <text:p>0,045510417</text:p>
          </table:table-cell>
        </table:table-row>
        <table:table-row table:style-name="ro1">
          <table:covered-table-cell/>
          <table:table-cell office:value-type="string">
            <text:p>r_min</text:p>
          </table:table-cell>
          <table:table-cell table:style-name="ce64" table:formula="of:=51000*[.C6]" office:value-type="float" office:value="0.0031875">
            <text:p>0,0031875</text:p>
          </table:table-cell>
          <table:table-cell table:style-name="ce64" table:formula="of:=51000*[.D6]" office:value-type="float" office:value="0.0255">
            <text:p>0,0255</text:p>
          </table:table-cell>
          <table:table-cell table:style-name="ce64" table:formula="of:=51000*[.E6]" office:value-type="float" office:value="0.204">
            <text:p>0,204</text:p>
          </table:table-cell>
          <table:table-cell table:style-name="ce64" table:formula="of:=51000*[.F6]" office:value-type="float" office:value="0.816">
            <text:p>0,816</text:p>
          </table:table-cell>
          <table:table-cell table:style-name="ce64" table:formula="of:=51000*[.G6]" office:value-type="float" office:value="3.264">
            <text:p>3,264</text:p>
          </table:table-cell>
          <table:table-cell table:style-name="ce64"/>
          <table:table-cell table:style-name="ce71" table:formula="of:=51000*[.I6]" office:value-type="float" office:value="0.0354166666666667">
            <text:p>0,035416667</text:p>
          </table:table-cell>
        </table:table-row>
        <table:table-row table:style-name="ro1">
          <table:covered-table-cell/>
          <table:table-cell office:value-type="string">
            <text:p>r_avg</text:p>
          </table:table-cell>
          <table:table-cell table:style-name="ce64" table:formula="of:=30000*[.C6]" office:value-type="float" office:value="0.001875">
            <text:p>0,001875</text:p>
          </table:table-cell>
          <table:table-cell table:style-name="ce64" table:formula="of:=30000*[.D6]" office:value-type="float" office:value="0.015">
            <text:p>0,015</text:p>
          </table:table-cell>
          <table:table-cell table:style-name="ce64" table:formula="of:=30000*[.E6]" office:value-type="float" office:value="0.12">
            <text:p>0,12</text:p>
          </table:table-cell>
          <table:table-cell table:style-name="ce64" table:formula="of:=30000*[.F6]" office:value-type="float" office:value="0.48">
            <text:p>0,48</text:p>
          </table:table-cell>
          <table:table-cell table:style-name="ce64" table:formula="of:=30000*[.G6]" office:value-type="float" office:value="1.92">
            <text:p>1,92</text:p>
          </table:table-cell>
          <table:table-cell table:style-name="ce64"/>
          <table:table-cell table:style-name="ce71" table:formula="of:=30000*[.I6]" office:value-type="float" office:value="0.0208333333333333">
            <text:p>0,02083333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table:number-columns-spanned="1" table:number-rows-spanned="5">
            <text:p>8 bit</text:p>
          </table:table-cell>
          <table:table-cell office:value-type="string">
            <text:p>ps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64">
            <text:p>64</text:p>
          </table:table-cell>
          <table:table-cell table:style-name="ce66" office:value-type="float" office:value="256">
            <text:p>256</text:p>
          </table:table-cell>
          <table:table-cell table:style-name="ce66" office:value-type="float" office:value="1024">
            <text:p>102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T</text:p>
          </table:table-cell>
          <table:table-cell table:style-name="ce67" table:formula="of:=[.C12]/[.$D$3]" office:value-type="float" office:value="0.0000000625">
            <text:p>0,00000006</text:p>
          </table:table-cell>
          <table:table-cell table:style-name="ce67" table:formula="of:=[.D12]/[.$D$3]" office:value-type="float" office:value="0.0000005">
            <text:p>0,00000050</text:p>
          </table:table-cell>
          <table:table-cell table:style-name="ce67" table:formula="of:=[.E12]/[.$D$3]" office:value-type="float" office:value="0.000004">
            <text:p>0,00000400</text:p>
          </table:table-cell>
          <table:table-cell table:style-name="ce67" table:formula="of:=[.F12]/[.$D$3]" office:value-type="float" office:value="0.000016">
            <text:p>0,00001600</text:p>
          </table:table-cell>
          <table:table-cell table:style-name="ce67" table:formula="of:=[.G12]/[.$D$3]" office:value-type="float" office:value="0.000064">
            <text:p>0,00006400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t_max</text:p>
          </table:table-cell>
          <table:table-cell table:style-name="ce67" table:formula="of:=[.C13]*((2^8) -1)" office:value-type="float" office:value="0.0000159375">
            <text:p>0,00001594</text:p>
          </table:table-cell>
          <table:table-cell table:style-name="ce67" table:formula="of:=[.D13]*((2^8) -1)" office:value-type="float" office:value="0.0001275">
            <text:p>0,00012750</text:p>
          </table:table-cell>
          <table:table-cell table:style-name="ce67" table:formula="of:=[.E13]*((2^8) -1)" office:value-type="float" office:value="0.00102">
            <text:p>0,00102000</text:p>
          </table:table-cell>
          <table:table-cell table:style-name="ce67" table:formula="of:=[.F13]*((2^8) -1)" office:value-type="float" office:value="0.00408">
            <text:p>0,00408000</text:p>
          </table:table-cell>
          <table:table-cell table:style-name="ce67" table:formula="of:=[.G13]*((2^8) -1)" office:value-type="float" office:value="0.01632">
            <text:p>0,01632000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r_min</text:p>
          </table:table-cell>
          <table:table-cell table:style-name="ce64" table:formula="of:=51000*[.C13]" office:value-type="float" office:value="0.0031875">
            <text:p>0,0031875</text:p>
          </table:table-cell>
          <table:table-cell table:style-name="ce64" table:formula="of:=51000*[.D13]" office:value-type="float" office:value="0.0255">
            <text:p>0,0255</text:p>
          </table:table-cell>
          <table:table-cell table:style-name="ce64" table:formula="of:=51000*[.E13]" office:value-type="float" office:value="0.204">
            <text:p>0,204</text:p>
          </table:table-cell>
          <table:table-cell table:style-name="ce64" table:formula="of:=51000*[.F13]" office:value-type="float" office:value="0.816">
            <text:p>0,816</text:p>
          </table:table-cell>
          <table:table-cell table:style-name="ce64" table:formula="of:=51000*[.G13]" office:value-type="float" office:value="3.264">
            <text:p>3,26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r_avg</text:p>
          </table:table-cell>
          <table:table-cell table:style-name="ce64" table:formula="of:=30000*[.C13]" office:value-type="float" office:value="0.001875">
            <text:p>0,001875</text:p>
          </table:table-cell>
          <table:table-cell table:style-name="ce64" table:formula="of:=30000*[.D13]" office:value-type="float" office:value="0.015">
            <text:p>0,015</text:p>
          </table:table-cell>
          <table:table-cell table:style-name="ce64" table:formula="of:=30000*[.E13]" office:value-type="float" office:value="0.12">
            <text:p>0,12</text:p>
          </table:table-cell>
          <table:table-cell table:style-name="ce64" table:formula="of:=30000*[.F13]" office:value-type="float" office:value="0.48">
            <text:p>0,48</text:p>
          </table:table-cell>
          <table:table-cell table:style-name="ce64" table:formula="of:=30000*[.G13]" office:value-type="float" office:value="1.92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pm</text:p>
          </table:table-cell>
          <table:table-cell office:value-type="float" office:value="300">
            <text:p>30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omega</text:p>
          </table:table-cell>
          <table:table-cell table:formula="of:=[.B4]*6" office:value-type="float" office:value="1800">
            <text:p>1800</text:p>
          </table:table-cell>
          <table:table-cell table:formula="of:=[.C4]*6" office:value-type="float" office:value="8100">
            <text:p>81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8]+[.A9]*2"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9]+[.A10]*2"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10]+[.A11]*2"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11]+[.A12]*2"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12]+[.A13]*2"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13]+[.A14]*2"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B14]+[.A15]*2"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15]+[.A16]*2"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B16]+[.A17]*2"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B17]+[.A18]*2"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B18]+[.A19]*2"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B19]+[.A20]*2" office:value-type="float" office:value="528">
            <text:p>5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20]+[.A21]*2"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B21]+[.A22]*2"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B22]+[.A23]*2" office:value-type="float" office:value="630">
            <text:p>63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B23]+[.A24]*2"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B24]+[.A25]*2"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B25]+[.A26]*2"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B26]+[.A27]*2" office:value-type="float" office:value="794">
            <text:p>79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B27]+[.A28]*2"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B28]+[.A29]*2" office:value-type="float" office:value="888">
            <text:p>88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B29]+[.A30]*2" office:value-type="float" office:value="938">
            <text:p>93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B30]+[.A31]*2"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B31]+[.A32]*2" office:value-type="float" office:value="1044">
            <text:p>104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B32]+[.A33]*2" office:value-type="float" office:value="1100">
            <text:p>11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B33]+[.A34]*2" office:value-type="float" office:value="1158">
            <text:p>115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B34]+[.A35]*2" office:value-type="float" office:value="1218">
            <text:p>121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B35]+[.A36]*2" office:value-type="float" office:value="1280">
            <text:p>128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B36]+[.A37]*2" office:value-type="float" office:value="1344">
            <text:p>134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B37]+[.A38]*2" office:value-type="float" office:value="1410">
            <text:p>141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B38]+[.A39]*2" office:value-type="float" office:value="1478">
            <text:p>147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B39]+[.A40]*2" office:value-type="float" office:value="1548">
            <text:p>154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B40]+[.A41]*2" office:value-type="float" office:value="1620">
            <text:p>162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8" table:default-cell-style-name="Default"/>
        <table:table-column table:style-name="co8" table:default-cell-style-name="ce29"/>
        <table:table-column table:style-name="co8" table:number-columns-repeated="2" table:default-cell-style-name="ce30"/>
        <table:table-column table:style-name="co8" table:number-columns-repeated="2" table:default-cell-style-name="ce73"/>
        <table:table-column table:style-name="co8" table:default-cell-style-name="ce32"/>
        <table:table-column table:style-name="co8" table:default-cell-style-name="ce29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 office:value-type="string">
            <text:p>ps</text:p>
          </table:table-cell>
          <table:table-cell table:style-name="Default" office:value-type="float" office:value="256">
            <text:p>256</text:p>
          </table:table-cell>
          <table:table-cell table:style-name="Default"/>
          <table:table-cell table:style-name="Default" office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41" office:value-type="float" office:value="60">
            <text:p>6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t1</text:p>
          </table:table-cell>
          <table:table-cell table:style-name="Default" table:formula="of:=[.C2]/[timers.D3]" office:value-type="float" office:value="0.000016">
            <text:p>0,000016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64" office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38">
            <text:p>38</text:p>
          </table:table-cell>
          <table:table-cell table:style-name="ce28"/>
          <table:table-cell table:style-name="Default" office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9" table:formula="of:=[.$G$2]-[.C5]" office:value-type="float" office:value="57">
            <text:p>57</text:p>
          </table:table-cell>
          <table:table-cell table:style-name="ce9" table:formula="of:=[.$G$2]-[.D5]" office:value-type="float" office:value="48">
            <text:p>48</text:p>
          </table:table-cell>
          <table:table-cell table:style-name="ce9" table:formula="of:=[.$G$2]-[.E5]" office:value-type="float" office:value="36">
            <text:p>36</text:p>
          </table:table-cell>
          <table:table-cell table:style-name="ce9" table:formula="of:=[.$G$2]-[.F5]" office:value-type="float" office:value="22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39" table:formula="of:=[.$C$6]/[.$H7]" office:value-type="float" office:value="0.0271428571428571">
            <text:p>0,027143</text:p>
          </table:table-cell>
          <table:table-cell table:style-name="ce39" table:formula="of:=[.$D$6]/[.$H7]" office:value-type="float" office:value="0.0228571428571429">
            <text:p>0,022857</text:p>
          </table:table-cell>
          <table:table-cell table:style-name="ce39" table:formula="of:=[.$E$6]/[.$H7]" office:value-type="float" office:value="0.0171428571428571">
            <text:p>0,017143</text:p>
          </table:table-cell>
          <table:table-cell table:style-name="ce39" table:formula="of:=[.$F$6]/[.$H7]" office:value-type="float" office:value="0.0104761904761905">
            <text:p>0,010476</text:p>
          </table:table-cell>
          <table:table-cell/>
          <table:table-cell table:style-name="ce38" table:formula="of:=6*[.B7]" office:value-type="float" office:value="2100">
            <text:p>2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style-name="ce39" table:formula="of:=[.$C$6]/[.$H8]" office:value-type="float" office:value="0.0135714285714286">
            <text:p>0,013571</text:p>
          </table:table-cell>
          <table:table-cell table:style-name="ce39" table:formula="of:=[.$D$6]/[.$H8]" office:value-type="float" office:value="0.0114285714285714">
            <text:p>0,011429</text:p>
          </table:table-cell>
          <table:table-cell table:style-name="ce39" table:formula="of:=[.$E$6]/[.$H8]" office:value-type="float" office:value="0.00857142857142857">
            <text:p>0,008571</text:p>
          </table:table-cell>
          <table:table-cell table:style-name="ce39" table:formula="of:=[.$F$6]/[.$H8]" office:value-type="float" office:value="0.00523809523809524">
            <text:p>0,005238</text:p>
          </table:table-cell>
          <table:table-cell/>
          <table:table-cell table:formula="of:=6*[.B8]" office:value-type="float" office:value="4200">
            <text:p>4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style-name="ce39" table:formula="of:=[.$C$6]/[.$H9]" office:value-type="float" office:value="0.0095">
            <text:p>0,009500</text:p>
          </table:table-cell>
          <table:table-cell table:style-name="ce39" table:formula="of:=[.$D$6]/[.$H9]" office:value-type="float" office:value="0.008">
            <text:p>0,008000</text:p>
          </table:table-cell>
          <table:table-cell table:style-name="ce39" table:formula="of:=[.$E$6]/[.$H9]" office:value-type="float" office:value="0.006">
            <text:p>0,006000</text:p>
          </table:table-cell>
          <table:table-cell table:style-name="ce39" table:formula="of:=[.$F$6]/[.$H9]" office:value-type="float" office:value="0.00366666666666667">
            <text:p>0,003667</text:p>
          </table:table-cell>
          <table:table-cell/>
          <table:table-cell table:formula="of:=6*[.B9]" office:value-type="float" office:value="6000">
            <text:p>6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style-name="ce39" table:formula="of:=[.$C$6]/[.$H10]" office:value-type="float" office:value="0.00703703703703704">
            <text:p>0,007037</text:p>
          </table:table-cell>
          <table:table-cell table:style-name="ce39" table:formula="of:=[.$D$6]/[.$H10]" office:value-type="float" office:value="0.00592592592592593">
            <text:p>0,005926</text:p>
          </table:table-cell>
          <table:table-cell table:style-name="ce39" table:formula="of:=[.$E$6]/[.$H10]" office:value-type="float" office:value="0.00444444444444444">
            <text:p>0,004444</text:p>
          </table:table-cell>
          <table:table-cell table:style-name="ce39" table:formula="of:=[.$F$6]/[.$H10]" office:value-type="float" office:value="0.00271604938271605">
            <text:p>0,002716</text:p>
          </table:table-cell>
          <table:table-cell/>
          <table:table-cell table:formula="of:=6*[.B10]" office:value-type="float" office:value="8100">
            <text:p>8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style-name="ce39" table:formula="of:=[.$C$6]/[.$H11]" office:value-type="float" office:value="0.00633333333333333">
            <text:p>0,006333</text:p>
          </table:table-cell>
          <table:table-cell table:style-name="ce39" table:formula="of:=[.$D$6]/[.$H11]" office:value-type="float" office:value="0.00533333333333333">
            <text:p>0,005333</text:p>
          </table:table-cell>
          <table:table-cell table:style-name="ce39" table:formula="of:=[.$E$6]/[.$H11]" office:value-type="float" office:value="0.004">
            <text:p>0,004000</text:p>
          </table:table-cell>
          <table:table-cell table:style-name="ce39" table:formula="of:=[.$F$6]/[.$H11]" office:value-type="float" office:value="0.00244444444444444">
            <text:p>0,002444</text:p>
          </table:table-cell>
          <table:table-cell/>
          <table:table-cell table:formula="of:=6*[.B11]" office:value-type="float" office:value="9000">
            <text:p>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style-name="ce39" table:formula="of:=[.$C$6]/[.$H12]" office:value-type="float" office:value="0.00475">
            <text:p>0,004750</text:p>
          </table:table-cell>
          <table:table-cell table:style-name="ce39" table:formula="of:=[.$D$6]/[.$H12]" office:value-type="float" office:value="0.004">
            <text:p>0,004000</text:p>
          </table:table-cell>
          <table:table-cell table:style-name="ce39" table:formula="of:=[.$E$6]/[.$H12]" office:value-type="float" office:value="0.003">
            <text:p>0,003000</text:p>
          </table:table-cell>
          <table:table-cell table:style-name="ce39" table:formula="of:=[.$F$6]/[.$H12]" office:value-type="float" office:value="0.00183333333333333">
            <text:p>0,001833</text:p>
          </table:table-cell>
          <table:table-cell/>
          <table:table-cell table:formula="of:=6*[.B12]"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style-name="ce39" table:formula="of:=[.$C$6]/[.$H13]" office:value-type="float" office:value="0.0038">
            <text:p>0,003800</text:p>
          </table:table-cell>
          <table:table-cell table:style-name="ce39" table:formula="of:=[.$D$6]/[.$H13]" office:value-type="float" office:value="0.0032">
            <text:p>0,003200</text:p>
          </table:table-cell>
          <table:table-cell table:style-name="ce39" table:formula="of:=[.$E$6]/[.$H13]" office:value-type="float" office:value="0.0024">
            <text:p>0,002400</text:p>
          </table:table-cell>
          <table:table-cell table:style-name="ce39" table:formula="of:=[.$F$6]/[.$H13]" office:value-type="float" office:value="0.00146666666666667">
            <text:p>0,001467</text:p>
          </table:table-cell>
          <table:table-cell/>
          <table:table-cell table:formula="of:=6*[.B13]"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[.$C$6]/[.$H14]" office:value-type="float" office:value="0.00316666666666667">
            <text:p>0,003167</text:p>
          </table:table-cell>
          <table:table-cell table:formula="of:=[.$D$6]/[.$H14]" office:value-type="float" office:value="0.00266666666666667">
            <text:p>0,002667</text:p>
          </table:table-cell>
          <table:table-cell table:style-name="ce72" table:formula="of:=[.$E$6]/[.$H14]" office:value-type="float" office:value="0.002">
            <text:p>0,002000</text:p>
          </table:table-cell>
          <table:table-cell table:style-name="ce30" table:formula="of:=[.$F$6]/[.$H14]" office:value-type="float" office:value="0.00122222222222222">
            <text:p>0,001222</text:p>
          </table:table-cell>
          <table:table-cell/>
          <table:table-cell table:formula="of:=6*[.B14]"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[.$C$6]/[.$H15]" office:value-type="float" office:value="0.00271428571428571">
            <text:p>0,002714</text:p>
          </table:table-cell>
          <table:table-cell table:formula="of:=[.$D$6]/[.$H15]" office:value-type="float" office:value="0.00228571428571429">
            <text:p>0,002286</text:p>
          </table:table-cell>
          <table:table-cell table:style-name="ce72" table:formula="of:=[.$E$6]/[.$H15]" office:value-type="float" office:value="0.00171428571428571">
            <text:p>0,001714</text:p>
          </table:table-cell>
          <table:table-cell table:style-name="ce30" table:formula="of:=[.$F$6]/[.$H15]" office:value-type="float" office:value="0.00104761904761905">
            <text:p>0,001048</text:p>
          </table:table-cell>
          <table:table-cell/>
          <table:table-cell table:formula="of:=6*[.B15]"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$C$6]/[.$H16]" office:value-type="float" office:value="0.002375">
            <text:p>0,002375</text:p>
          </table:table-cell>
          <table:table-cell table:formula="of:=[.$D$6]/[.$H16]" office:value-type="float" office:value="0.002">
            <text:p>0,002000</text:p>
          </table:table-cell>
          <table:table-cell table:style-name="ce72" table:formula="of:=[.$E$6]/[.$H16]" office:value-type="float" office:value="0.0015">
            <text:p>0,001500</text:p>
          </table:table-cell>
          <table:table-cell table:style-name="ce30" table:formula="of:=[.$F$6]/[.$H16]" office:value-type="float" office:value="0.000916666666666667">
            <text:p>0,000917</text:p>
          </table:table-cell>
          <table:table-cell/>
          <table:table-cell table:formula="of:=6*[.B16]"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formula="of:=[.$C$6]/[.$H17]" office:value-type="float" office:value="0.00211111111111111">
            <text:p>0,002111</text:p>
          </table:table-cell>
          <table:table-cell table:formula="of:=[.$D$6]/[.$H17]" office:value-type="float" office:value="0.00177777777777778">
            <text:p>0,001778</text:p>
          </table:table-cell>
          <table:table-cell table:style-name="ce72" table:formula="of:=[.$E$6]/[.$H17]" office:value-type="float" office:value="0.00133333333333333">
            <text:p>0,001333</text:p>
          </table:table-cell>
          <table:table-cell table:style-name="ce30" table:formula="of:=[.$F$6]/[.$H17]" office:value-type="float" office:value="0.000814814814814815">
            <text:p>0,000815</text:p>
          </table:table-cell>
          <table:table-cell/>
          <table:table-cell table:formula="of:=6*[.B17]" office:value-type="float" office:value="27000">
            <text:p>27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$C$6]/[.$H18]" office:value-type="float" office:value="0.0019">
            <text:p>0,001900</text:p>
          </table:table-cell>
          <table:table-cell table:formula="of:=[.$D$6]/[.$H18]" office:value-type="float" office:value="0.0016">
            <text:p>0,001600</text:p>
          </table:table-cell>
          <table:table-cell table:style-name="ce72" table:formula="of:=[.$E$6]/[.$H18]" office:value-type="float" office:value="0.0012">
            <text:p>0,001200</text:p>
          </table:table-cell>
          <table:table-cell table:style-name="ce30" table:formula="of:=[.$F$6]/[.$H18]" office:value-type="float" office:value="0.000733333333333333">
            <text:p>0,000733</text:p>
          </table:table-cell>
          <table:table-cell/>
          <table:table-cell table:formula="of:=6*[.B18]" office:value-type="float" office:value="30000">
            <text:p>3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formula="of:=[.$C$6]/[.$H19]" office:value-type="float" office:value="0.00172727272727273">
            <text:p>0,001727</text:p>
          </table:table-cell>
          <table:table-cell table:formula="of:=[.$D$6]/[.$H19]" office:value-type="float" office:value="0.00145454545454545">
            <text:p>0,001455</text:p>
          </table:table-cell>
          <table:table-cell table:style-name="ce30" table:formula="of:=[.$E$6]/[.$H19]" office:value-type="float" office:value="0.00109090909090909">
            <text:p>0,001091</text:p>
          </table:table-cell>
          <table:table-cell table:style-name="ce72" table:formula="of:=[.$F$6]/[.$H19]" office:value-type="float" office:value="0.000666666666666667">
            <text:p>0,000667</text:p>
          </table:table-cell>
          <table:table-cell/>
          <table:table-cell table:formula="of:=6*[.B19]" office:value-type="float" office:value="33000">
            <text:p>33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formula="of:=[.$C$6]/[.$H20]" office:value-type="float" office:value="0.00158333333333333">
            <text:p>0,001583</text:p>
          </table:table-cell>
          <table:table-cell table:formula="of:=[.$D$6]/[.$H20]" office:value-type="float" office:value="0.00133333333333333">
            <text:p>0,001333</text:p>
          </table:table-cell>
          <table:table-cell table:style-name="ce30" table:formula="of:=[.$E$6]/[.$H20]" office:value-type="float" office:value="0.001">
            <text:p>0,001000</text:p>
          </table:table-cell>
          <table:table-cell table:style-name="ce72" table:formula="of:=[.$F$6]/[.$H20]" office:value-type="float" office:value="0.000611111111111111">
            <text:p>0,000611</text:p>
          </table:table-cell>
          <table:table-cell/>
          <table:table-cell table:formula="of:=6*[.B20]" office:value-type="float" office:value="36000">
            <text:p>36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formula="of:=[.$C$6]/[.$H21]" office:value-type="float" office:value="0.00146153846153846">
            <text:p>0,001462</text:p>
          </table:table-cell>
          <table:table-cell table:formula="of:=[.$D$6]/[.$H21]" office:value-type="float" office:value="0.00123076923076923">
            <text:p>0,001231</text:p>
          </table:table-cell>
          <table:table-cell table:style-name="ce30" table:formula="of:=[.$E$6]/[.$H21]" office:value-type="float" office:value="0.000923076923076923">
            <text:p>0,000923</text:p>
          </table:table-cell>
          <table:table-cell table:style-name="ce72" table:formula="of:=[.$F$6]/[.$H21]" office:value-type="float" office:value="0.000564102564102564">
            <text:p>0,000564</text:p>
          </table:table-cell>
          <table:table-cell/>
          <table:table-cell table:formula="of:=6*[.B21]" office:value-type="float" office:value="39000">
            <text:p>3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formula="of:=[.$C$6]/[.$H22]" office:value-type="float" office:value="0.00135714285714286">
            <text:p>0,001357</text:p>
          </table:table-cell>
          <table:table-cell table:formula="of:=[.$D$6]/[.$H22]" office:value-type="float" office:value="0.00114285714285714">
            <text:p>0,001143</text:p>
          </table:table-cell>
          <table:table-cell table:style-name="ce30" table:formula="of:=[.$E$6]/[.$H22]" office:value-type="float" office:value="0.000857142857142857">
            <text:p>0,000857</text:p>
          </table:table-cell>
          <table:table-cell table:style-name="ce72" table:formula="of:=[.$F$6]/[.$H22]" office:value-type="float" office:value="0.000523809523809524">
            <text:p>0,000524</text:p>
          </table:table-cell>
          <table:table-cell/>
          <table:table-cell table:formula="of:=6*[.B22]" office:value-type="float" office:value="42000">
            <text:p>4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[.$C$6]/[.$H23]" office:value-type="float" office:value="0.00126666666666667">
            <text:p>0,001267</text:p>
          </table:table-cell>
          <table:table-cell table:formula="of:=[.$D$6]/[.$H23]" office:value-type="float" office:value="0.00106666666666667">
            <text:p>0,001067</text:p>
          </table:table-cell>
          <table:table-cell table:style-name="ce30" table:formula="of:=[.$E$6]/[.$H23]" office:value-type="float" office:value="0.0008">
            <text:p>0,000800</text:p>
          </table:table-cell>
          <table:table-cell table:style-name="ce72" table:formula="of:=[.$F$6]/[.$H23]" office:value-type="float" office:value="0.000488888888888889">
            <text:p>0,000489</text:p>
          </table:table-cell>
          <table:table-cell/>
          <table:table-cell table:formula="of:=6*[.B23]" office:value-type="float" office:value="45000">
            <text:p>4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formula="of:=[.$C$6]/[.$H24]" office:value-type="float" office:value="0.0011875">
            <text:p>0,001188</text:p>
          </table:table-cell>
          <table:table-cell table:formula="of:=[.$D$6]/[.$H24]" office:value-type="float" office:value="0.001">
            <text:p>0,001000</text:p>
          </table:table-cell>
          <table:table-cell table:style-name="ce30" table:formula="of:=[.$E$6]/[.$H24]" office:value-type="float" office:value="0.00075">
            <text:p>0,000750</text:p>
          </table:table-cell>
          <table:table-cell table:style-name="ce72" table:formula="of:=[.$F$6]/[.$H24]" office:value-type="float" office:value="0.000458333333333333">
            <text:p>0,000458</text:p>
          </table:table-cell>
          <table:table-cell/>
          <table:table-cell table:formula="of:=6*[.B24]" office:value-type="float" office:value="48000">
            <text:p>4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[.$C$6]/[.$H25]" office:value-type="float" office:value="0.00111764705882353">
            <text:p>0,001118</text:p>
          </table:table-cell>
          <table:table-cell table:formula="of:=[.$D$6]/[.$H25]" office:value-type="float" office:value="0.000941176470588235">
            <text:p>0,000941</text:p>
          </table:table-cell>
          <table:table-cell table:style-name="ce30" table:formula="of:=[.$E$6]/[.$H25]" office:value-type="float" office:value="0.000705882352941176">
            <text:p>0,000706</text:p>
          </table:table-cell>
          <table:table-cell table:style-name="ce72" table:formula="of:=[.$F$6]/[.$H25]" office:value-type="float" office:value="0.000431372549019608">
            <text:p>0,000431</text:p>
          </table:table-cell>
          <table:table-cell/>
          <table:table-cell table:formula="of:=6*[.B25]" office:value-type="float" office:value="51000">
            <text:p>51000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Default"/>
          <table:table-cell table:style-name="ce64" office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38">
            <text:p>38</text:p>
          </table:table-cell>
          <table:table-cell table:style-name="ce28"/>
          <table:table-cell table:style-name="Default" office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9" table:formula="of:=[.$G$2]-[.C31]" office:value-type="float" office:value="57">
            <text:p>57</text:p>
          </table:table-cell>
          <table:table-cell table:style-name="ce9" table:formula="of:=[.$G$2]-[.D31]" office:value-type="float" office:value="46">
            <text:p>46</text:p>
          </table:table-cell>
          <table:table-cell table:style-name="ce9" table:formula="of:=[.$G$2]-[.E31]" office:value-type="float" office:value="36">
            <text:p>36</text:p>
          </table:table-cell>
          <table:table-cell table:style-name="ce9" table:formula="of:=[.$G$2]-[.F31]" office:value-type="float" office:value="22">
            <text:p>22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40" table:formula="of:=[.C7]/[.$C$3]" office:value-type="float" office:value="1696.42857142857">
            <text:p>1696</text:p>
          </table:table-cell>
          <table:table-cell table:style-name="ce40" table:formula="of:=[.D7]/[.$C$3]" office:value-type="float" office:value="1428.57142857143">
            <text:p>1429</text:p>
          </table:table-cell>
          <table:table-cell table:style-name="ce40" table:formula="of:=[.E7]/[.$C$3]" office:value-type="float" office:value="1071.42857142857">
            <text:p>1071</text:p>
          </table:table-cell>
          <table:table-cell table:style-name="ce40" table:formula="of:=[.F7]/[.$C$3]" office:value-type="float" office:value="654.761904761905">
            <text:p>655</text:p>
          </table:table-cell>
          <table:table-cell/>
          <table:table-cell table:style-name="ce38" table:formula="of:=6*[.B33]" office:value-type="float" office:value="2100">
            <text:p>2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style-name="ce40" table:formula="of:=[.C8]/[.$C$3]" office:value-type="float" office:value="848.214285714286">
            <text:p>848</text:p>
          </table:table-cell>
          <table:table-cell table:style-name="ce40" table:formula="of:=[.D8]/[.$C$3]" office:value-type="float" office:value="714.285714285714">
            <text:p>714</text:p>
          </table:table-cell>
          <table:table-cell table:style-name="ce40" table:formula="of:=[.E8]/[.$C$3]" office:value-type="float" office:value="535.714285714286">
            <text:p>536</text:p>
          </table:table-cell>
          <table:table-cell table:style-name="ce40" table:formula="of:=[.F8]/[.$C$3]" office:value-type="float" office:value="327.380952380952">
            <text:p>327</text:p>
          </table:table-cell>
          <table:table-cell/>
          <table:table-cell table:formula="of:=6*[.B34]" office:value-type="float" office:value="4200">
            <text:p>4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style-name="ce40" table:formula="of:=[.C9]/[.$C$3]" office:value-type="float" office:value="593.75">
            <text:p>594</text:p>
          </table:table-cell>
          <table:table-cell table:style-name="ce40" table:formula="of:=[.D9]/[.$C$3]" office:value-type="float" office:value="500">
            <text:p>500</text:p>
          </table:table-cell>
          <table:table-cell table:style-name="ce40" table:formula="of:=[.E9]/[.$C$3]" office:value-type="float" office:value="375">
            <text:p>375</text:p>
          </table:table-cell>
          <table:table-cell table:style-name="ce40" table:formula="of:=[.F9]/[.$C$3]" office:value-type="float" office:value="229.166666666667">
            <text:p>229</text:p>
          </table:table-cell>
          <table:table-cell/>
          <table:table-cell table:formula="of:=6*[.B35]" office:value-type="float" office:value="6000">
            <text:p>6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style-name="ce40" table:formula="of:=[.C10]/[.$C$3]" office:value-type="float" office:value="439.814814814815">
            <text:p>440</text:p>
          </table:table-cell>
          <table:table-cell table:style-name="ce40" table:formula="of:=[.D10]/[.$C$3]" office:value-type="float" office:value="370.37037037037">
            <text:p>370</text:p>
          </table:table-cell>
          <table:table-cell table:style-name="ce40" table:formula="of:=[.E10]/[.$C$3]" office:value-type="float" office:value="277.777777777778">
            <text:p>278</text:p>
          </table:table-cell>
          <table:table-cell table:style-name="ce40" table:formula="of:=[.F10]/[.$C$3]" office:value-type="float" office:value="169.753086419753">
            <text:p>170</text:p>
          </table:table-cell>
          <table:table-cell/>
          <table:table-cell table:formula="of:=6*[.B36]" office:value-type="float" office:value="8100">
            <text:p>8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style-name="ce40" table:formula="of:=[.C11]/[.$C$3]" office:value-type="float" office:value="395.833333333333">
            <text:p>396</text:p>
          </table:table-cell>
          <table:table-cell table:style-name="ce40" table:formula="of:=[.D11]/[.$C$3]" office:value-type="float" office:value="333.333333333333">
            <text:p>333</text:p>
          </table:table-cell>
          <table:table-cell table:style-name="ce40" table:formula="of:=[.E11]/[.$C$3]" office:value-type="float" office:value="250">
            <text:p>250</text:p>
          </table:table-cell>
          <table:table-cell table:style-name="ce40" table:formula="of:=[.F11]/[.$C$3]" office:value-type="float" office:value="152.777777777778">
            <text:p>153</text:p>
          </table:table-cell>
          <table:table-cell/>
          <table:table-cell table:formula="of:=6*[.B37]" office:value-type="float" office:value="9000">
            <text:p>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style-name="ce40" table:formula="of:=[.C12]/[.$C$3]" office:value-type="float" office:value="296.875">
            <text:p>297</text:p>
          </table:table-cell>
          <table:table-cell table:style-name="ce40" table:formula="of:=[.D12]/[.$C$3]" office:value-type="float" office:value="250">
            <text:p>250</text:p>
          </table:table-cell>
          <table:table-cell table:style-name="ce40" table:formula="of:=[.E12]/[.$C$3]" office:value-type="float" office:value="187.5">
            <text:p>188</text:p>
          </table:table-cell>
          <table:table-cell table:style-name="ce40" table:formula="of:=[.F12]/[.$C$3]" office:value-type="float" office:value="114.583333333333">
            <text:p>115</text:p>
          </table:table-cell>
          <table:table-cell/>
          <table:table-cell table:formula="of:=6*[.B38]"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style-name="ce40" table:formula="of:=[.C13]/[.$C$3]" office:value-type="float" office:value="237.5">
            <text:p>238</text:p>
          </table:table-cell>
          <table:table-cell table:style-name="ce40" table:formula="of:=[.D13]/[.$C$3]" office:value-type="float" office:value="200">
            <text:p>200</text:p>
          </table:table-cell>
          <table:table-cell table:style-name="ce40" table:formula="of:=[.E13]/[.$C$3]" office:value-type="float" office:value="150">
            <text:p>150</text:p>
          </table:table-cell>
          <table:table-cell table:style-name="ce40" table:formula="of:=[.F13]/[.$C$3]" office:value-type="float" office:value="91.6666666666667">
            <text:p>92</text:p>
          </table:table-cell>
          <table:table-cell/>
          <table:table-cell table:formula="of:=6*[.B39]"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style-name="ce42" table:formula="of:=[.C14]/[.$C$3]" office:value-type="float" office:value="197.916666666667">
            <text:p>198</text:p>
          </table:table-cell>
          <table:table-cell table:style-name="ce42" table:formula="of:=[.D14]/[.$C$3]" office:value-type="float" office:value="166.666666666667">
            <text:p>167</text:p>
          </table:table-cell>
          <table:table-cell table:style-name="ce62" table:formula="of:=[.E14]/[.$C$3]" office:value-type="float" office:value="125">
            <text:p>125</text:p>
          </table:table-cell>
          <table:table-cell table:formula="of:=[.F14]/[.$C$3]" office:value-type="float" office:value="76.3888888888889">
            <text:p>76</text:p>
          </table:table-cell>
          <table:table-cell/>
          <table:table-cell table:formula="of:=6*[.B40]"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style-name="ce42" table:formula="of:=[.C15]/[.$C$3]" office:value-type="float" office:value="169.642857142857">
            <text:p>170</text:p>
          </table:table-cell>
          <table:table-cell table:style-name="ce42" table:formula="of:=[.D15]/[.$C$3]" office:value-type="float" office:value="142.857142857143">
            <text:p>143</text:p>
          </table:table-cell>
          <table:table-cell table:style-name="ce62" table:formula="of:=[.E15]/[.$C$3]" office:value-type="float" office:value="107.142857142857">
            <text:p>107</text:p>
          </table:table-cell>
          <table:table-cell table:formula="of:=[.F15]/[.$C$3]" office:value-type="float" office:value="65.4761904761905">
            <text:p>65</text:p>
          </table:table-cell>
          <table:table-cell/>
          <table:table-cell table:formula="of:=6*[.B41]"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style-name="ce42" table:formula="of:=[.C16]/[.$C$3]" office:value-type="float" office:value="148.4375">
            <text:p>148</text:p>
          </table:table-cell>
          <table:table-cell table:style-name="ce42" table:formula="of:=[.D16]/[.$C$3]" office:value-type="float" office:value="125">
            <text:p>125</text:p>
          </table:table-cell>
          <table:table-cell table:style-name="ce62" table:formula="of:=[.E16]/[.$C$3]" office:value-type="float" office:value="93.75">
            <text:p>94</text:p>
          </table:table-cell>
          <table:table-cell table:formula="of:=[.F16]/[.$C$3]" office:value-type="float" office:value="57.2916666666667">
            <text:p>57</text:p>
          </table:table-cell>
          <table:table-cell/>
          <table:table-cell table:formula="of:=6*[.B42]"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style-name="ce42" table:formula="of:=[.C17]/[.$C$3]" office:value-type="float" office:value="131.944444444444">
            <text:p>132</text:p>
          </table:table-cell>
          <table:table-cell table:style-name="ce42" table:formula="of:=[.D17]/[.$C$3]" office:value-type="float" office:value="111.111111111111">
            <text:p>111</text:p>
          </table:table-cell>
          <table:table-cell table:style-name="ce62" table:formula="of:=[.E17]/[.$C$3]" office:value-type="float" office:value="83.3333333333333">
            <text:p>83</text:p>
          </table:table-cell>
          <table:table-cell table:formula="of:=[.F17]/[.$C$3]" office:value-type="float" office:value="50.9259259259259">
            <text:p>51</text:p>
          </table:table-cell>
          <table:table-cell/>
          <table:table-cell table:formula="of:=6*[.B43]" office:value-type="float" office:value="27000">
            <text:p>27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style-name="ce42" table:formula="of:=[.C18]/[.$C$3]" office:value-type="float" office:value="118.75">
            <text:p>119</text:p>
          </table:table-cell>
          <table:table-cell table:style-name="ce42" table:formula="of:=[.D18]/[.$C$3]" office:value-type="float" office:value="100">
            <text:p>100</text:p>
          </table:table-cell>
          <table:table-cell table:style-name="ce62" table:formula="of:=[.E18]/[.$C$3]" office:value-type="float" office:value="75">
            <text:p>75</text:p>
          </table:table-cell>
          <table:table-cell table:formula="of:=[.F18]/[.$C$3]" office:value-type="float" office:value="45.8333333333333">
            <text:p>46</text:p>
          </table:table-cell>
          <table:table-cell/>
          <table:table-cell table:formula="of:=6*[.B44]" office:value-type="float" office:value="30000">
            <text:p>3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style-name="ce42" table:formula="of:=[.C19]/[.$C$3]" office:value-type="float" office:value="107.954545454545">
            <text:p>108</text:p>
          </table:table-cell>
          <table:table-cell table:style-name="ce42" table:formula="of:=[.D19]/[.$C$3]" office:value-type="float" office:value="90.9090909090909">
            <text:p>91</text:p>
          </table:table-cell>
          <table:table-cell table:formula="of:=[.E19]/[.$C$3]" office:value-type="float" office:value="68.1818181818182">
            <text:p>68</text:p>
          </table:table-cell>
          <table:table-cell table:style-name="ce62" table:formula="of:=[.F19]/[.$C$3]" office:value-type="float" office:value="41.6666666666667">
            <text:p>42</text:p>
          </table:table-cell>
          <table:table-cell/>
          <table:table-cell table:formula="of:=6*[.B45]" office:value-type="float" office:value="33000">
            <text:p>33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style-name="ce42" table:formula="of:=[.C20]/[.$C$3]" office:value-type="float" office:value="98.9583333333333">
            <text:p>99</text:p>
          </table:table-cell>
          <table:table-cell table:style-name="ce42" table:formula="of:=[.D20]/[.$C$3]" office:value-type="float" office:value="83.3333333333333">
            <text:p>83</text:p>
          </table:table-cell>
          <table:table-cell table:formula="of:=[.E20]/[.$C$3]" office:value-type="float" office:value="62.5">
            <text:p>63</text:p>
          </table:table-cell>
          <table:table-cell table:style-name="ce62" table:formula="of:=[.F20]/[.$C$3]" office:value-type="float" office:value="38.1944444444444">
            <text:p>38</text:p>
          </table:table-cell>
          <table:table-cell/>
          <table:table-cell table:formula="of:=6*[.B46]" office:value-type="float" office:value="36000">
            <text:p>36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style-name="ce42" table:formula="of:=[.C21]/[.$C$3]" office:value-type="float" office:value="91.3461538461539">
            <text:p>91</text:p>
          </table:table-cell>
          <table:table-cell table:style-name="ce42" table:formula="of:=[.D21]/[.$C$3]" office:value-type="float" office:value="76.9230769230769">
            <text:p>77</text:p>
          </table:table-cell>
          <table:table-cell table:formula="of:=[.E21]/[.$C$3]" office:value-type="float" office:value="57.6923076923077">
            <text:p>58</text:p>
          </table:table-cell>
          <table:table-cell table:style-name="ce62" table:formula="of:=[.F21]/[.$C$3]" office:value-type="float" office:value="35.2564102564103">
            <text:p>35</text:p>
          </table:table-cell>
          <table:table-cell/>
          <table:table-cell table:formula="of:=6*[.B47]" office:value-type="float" office:value="39000">
            <text:p>3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style-name="ce42" table:formula="of:=[.C22]/[.$C$3]" office:value-type="float" office:value="84.8214285714286">
            <text:p>85</text:p>
          </table:table-cell>
          <table:table-cell table:style-name="ce42" table:formula="of:=[.D22]/[.$C$3]" office:value-type="float" office:value="71.4285714285714">
            <text:p>71</text:p>
          </table:table-cell>
          <table:table-cell table:formula="of:=[.E22]/[.$C$3]" office:value-type="float" office:value="53.5714285714286">
            <text:p>54</text:p>
          </table:table-cell>
          <table:table-cell table:style-name="ce62" table:formula="of:=[.F22]/[.$C$3]" office:value-type="float" office:value="32.7380952380952">
            <text:p>33</text:p>
          </table:table-cell>
          <table:table-cell/>
          <table:table-cell table:formula="of:=6*[.B48]" office:value-type="float" office:value="42000">
            <text:p>4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style-name="ce42" table:formula="of:=[.C23]/[.$C$3]" office:value-type="float" office:value="79.1666666666667">
            <text:p>79</text:p>
          </table:table-cell>
          <table:table-cell table:style-name="ce42" table:formula="of:=[.D23]/[.$C$3]" office:value-type="float" office:value="66.6666666666667">
            <text:p>67</text:p>
          </table:table-cell>
          <table:table-cell table:formula="of:=[.E23]/[.$C$3]" office:value-type="float" office:value="50">
            <text:p>50</text:p>
          </table:table-cell>
          <table:table-cell table:style-name="ce62" table:formula="of:=[.F23]/[.$C$3]" office:value-type="float" office:value="30.5555555555556">
            <text:p>31</text:p>
          </table:table-cell>
          <table:table-cell/>
          <table:table-cell table:formula="of:=6*[.B49]" office:value-type="float" office:value="45000">
            <text:p>4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style-name="ce42" table:formula="of:=[.C24]/[.$C$3]" office:value-type="float" office:value="74.21875">
            <text:p>74</text:p>
          </table:table-cell>
          <table:table-cell table:style-name="ce42" table:formula="of:=[.D24]/[.$C$3]" office:value-type="float" office:value="62.5">
            <text:p>63</text:p>
          </table:table-cell>
          <table:table-cell table:formula="of:=[.E24]/[.$C$3]" office:value-type="float" office:value="46.875">
            <text:p>47</text:p>
          </table:table-cell>
          <table:table-cell table:style-name="ce62" table:formula="of:=[.F24]/[.$C$3]" office:value-type="float" office:value="28.6458333333333">
            <text:p>29</text:p>
          </table:table-cell>
          <table:table-cell/>
          <table:table-cell table:formula="of:=6*[.B50]" office:value-type="float" office:value="48000">
            <text:p>4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style-name="ce42" table:formula="of:=[.C25]/[.$C$3]" office:value-type="float" office:value="69.8529411764706">
            <text:p>70</text:p>
          </table:table-cell>
          <table:table-cell table:style-name="ce42" table:formula="of:=[.D25]/[.$C$3]" office:value-type="float" office:value="58.8235294117647">
            <text:p>59</text:p>
          </table:table-cell>
          <table:table-cell table:formula="of:=[.E25]/[.$C$3]" office:value-type="float" office:value="44.1176470588235">
            <text:p>44</text:p>
          </table:table-cell>
          <table:table-cell table:style-name="ce62" table:formula="of:=[.F25]/[.$C$3]" office:value-type="float" office:value="26.9607843137255">
            <text:p>27</text:p>
          </table:table-cell>
          <table:table-cell/>
          <table:table-cell table:formula="of:=6*[.B51]" office:value-type="float" office:value="51000">
            <text:p>5100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d_max</text:p>
          </table:table-cell>
          <table:table-cell table:style-name="ce28" office:value-type="string">
            <text:p>adv_min</text:p>
          </table:table-cell>
          <table:table-cell table:style-name="ce28" table:number-columns-repeated="3"/>
          <table:table-cell table:style-name="Default" office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9" table:number-columns-repeated="5"/>
          <table:table-cell table:style-name="Default"/>
          <table:table-cell/>
          <table:table-cell table:style-name="ce45" office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style-name="ce43" table:formula="of:=[.H57]*((2^8)-1)*[.$C$3]" office:value-type="float" office:value="8.568">
            <text:p>9</text:p>
          </table:table-cell>
          <table:table-cell table:style-name="ce63" table:formula="of:=[.$G$2]-[.C57]" office:value-type="float" office:value="51.432">
            <text:p>51</text:p>
          </table:table-cell>
          <table:table-cell table:style-name="ce42"/>
          <table:table-cell table:number-columns-repeated="2"/>
          <table:table-cell table:style-name="ce38" table:formula="of:=6*[.B57]" office:value-type="float" office:value="2100">
            <text:p>210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style-name="ce43" table:formula="of:=[.H58]*((2^8)-1)*[.$C$3]" office:value-type="float" office:value="17.136">
            <text:p>17</text:p>
          </table:table-cell>
          <table:table-cell table:style-name="ce63" table:formula="of:=[.$G$2]-[.C58]" office:value-type="float" office:value="42.864">
            <text:p>43</text:p>
          </table:table-cell>
          <table:table-cell table:style-name="ce42"/>
          <table:table-cell table:number-columns-repeated="2"/>
          <table:table-cell table:formula="of:=6*[.B58]" office:value-type="float" office:value="4200">
            <text:p>420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style-name="ce43" table:formula="of:=[.H59]*((2^8)-1)*[.$C$3]" office:value-type="float" office:value="24.48">
            <text:p>24</text:p>
          </table:table-cell>
          <table:table-cell table:style-name="ce63" table:formula="of:=[.$G$2]-[.C59]" office:value-type="float" office:value="35.52">
            <text:p>36</text:p>
          </table:table-cell>
          <table:table-cell table:style-name="ce42"/>
          <table:table-cell table:number-columns-repeated="2"/>
          <table:table-cell table:formula="of:=6*[.B59]" office:value-type="float" office:value="6000">
            <text:p>600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float" office:value="1350">
            <text:p>1350</text:p>
          </table:table-cell>
          <table:table-cell table:style-name="ce43" table:formula="of:=[.H60]*((2^8)-1)*[.$C$3]" office:value-type="float" office:value="33.048">
            <text:p>33</text:p>
          </table:table-cell>
          <table:table-cell table:style-name="ce63" table:formula="of:=[.$G$2]-[.C60]" office:value-type="float" office:value="26.952">
            <text:p>27</text:p>
          </table:table-cell>
          <table:table-cell table:style-name="ce42"/>
          <table:table-cell table:number-columns-repeated="2"/>
          <table:table-cell table:formula="of:=6*[.B60]" office:value-type="float" office:value="8100">
            <text:p>8100</text:p>
          </table:table-cell>
          <table:table-cell/>
          <table:covered-table-cell table:number-columns-repeated="3"/>
        </table:table-row>
        <table:table-row table:style-name="ro1">
          <table:table-cell/>
          <table:table-cell office:value-type="float" office:value="1500">
            <text:p>1500</text:p>
          </table:table-cell>
          <table:table-cell table:style-name="ce43" table:formula="of:=[.H61]*((2^8)-1)*[.$C$3]" office:value-type="float" office:value="36.72">
            <text:p>37</text:p>
          </table:table-cell>
          <table:table-cell table:style-name="ce63" table:formula="of:=[.$G$2]-[.C61]" office:value-type="float" office:value="23.28">
            <text:p>23</text:p>
          </table:table-cell>
          <table:table-cell table:style-name="ce42"/>
          <table:table-cell table:number-columns-repeated="2"/>
          <table:table-cell table:formula="of:=6*[.B61]" office:value-type="float" office:value="9000">
            <text:p>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style-name="ce43" table:formula="of:=[.H62]*((2^8)-1)*[.$C$3]" office:value-type="float" office:value="48.96">
            <text:p>49</text:p>
          </table:table-cell>
          <table:table-cell table:style-name="ce63" table:formula="of:=[.$G$2]-[.C62]" office:value-type="float" office:value="11.04">
            <text:p>11</text:p>
          </table:table-cell>
          <table:table-cell table:style-name="ce42"/>
          <table:table-cell table:number-columns-repeated="2"/>
          <table:table-cell table:formula="of:=6*[.B62]"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style-name="ce44" table:formula="of:=[.H63]*((2^8)-1)*[.$C$3]" office:value-type="float" office:value="61.2">
            <text:p>61</text:p>
          </table:table-cell>
          <table:table-cell table:style-name="ce44" table:formula="of:=[.$G$2]-[.C63]" office:value-type="float" office:value="-1.2">
            <text:p>-1</text:p>
          </table:table-cell>
          <table:table-cell table:style-name="ce42"/>
          <table:table-cell table:number-columns-repeated="2"/>
          <table:table-cell table:formula="of:=6*[.B63]"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style-name="ce62" table:formula="of:=[.H64]*((2^8)-1)*[.$C$3]" office:value-type="float" office:value="73.44">
            <text:p>73</text:p>
          </table:table-cell>
          <table:table-cell table:style-name="ce62" table:formula="of:=[.$G$2]-[.C64]" office:value-type="float" office:value="-13.44">
            <text:p>-13</text:p>
          </table:table-cell>
          <table:table-cell table:style-name="ce62"/>
          <table:table-cell table:number-columns-repeated="2"/>
          <table:table-cell table:formula="of:=6*[.B64]"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style-name="ce62" table:formula="of:=[.H65]*((2^8)-1)*[.$C$3]" office:value-type="float" office:value="85.68">
            <text:p>86</text:p>
          </table:table-cell>
          <table:table-cell table:style-name="ce62" table:formula="of:=[.$G$2]-[.C65]" office:value-type="float" office:value="-25.68">
            <text:p>-26</text:p>
          </table:table-cell>
          <table:table-cell table:style-name="ce62"/>
          <table:table-cell table:number-columns-repeated="2"/>
          <table:table-cell table:formula="of:=6*[.B65]"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style-name="ce62" table:formula="of:=[.H66]*((2^8)-1)*[.$C$3]" office:value-type="float" office:value="97.92">
            <text:p>98</text:p>
          </table:table-cell>
          <table:table-cell table:style-name="ce62" table:formula="of:=[.$G$2]-[.C66]" office:value-type="float" office:value="-37.92">
            <text:p>-38</text:p>
          </table:table-cell>
          <table:table-cell table:style-name="ce62"/>
          <table:table-cell table:number-columns-repeated="2"/>
          <table:table-cell table:formula="of:=6*[.B66]"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style-name="ce62" table:formula="of:=[.H67]*((2^8)-1)*[.$C$3]" office:value-type="float" office:value="110.16">
            <text:p>110</text:p>
          </table:table-cell>
          <table:table-cell table:style-name="ce62" table:formula="of:=[.$G$2]-[.C67]" office:value-type="float" office:value="-50.16">
            <text:p>-50</text:p>
          </table:table-cell>
          <table:table-cell table:style-name="ce62"/>
          <table:table-cell table:number-columns-repeated="2"/>
          <table:table-cell table:formula="of:=6*[.B67]" office:value-type="float" office:value="27000">
            <text:p>27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style-name="ce62" table:formula="of:=[.H68]*((2^8)-1)*[.$C$3]" office:value-type="float" office:value="122.4">
            <text:p>122</text:p>
          </table:table-cell>
          <table:table-cell table:style-name="ce62" table:formula="of:=[.$G$2]-[.C68]" office:value-type="float" office:value="-62.4">
            <text:p>-62</text:p>
          </table:table-cell>
          <table:table-cell table:style-name="ce62"/>
          <table:table-cell table:number-columns-repeated="2"/>
          <table:table-cell table:formula="of:=6*[.B68]" office:value-type="float" office:value="30000">
            <text:p>3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style-name="ce62" table:formula="of:=[.H69]*((2^8)-1)*[.$C$3]" office:value-type="float" office:value="134.64">
            <text:p>135</text:p>
          </table:table-cell>
          <table:table-cell table:style-name="ce62" table:formula="of:=[.$G$2]-[.C69]" office:value-type="float" office:value="-74.64">
            <text:p>-75</text:p>
          </table:table-cell>
          <table:table-cell/>
          <table:table-cell table:style-name="ce62"/>
          <table:table-cell/>
          <table:table-cell table:formula="of:=6*[.B69]" office:value-type="float" office:value="33000">
            <text:p>33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style-name="ce62" table:formula="of:=[.H70]*((2^8)-1)*[.$C$3]" office:value-type="float" office:value="146.88">
            <text:p>147</text:p>
          </table:table-cell>
          <table:table-cell table:style-name="ce62" table:formula="of:=[.$G$2]-[.C70]" office:value-type="float" office:value="-86.88">
            <text:p>-87</text:p>
          </table:table-cell>
          <table:table-cell/>
          <table:table-cell table:style-name="ce62"/>
          <table:table-cell/>
          <table:table-cell table:formula="of:=6*[.B70]" office:value-type="float" office:value="36000">
            <text:p>36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style-name="ce62" table:formula="of:=[.H71]*((2^8)-1)*[.$C$3]" office:value-type="float" office:value="159.12">
            <text:p>159</text:p>
          </table:table-cell>
          <table:table-cell table:style-name="ce62" table:formula="of:=[.$G$2]-[.C71]" office:value-type="float" office:value="-99.12">
            <text:p>-99</text:p>
          </table:table-cell>
          <table:table-cell/>
          <table:table-cell table:style-name="ce62"/>
          <table:table-cell/>
          <table:table-cell table:formula="of:=6*[.B71]" office:value-type="float" office:value="39000">
            <text:p>3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style-name="ce62" table:formula="of:=[.H72]*((2^8)-1)*[.$C$3]" office:value-type="float" office:value="171.36">
            <text:p>171</text:p>
          </table:table-cell>
          <table:table-cell table:style-name="ce62" table:formula="of:=[.$G$2]-[.C72]" office:value-type="float" office:value="-111.36">
            <text:p>-111</text:p>
          </table:table-cell>
          <table:table-cell/>
          <table:table-cell table:style-name="ce62"/>
          <table:table-cell/>
          <table:table-cell table:formula="of:=6*[.B72]" office:value-type="float" office:value="42000">
            <text:p>42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style-name="ce62" table:formula="of:=[.H73]*((2^8)-1)*[.$C$3]" office:value-type="float" office:value="183.6">
            <text:p>184</text:p>
          </table:table-cell>
          <table:table-cell table:style-name="ce62" table:formula="of:=[.$G$2]-[.C73]" office:value-type="float" office:value="-123.6">
            <text:p>-124</text:p>
          </table:table-cell>
          <table:table-cell/>
          <table:table-cell table:style-name="ce62"/>
          <table:table-cell/>
          <table:table-cell table:formula="of:=6*[.B73]" office:value-type="float" office:value="45000">
            <text:p>45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style-name="ce62" table:formula="of:=[.H74]*((2^8)-1)*[.$C$3]" office:value-type="float" office:value="195.84">
            <text:p>196</text:p>
          </table:table-cell>
          <table:table-cell table:style-name="ce62" table:formula="of:=[.$G$2]-[.C74]" office:value-type="float" office:value="-135.84">
            <text:p>-136</text:p>
          </table:table-cell>
          <table:table-cell/>
          <table:table-cell table:style-name="ce62"/>
          <table:table-cell/>
          <table:table-cell table:formula="of:=6*[.B74]" office:value-type="float" office:value="48000">
            <text:p>48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style-name="ce62" table:formula="of:=[.H75]*((2^8)-1)*[.$C$3]" office:value-type="float" office:value="208.08">
            <text:p>208</text:p>
          </table:table-cell>
          <table:table-cell table:style-name="ce62" table:formula="of:=[.$G$2]-[.C75]" office:value-type="float" office:value="-148.08">
            <text:p>-148</text:p>
          </table:table-cell>
          <table:table-cell/>
          <table:table-cell table:style-name="ce62"/>
          <table:table-cell/>
          <table:table-cell table:formula="of:=6*[.B75]" office:value-type="float" office:value="51000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dwell</text:p>
          </table:table-cell>
          <table:table-cell office:value-type="float" office:value="0.005">
            <text:p>0,00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8" office:value-type="string">
            <text:p>rpm</text:p>
          </table:table-cell>
          <table:table-cell table:style-name="ce28" office:value-type="string">
            <text:p>Dwell <text:s/>°</text:p>
          </table:table-cell>
          <table:table-cell table:style-name="ce28" table:number-columns-repeated="4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table:number-columns-repeated="5"/>
          <table:table-cell table:number-columns-repeated="5"/>
        </table:table-row>
        <table:table-row table:style-name="ro1">
          <table:table-cell/>
          <table:table-cell table:style-name="ce29" office:value-type="float" office:value="350">
            <text:p>350</text:p>
          </table:table-cell>
          <table:table-cell table:style-name="ce43" table:formula="of:=[.$D$2]*[.H7]" office:value-type="float" office:value="10.5">
            <text:p>1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38" table:formula="of:=6*[.B7]" office:value-type="float" office:value="2100">
            <text:p>21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00">
            <text:p>700</text:p>
          </table:table-cell>
          <table:table-cell table:style-name="ce43" table:formula="of:=[.$D$2]*[.H8]" office:value-type="float" office:value="21">
            <text:p>2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8]" office:value-type="float" office:value="4200">
            <text:p>42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1000">
            <text:p>1000</text:p>
          </table:table-cell>
          <table:table-cell table:style-name="ce43" table:formula="of:=[.$D$2]*[.H9]" office:value-type="float" office:value="30">
            <text:p>3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9]" office:value-type="float" office:value="6000">
            <text:p>6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1350">
            <text:p>1350</text:p>
          </table:table-cell>
          <table:table-cell table:style-name="ce43" table:formula="of:=[.$D$2]*[.H10]" office:value-type="float" office:value="40.5">
            <text:p>41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0]" office:value-type="float" office:value="8100">
            <text:p>81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1500">
            <text:p>1500</text:p>
          </table:table-cell>
          <table:table-cell table:style-name="ce43" table:formula="of:=[.$D$2]*[.H11]" office:value-type="float" office:value="45">
            <text:p>45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1]" office:value-type="float" office:value="9000">
            <text:p>9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2000">
            <text:p>2000</text:p>
          </table:table-cell>
          <table:table-cell table:style-name="ce43" table:formula="of:=[.$D$2]*[.H12]" office:value-type="float" office:value="60">
            <text:p>60</text:p>
          </table:table-cell>
          <table:table-cell table:style-name="ce63"/>
          <table:table-cell table:style-name="ce42"/>
          <table:table-cell table:style-name="ce73"/>
          <table:table-cell table:style-name="ce32"/>
          <table:table-cell table:style-name="ce29" table:formula="of:=6*[.B12]"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2500">
            <text:p>2500</text:p>
          </table:table-cell>
          <table:table-cell table:style-name="ce43" table:formula="of:=[.$D$2]*[.H13]" office:value-type="float" office:value="75">
            <text:p>75</text:p>
          </table:table-cell>
          <table:table-cell table:style-name="ce62"/>
          <table:table-cell table:style-name="ce42"/>
          <table:table-cell table:style-name="ce73"/>
          <table:table-cell table:style-name="ce32"/>
          <table:table-cell table:style-name="ce29" table:formula="of:=6*[.B13]" office:value-type="float" office:value="15000">
            <text:p>15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3000">
            <text:p>3000</text:p>
          </table:table-cell>
          <table:table-cell table:style-name="ce43" table:formula="of:=[.$D$2]*[.H14]" office:value-type="float" office:value="90">
            <text:p>9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4]"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3500">
            <text:p>3500</text:p>
          </table:table-cell>
          <table:table-cell table:style-name="ce43" table:formula="of:=[.$D$2]*[.H15]" office:value-type="float" office:value="105">
            <text:p>10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5]"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4000">
            <text:p>4000</text:p>
          </table:table-cell>
          <table:table-cell table:style-name="ce43" table:formula="of:=[.$D$2]*[.H16]" office:value-type="float" office:value="120">
            <text:p>12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6]" office:value-type="float" office:value="24000">
            <text:p>24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4500">
            <text:p>4500</text:p>
          </table:table-cell>
          <table:table-cell table:style-name="ce43" table:formula="of:=[.$D$2]*[.H17]" office:value-type="float" office:value="135">
            <text:p>135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7]" office:value-type="float" office:value="27000">
            <text:p>27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5000">
            <text:p>5000</text:p>
          </table:table-cell>
          <table:table-cell table:style-name="ce43" table:formula="of:=[.$D$2]*[.H18]" office:value-type="float" office:value="150">
            <text:p>150</text:p>
          </table:table-cell>
          <table:table-cell table:style-name="ce62" table:number-columns-repeated="2"/>
          <table:table-cell table:style-name="ce73"/>
          <table:table-cell table:style-name="ce32"/>
          <table:table-cell table:style-name="ce29" table:formula="of:=6*[.B18]" office:value-type="float" office:value="30000">
            <text:p>30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5500">
            <text:p>5500</text:p>
          </table:table-cell>
          <table:table-cell table:style-name="ce43" table:formula="of:=[.$D$2]*[.H19]" office:value-type="float" office:value="165">
            <text:p>16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19]" office:value-type="float" office:value="33000">
            <text:p>33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6000">
            <text:p>6000</text:p>
          </table:table-cell>
          <table:table-cell table:style-name="ce43" table:formula="of:=[.$D$2]*[.H20]" office:value-type="float" office:value="180">
            <text:p>18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0]" office:value-type="float" office:value="36000">
            <text:p>36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6500">
            <text:p>6500</text:p>
          </table:table-cell>
          <table:table-cell table:style-name="ce43" table:formula="of:=[.$D$2]*[.H21]" office:value-type="float" office:value="195">
            <text:p>19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1]" office:value-type="float" office:value="39000">
            <text:p>39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000">
            <text:p>7000</text:p>
          </table:table-cell>
          <table:table-cell table:style-name="ce43" table:formula="of:=[.$D$2]*[.H22]" office:value-type="float" office:value="210">
            <text:p>21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2]" office:value-type="float" office:value="42000">
            <text:p>42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7500">
            <text:p>7500</text:p>
          </table:table-cell>
          <table:table-cell table:style-name="ce43" table:formula="of:=[.$D$2]*[.H23]" office:value-type="float" office:value="225">
            <text:p>22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3]" office:value-type="float" office:value="45000">
            <text:p>45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000">
            <text:p>8000</text:p>
          </table:table-cell>
          <table:table-cell table:style-name="ce74" table:formula="of:=[.$D$2]*[.H24]" office:value-type="float" office:value="240">
            <text:p>240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4]" office:value-type="float" office:value="48000">
            <text:p>48000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float" office:value="8500">
            <text:p>8500</text:p>
          </table:table-cell>
          <table:table-cell table:style-name="ce74" table:formula="of:=[.$D$2]*[.H25]" office:value-type="float" office:value="255">
            <text:p>255</text:p>
          </table:table-cell>
          <table:table-cell table:style-name="ce62"/>
          <table:table-cell table:style-name="ce73"/>
          <table:table-cell table:style-name="ce62"/>
          <table:table-cell table:style-name="ce32"/>
          <table:table-cell table:style-name="ce29" table:formula="of:=6*[.B25]" office:value-type="float" office:value="51000">
            <text:p>510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w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28]/1024" office:value-type="float" office:value="0">
            <text:p>0</text:p>
          </table:table-cell>
          <table:table-cell table:formula="of:=6*[.B28]" office:value-type="float" office:value="0">
            <text:p>0</text:p>
          </table:table-cell>
          <table:table-cell table:style-name="ce75" table:formula="of:=[.$D$2]*[.D2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[.G28]/512" office:value-type="float" office:value="0">
            <text:p>0</text:p>
          </table:table-cell>
          <table:table-cell table:formula="of:=6*[.G28]" office:value-type="float" office:value="0">
            <text:p>0</text:p>
          </table:table-cell>
          <table:table-cell table:style-name="ce75" table:formula="of:=[.$D$2]*[.I2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formula="of:=[.B29]/1024" office:value-type="float" office:value="1">
            <text:p>1</text:p>
          </table:table-cell>
          <table:table-cell table:formula="of:=6*[.B29]" office:value-type="float" office:value="6144">
            <text:p>6144</text:p>
          </table:table-cell>
          <table:table-cell table:style-name="ce75" table:formula="of:=[.$D$2]*[.D29]" office:value-type="float" office:value="30.72">
            <text:p>31</text:p>
          </table:table-cell>
          <table:table-cell/>
          <table:table-cell office:value-type="float" office:value="512">
            <text:p>512</text:p>
          </table:table-cell>
          <table:table-cell table:formula="of:=[.G29]/512" office:value-type="float" office:value="1">
            <text:p>1</text:p>
          </table:table-cell>
          <table:table-cell table:formula="of:=6*[.G29]" office:value-type="float" office:value="3072">
            <text:p>3072</text:p>
          </table:table-cell>
          <table:table-cell table:style-name="ce75" table:formula="of:=[.$D$2]*[.I29]" office:value-type="float" office:value="15.36">
            <text:p>15</text:p>
          </table:table-cell>
          <table:table-cell/>
          <table:table-cell office:value-type="float" office:value="256">
            <text:p>256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[.B30]/1024" office:value-type="float" office:value="2">
            <text:p>2</text:p>
          </table:table-cell>
          <table:table-cell table:formula="of:=6*[.B30]" office:value-type="float" office:value="12288">
            <text:p>12288</text:p>
          </table:table-cell>
          <table:table-cell table:style-name="ce75" table:formula="of:=[.$D$2]*[.D30]" office:value-type="float" office:value="61.44">
            <text:p>61</text:p>
          </table:table-cell>
          <table:table-cell/>
          <table:table-cell office:value-type="float" office:value="1024">
            <text:p>1024</text:p>
          </table:table-cell>
          <table:table-cell table:formula="of:=[.G30]/512" office:value-type="float" office:value="2">
            <text:p>2</text:p>
          </table:table-cell>
          <table:table-cell table:formula="of:=6*[.G30]" office:value-type="float" office:value="6144">
            <text:p>6144</text:p>
          </table:table-cell>
          <table:table-cell table:style-name="ce75" table:formula="of:=[.$D$2]*[.I30]" office:value-type="float" office:value="30.72">
            <text:p>31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table:formula="of:=[.B31]/1024" office:value-type="float" office:value="3">
            <text:p>3</text:p>
          </table:table-cell>
          <table:table-cell table:formula="of:=6*[.B31]" office:value-type="float" office:value="18432">
            <text:p>18432</text:p>
          </table:table-cell>
          <table:table-cell table:style-name="ce75" table:formula="of:=[.$D$2]*[.D31]" office:value-type="float" office:value="92.16">
            <text:p>92</text:p>
          </table:table-cell>
          <table:table-cell/>
          <table:table-cell office:value-type="float" office:value="1536">
            <text:p>1536</text:p>
          </table:table-cell>
          <table:table-cell table:formula="of:=[.G31]/512" office:value-type="float" office:value="3">
            <text:p>3</text:p>
          </table:table-cell>
          <table:table-cell table:formula="of:=6*[.G31]" office:value-type="float" office:value="9216">
            <text:p>9216</text:p>
          </table:table-cell>
          <table:table-cell table:style-name="ce75" table:formula="of:=[.$D$2]*[.I31]" office:value-type="float" office:value="46.08">
            <text:p>46</text:p>
          </table:table-cell>
          <table:table-cell/>
          <table:table-cell office:value-type="float" office:value="768">
            <text:p>768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[.B32]/1024" office:value-type="float" office:value="4">
            <text:p>4</text:p>
          </table:table-cell>
          <table:table-cell table:formula="of:=6*[.B32]" office:value-type="float" office:value="24576">
            <text:p>24576</text:p>
          </table:table-cell>
          <table:table-cell table:style-name="ce75" table:formula="of:=[.$D$2]*[.D32]" office:value-type="float" office:value="122.88">
            <text:p>123</text:p>
          </table:table-cell>
          <table:table-cell/>
          <table:table-cell office:value-type="float" office:value="2048">
            <text:p>2048</text:p>
          </table:table-cell>
          <table:table-cell table:formula="of:=[.G32]/512" office:value-type="float" office:value="4">
            <text:p>4</text:p>
          </table:table-cell>
          <table:table-cell table:formula="of:=6*[.G32]" office:value-type="float" office:value="12288">
            <text:p>12288</text:p>
          </table:table-cell>
          <table:table-cell table:style-name="ce75" table:formula="of:=[.$D$2]*[.I32]" office:value-type="float" office:value="61.44">
            <text:p>61</text:p>
          </table:table-cell>
          <table:table-cell/>
          <table:table-cell office:value-type="float" office:value="1024">
            <text:p>1024</text:p>
          </table:table-cell>
        </table:table-row>
        <table:table-row table:style-name="ro1">
          <table:table-cell/>
          <table:table-cell office:value-type="float" office:value="5120">
            <text:p>5120</text:p>
          </table:table-cell>
          <table:table-cell table:formula="of:=[.B33]/1024" office:value-type="float" office:value="5">
            <text:p>5</text:p>
          </table:table-cell>
          <table:table-cell table:formula="of:=6*[.B33]" office:value-type="float" office:value="30720">
            <text:p>30720</text:p>
          </table:table-cell>
          <table:table-cell table:style-name="ce75" table:formula="of:=[.$D$2]*[.D33]" office:value-type="float" office:value="153.6">
            <text:p>154</text:p>
          </table:table-cell>
          <table:table-cell/>
          <table:table-cell office:value-type="float" office:value="2560">
            <text:p>2560</text:p>
          </table:table-cell>
          <table:table-cell table:formula="of:=[.G33]/512" office:value-type="float" office:value="5">
            <text:p>5</text:p>
          </table:table-cell>
          <table:table-cell table:formula="of:=6*[.G33]" office:value-type="float" office:value="15360">
            <text:p>15360</text:p>
          </table:table-cell>
          <table:table-cell table:style-name="ce75" table:formula="of:=[.$D$2]*[.I33]" office:value-type="float" office:value="76.8">
            <text:p>77</text:p>
          </table:table-cell>
          <table:table-cell/>
          <table:table-cell office:value-type="float" office:value="1280">
            <text:p>1280</text:p>
          </table:table-cell>
        </table:table-row>
        <table:table-row table:style-name="ro1">
          <table:table-cell/>
          <table:table-cell office:value-type="float" office:value="6144">
            <text:p>6144</text:p>
          </table:table-cell>
          <table:table-cell table:formula="of:=[.B34]/1024" office:value-type="float" office:value="6">
            <text:p>6</text:p>
          </table:table-cell>
          <table:table-cell table:formula="of:=6*[.B34]" office:value-type="float" office:value="36864">
            <text:p>36864</text:p>
          </table:table-cell>
          <table:table-cell table:style-name="ce75" table:formula="of:=[.$D$2]*[.D34]" office:value-type="float" office:value="184.32">
            <text:p>184</text:p>
          </table:table-cell>
          <table:table-cell/>
          <table:table-cell office:value-type="float" office:value="3072">
            <text:p>3072</text:p>
          </table:table-cell>
          <table:table-cell table:formula="of:=[.G34]/512" office:value-type="float" office:value="6">
            <text:p>6</text:p>
          </table:table-cell>
          <table:table-cell table:formula="of:=6*[.G34]" office:value-type="float" office:value="18432">
            <text:p>18432</text:p>
          </table:table-cell>
          <table:table-cell table:style-name="ce75" table:formula="of:=[.$D$2]*[.I34]" office:value-type="float" office:value="92.16">
            <text:p>92</text:p>
          </table:table-cell>
          <table:table-cell/>
          <table:table-cell office:value-type="float" office:value="1536">
            <text:p>1536</text:p>
          </table:table-cell>
        </table:table-row>
        <table:table-row table:style-name="ro1">
          <table:table-cell/>
          <table:table-cell office:value-type="float" office:value="7168">
            <text:p>7168</text:p>
          </table:table-cell>
          <table:table-cell table:formula="of:=[.B35]/1024" office:value-type="float" office:value="7">
            <text:p>7</text:p>
          </table:table-cell>
          <table:table-cell table:formula="of:=6*[.B35]" office:value-type="float" office:value="43008">
            <text:p>43008</text:p>
          </table:table-cell>
          <table:table-cell table:style-name="ce75" table:formula="of:=[.$D$2]*[.D35]" office:value-type="float" office:value="215.04">
            <text:p>215</text:p>
          </table:table-cell>
          <table:table-cell/>
          <table:table-cell office:value-type="float" office:value="3584">
            <text:p>3584</text:p>
          </table:table-cell>
          <table:table-cell table:formula="of:=[.G35]/512" office:value-type="float" office:value="7">
            <text:p>7</text:p>
          </table:table-cell>
          <table:table-cell table:formula="of:=6*[.G35]" office:value-type="float" office:value="21504">
            <text:p>21504</text:p>
          </table:table-cell>
          <table:table-cell table:style-name="ce75" table:formula="of:=[.$D$2]*[.I35]" office:value-type="float" office:value="107.52">
            <text:p>108</text:p>
          </table:table-cell>
          <table:table-cell/>
          <table:table-cell office:value-type="float" office:value="1792">
            <text:p>1792</text:p>
          </table:table-cell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formula="of:=[.B36]/1024" office:value-type="float" office:value="8">
            <text:p>8</text:p>
          </table:table-cell>
          <table:table-cell table:formula="of:=6*[.B36]" office:value-type="float" office:value="49152">
            <text:p>49152</text:p>
          </table:table-cell>
          <table:table-cell table:style-name="ce75" table:formula="of:=[.$D$2]*[.D36]" office:value-type="float" office:value="245.76">
            <text:p>246</text:p>
          </table:table-cell>
          <table:table-cell/>
          <table:table-cell office:value-type="float" office:value="4096">
            <text:p>4096</text:p>
          </table:table-cell>
          <table:table-cell table:formula="of:=[.G36]/512" office:value-type="float" office:value="8">
            <text:p>8</text:p>
          </table:table-cell>
          <table:table-cell table:formula="of:=6*[.G36]" office:value-type="float" office:value="24576">
            <text:p>24576</text:p>
          </table:table-cell>
          <table:table-cell table:style-name="ce75" table:formula="of:=[.$D$2]*[.I36]" office:value-type="float" office:value="122.88">
            <text:p>123</text:p>
          </table:table-cell>
          <table:table-cell/>
          <table:table-cell office:value-type="float" office:value="2048">
            <text:p>2048</text:p>
          </table:table-cell>
        </table:table-row>
        <table:table-row table:style-name="ro1">
          <table:table-cell/>
          <table:table-cell office:value-type="float" office:value="9216">
            <text:p>9216</text:p>
          </table:table-cell>
          <table:table-cell table:formula="of:=[.B37]/1024" office:value-type="float" office:value="9">
            <text:p>9</text:p>
          </table:table-cell>
          <table:table-cell table:formula="of:=6*[.B37]" office:value-type="float" office:value="55296">
            <text:p>55296</text:p>
          </table:table-cell>
          <table:table-cell table:style-name="ce75" table:formula="of:=[.$D$2]*[.D37]" office:value-type="float" office:value="276.48">
            <text:p>276</text:p>
          </table:table-cell>
          <table:table-cell/>
          <table:table-cell office:value-type="float" office:value="4608">
            <text:p>4608</text:p>
          </table:table-cell>
          <table:table-cell table:formula="of:=[.G37]/512" office:value-type="float" office:value="9">
            <text:p>9</text:p>
          </table:table-cell>
          <table:table-cell table:formula="of:=6*[.G37]" office:value-type="float" office:value="27648">
            <text:p>27648</text:p>
          </table:table-cell>
          <table:table-cell table:style-name="ce75" table:formula="of:=[.$D$2]*[.I37]" office:value-type="float" office:value="138.24">
            <text:p>138</text:p>
          </table:table-cell>
          <table:table-cell/>
          <table:table-cell office:value-type="float" office:value="2304">
            <text:p>2304</text:p>
          </table:table-cell>
        </table:table-row>
        <table:table-row table:style-name="ro1">
          <table:table-cell table:number-columns-repeated="6"/>
          <table:table-cell office:value-type="float" office:value="5120">
            <text:p>5120</text:p>
          </table:table-cell>
          <table:table-cell table:formula="of:=[.G38]/512" office:value-type="float" office:value="10">
            <text:p>10</text:p>
          </table:table-cell>
          <table:table-cell table:formula="of:=6*[.G38]" office:value-type="float" office:value="30720">
            <text:p>30720</text:p>
          </table:table-cell>
          <table:table-cell table:style-name="ce75" table:formula="of:=[.$D$2]*[.I38]" office:value-type="float" office:value="153.6">
            <text:p>154</text:p>
          </table:table-cell>
          <table:table-cell/>
          <table:table-cell office:value-type="float" office:value="2560">
            <text:p>2560</text:p>
          </table:table-cell>
        </table:table-row>
        <table:table-row table:style-name="ro1">
          <table:table-cell table:number-columns-repeated="6"/>
          <table:table-cell office:value-type="float" office:value="5632">
            <text:p>5632</text:p>
          </table:table-cell>
          <table:table-cell table:formula="of:=[.G39]/512" office:value-type="float" office:value="11">
            <text:p>11</text:p>
          </table:table-cell>
          <table:table-cell table:formula="of:=6*[.G39]" office:value-type="float" office:value="33792">
            <text:p>33792</text:p>
          </table:table-cell>
          <table:table-cell table:style-name="ce75" table:formula="of:=[.$D$2]*[.I39]" office:value-type="float" office:value="168.96">
            <text:p>169</text:p>
          </table:table-cell>
          <table:table-cell/>
          <table:table-cell office:value-type="float" office:value="2816">
            <text:p>2816</text:p>
          </table:table-cell>
        </table:table-row>
        <table:table-row table:style-name="ro1">
          <table:table-cell table:number-columns-repeated="6"/>
          <table:table-cell office:value-type="float" office:value="6144">
            <text:p>6144</text:p>
          </table:table-cell>
          <table:table-cell table:formula="of:=[.G40]/512" office:value-type="float" office:value="12">
            <text:p>12</text:p>
          </table:table-cell>
          <table:table-cell table:formula="of:=6*[.G40]" office:value-type="float" office:value="36864">
            <text:p>36864</text:p>
          </table:table-cell>
          <table:table-cell table:style-name="ce75" table:formula="of:=[.$D$2]*[.I40]" office:value-type="float" office:value="184.32">
            <text:p>184</text:p>
          </table:table-cell>
          <table:table-cell/>
          <table:table-cell office:value-type="float" office:value="3072">
            <text:p>3072</text:p>
          </table:table-cell>
        </table:table-row>
        <table:table-row table:style-name="ro1">
          <table:table-cell table:number-columns-repeated="6"/>
          <table:table-cell office:value-type="float" office:value="6656">
            <text:p>6656</text:p>
          </table:table-cell>
          <table:table-cell table:formula="of:=[.G41]/512" office:value-type="float" office:value="13">
            <text:p>13</text:p>
          </table:table-cell>
          <table:table-cell table:formula="of:=6*[.G41]" office:value-type="float" office:value="39936">
            <text:p>39936</text:p>
          </table:table-cell>
          <table:table-cell table:style-name="ce75" table:formula="of:=[.$D$2]*[.I41]" office:value-type="float" office:value="199.68">
            <text:p>200</text:p>
          </table:table-cell>
          <table:table-cell/>
          <table:table-cell office:value-type="float" office:value="3328">
            <text:p>3328</text:p>
          </table:table-cell>
        </table:table-row>
        <table:table-row table:style-name="ro1">
          <table:table-cell table:number-columns-repeated="6"/>
          <table:table-cell office:value-type="float" office:value="7168">
            <text:p>7168</text:p>
          </table:table-cell>
          <table:table-cell table:formula="of:=[.G42]/512" office:value-type="float" office:value="14">
            <text:p>14</text:p>
          </table:table-cell>
          <table:table-cell table:formula="of:=6*[.G42]" office:value-type="float" office:value="43008">
            <text:p>43008</text:p>
          </table:table-cell>
          <table:table-cell table:style-name="ce75" table:formula="of:=[.$D$2]*[.I42]" office:value-type="float" office:value="215.04">
            <text:p>215</text:p>
          </table:table-cell>
          <table:table-cell/>
          <table:table-cell office:value-type="float" office:value="3584">
            <text:p>3584</text:p>
          </table:table-cell>
        </table:table-row>
        <table:table-row table:style-name="ro1">
          <table:table-cell table:number-columns-repeated="6"/>
          <table:table-cell office:value-type="float" office:value="7680">
            <text:p>7680</text:p>
          </table:table-cell>
          <table:table-cell table:formula="of:=[.G43]/512" office:value-type="float" office:value="15">
            <text:p>15</text:p>
          </table:table-cell>
          <table:table-cell table:formula="of:=6*[.G43]" office:value-type="float" office:value="46080">
            <text:p>46080</text:p>
          </table:table-cell>
          <table:table-cell table:style-name="ce75" table:formula="of:=[.$D$2]*[.I43]" office:value-type="float" office:value="230.4">
            <text:p>230</text:p>
          </table:table-cell>
          <table:table-cell/>
          <table:table-cell office:value-type="float" office:value="3840">
            <text:p>3840</text:p>
          </table:table-cell>
        </table:table-row>
        <table:table-row table:style-name="ro1">
          <table:table-cell table:number-columns-repeated="6"/>
          <table:table-cell office:value-type="float" office:value="8192">
            <text:p>8192</text:p>
          </table:table-cell>
          <table:table-cell table:formula="of:=[.G44]/512" office:value-type="float" office:value="16">
            <text:p>16</text:p>
          </table:table-cell>
          <table:table-cell table:formula="of:=6*[.G44]" office:value-type="float" office:value="49152">
            <text:p>49152</text:p>
          </table:table-cell>
          <table:table-cell table:style-name="ce75" table:formula="of:=[.$D$2]*[.I44]" office:value-type="float" office:value="245.76">
            <text:p>246</text:p>
          </table:table-cell>
          <table:table-cell/>
          <table:table-cell office:value-type="float" office:value="4096">
            <text:p>4096</text:p>
          </table:table-cell>
        </table:table-row>
        <table:table-row table:style-name="ro1">
          <table:table-cell table:number-columns-repeated="6"/>
          <table:table-cell office:value-type="float" office:value="8704">
            <text:p>8704</text:p>
          </table:table-cell>
          <table:table-cell table:formula="of:=[.G45]/512" office:value-type="float" office:value="17">
            <text:p>17</text:p>
          </table:table-cell>
          <table:table-cell table:formula="of:=6*[.G45]" office:value-type="float" office:value="52224">
            <text:p>52224</text:p>
          </table:table-cell>
          <table:table-cell table:style-name="ce75" table:formula="of:=[.$D$2]*[.I45]" office:value-type="float" office:value="261.12">
            <text:p>261</text:p>
          </table:table-cell>
          <table:table-cell/>
          <table:table-cell office:value-type="float" office:value="4352">
            <text:p>4352</text:p>
          </table:table-cell>
        </table:table-row>
        <table:table-row table:style-name="ro1">
          <table:table-cell table:number-columns-repeated="6"/>
          <table:table-cell office:value-type="float" office:value="9216">
            <text:p>9216</text:p>
          </table:table-cell>
          <table:table-cell table:formula="of:=[.G46]/512" office:value-type="float" office:value="18">
            <text:p>18</text:p>
          </table:table-cell>
          <table:table-cell table:formula="of:=6*[.G46]" office:value-type="float" office:value="55296">
            <text:p>55296</text:p>
          </table:table-cell>
          <table:table-cell table:style-name="ce75" table:formula="of:=[.$D$2]*[.I46]" office:value-type="float" office:value="276.48">
            <text:p>276</text:p>
          </table:table-cell>
          <table:table-cell/>
          <table:table-cell office:value-type="float" office:value="4608">
            <text:p>4608</text:p>
          </table:table-cell>
        </table:table-row>
        <table:table-row table:style-name="ro1">
          <table:table-cell table:number-columns-repeated="11"/>
          <table:table-cell office:value-type="float" office:value="4864">
            <text:p>4864</text:p>
          </table:table-cell>
        </table:table-row>
        <table:table-row table:style-name="ro1">
          <table:table-cell table:number-columns-repeated="11"/>
          <table:table-cell office:value-type="float" office:value="5120">
            <text:p>5120</text:p>
          </table:table-cell>
        </table:table-row>
        <table:table-row table:style-name="ro1">
          <table:table-cell table:number-columns-repeated="11"/>
          <table:table-cell office:value-type="float" office:value="5376">
            <text:p>5376</text:p>
          </table:table-cell>
        </table:table-row>
        <table:table-row table:style-name="ro1">
          <table:table-cell table:number-columns-repeated="11"/>
          <table:table-cell office:value-type="float" office:value="5632">
            <text:p>5632</text:p>
          </table:table-cell>
        </table:table-row>
        <table:table-row table:style-name="ro1">
          <table:table-cell table:number-columns-repeated="11"/>
          <table:table-cell office:value-type="float" office:value="5888">
            <text:p>5888</text:p>
          </table:table-cell>
        </table:table-row>
        <table:table-row table:style-name="ro1">
          <table:table-cell table:number-columns-repeated="11"/>
          <table:table-cell office:value-type="float" office:value="6144">
            <text:p>6144</text:p>
          </table:table-cell>
        </table:table-row>
        <table:table-row table:style-name="ro1">
          <table:table-cell table:number-columns-repeated="11"/>
          <table:table-cell office:value-type="float" office:value="6400">
            <text:p>6400</text:p>
          </table:table-cell>
        </table:table-row>
        <table:table-row table:style-name="ro1">
          <table:table-cell table:number-columns-repeated="11"/>
          <table:table-cell office:value-type="float" office:value="6656">
            <text:p>6656</text:p>
          </table:table-cell>
        </table:table-row>
        <table:table-row table:style-name="ro1">
          <table:table-cell table:number-columns-repeated="11"/>
          <table:table-cell office:value-type="float" office:value="6912">
            <text:p>6912</text:p>
          </table:table-cell>
        </table:table-row>
        <table:table-row table:style-name="ro1">
          <table:table-cell table:number-columns-repeated="11"/>
          <table:table-cell office:value-type="float" office:value="7168">
            <text:p>7168</text:p>
          </table:table-cell>
        </table:table-row>
        <table:table-row table:style-name="ro1">
          <table:table-cell table:number-columns-repeated="11"/>
          <table:table-cell office:value-type="float" office:value="7424">
            <text:p>7424</text:p>
          </table:table-cell>
        </table:table-row>
        <table:table-row table:style-name="ro1">
          <table:table-cell table:number-columns-repeated="11"/>
          <table:table-cell office:value-type="float" office:value="7680">
            <text:p>7680</text:p>
          </table:table-cell>
        </table:table-row>
        <table:table-row table:style-name="ro1">
          <table:table-cell table:number-columns-repeated="11"/>
          <table:table-cell office:value-type="float" office:value="7936">
            <text:p>7936</text:p>
          </table:table-cell>
        </table:table-row>
        <table:table-row table:style-name="ro1">
          <table:table-cell table:number-columns-repeated="11"/>
          <table:table-cell office:value-type="float" office:value="8192">
            <text:p>8192</text:p>
          </table:table-cell>
        </table:table-row>
        <table:table-row table:style-name="ro1">
          <table:table-cell table:number-columns-repeated="11"/>
          <table:table-cell office:value-type="float" office:value="8448">
            <text:p>8448</text:p>
          </table:table-cell>
        </table:table-row>
        <table:table-row table:style-name="ro1">
          <table:table-cell table:number-columns-repeated="11"/>
          <table:table-cell office:value-type="float" office:value="8704">
            <text:p>8704</text:p>
          </table:table-cell>
        </table:table-row>
        <table:table-row table:style-name="ro1">
          <table:table-cell table:number-columns-repeated="11"/>
          <table:table-cell office:value-type="float" office:value="8960">
            <text:p>8960</text:p>
          </table:table-cell>
        </table:table-row>
        <table:table-row table:style-name="ro1">
          <table:table-cell table:number-columns-repeated="11"/>
          <table:table-cell office:value-type="float" office:value="9216">
            <text:p>9216</text:p>
          </table:table-cell>
        </table:table-row>
        <table:table-row table:style-name="ro1">
          <table:table-cell table:number-columns-repeated="11"/>
          <table:table-cell office:value-type="float" office:value="9472">
            <text:p>9472</text:p>
          </table:table-cell>
        </table:table-row>
        <table:table-row table:style-name="ro1">
          <table:table-cell table:number-columns-repeated="11"/>
          <table:table-cell office:value-type="float" office:value="9728">
            <text:p>9728</text:p>
          </table:table-cell>
        </table:table-row>
        <table:table-row table:style-name="ro1">
          <table:table-cell table:number-columns-repeated="11"/>
          <table:table-cell office:value-type="float" office:value="9984">
            <text:p>9984</text:p>
          </table:table-cell>
        </table:table-row>
        <table:table-row table:style-name="ro1">
          <table:table-cell table:number-columns-repeated="11"/>
          <table:table-cell office:value-type="float" office:value="10240">
            <text:p>10240</text:p>
          </table:table-cell>
        </table:table-row>
      </table:table>
      <table:table table:name="setup" table:style-name="ta1" table:print="false">
        <table:table-column table:style-name="co8" table:default-cell-style-name="Default"/>
        <table:table-column table:style-name="co8" table:number-columns-repeated="2" table:default-cell-style-name="ce48"/>
        <table:table-column table:style-name="co8" table:default-cell-style-name="ce51"/>
        <table:table-column table:style-name="co8" table:number-columns-repeated="2" table:default-cell-style-name="ce53"/>
        <table:table-column table:style-name="co20" table:default-cell-style-name="ce55"/>
        <table:table-column table:style-name="co21" table:default-cell-style-name="ce57"/>
        <table:table-column table:style-name="co22" table:default-cell-style-name="ce57"/>
        <table:table-column table:style-name="co23" table:number-columns-repeated="2" table:default-cell-style-name="ce59"/>
        <table:table-column table:style-name="co24" table:default-cell-style-name="ce60"/>
        <table:table-column table:style-name="co8" table:number-columns-repeated="4" table:default-cell-style-name="Default"/>
        <table:table-row table:style-name="ro1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2">
          <table:table-cell/>
          <table:table-cell table:style-name="ce46" office:value-type="string">
            <text:p>rpm</text:p>
          </table:table-cell>
          <table:table-cell table:style-name="ce49" office:value-type="string">
            <text:p>w</text:p>
          </table:table-cell>
          <table:table-cell table:style-name="ce46" office:value-type="string">
            <text:p>Dwell <text:s/>°</text:p>
          </table:table-cell>
          <table:table-cell table:style-name="ce46" office:value-type="string">
            <text:p>Adv °</text:p>
          </table:table-cell>
          <table:table-cell table:style-name="ce46" office:value-type="string">
            <text:p>coil_on °</text:p>
          </table:table-cell>
          <table:table-cell table:style-name="ce46" office:value-type="string">
            <text:p>coil_on_position</text:p>
          </table:table-cell>
          <table:table-cell table:style-name="ce46" office:value-type="string">
            <text:p>coil_on_deg</text:p>
          </table:table-cell>
          <table:table-cell table:style-name="ce46" office:value-type="string">
            <text:p>coil_on_ticks</text:p>
          </table:table-cell>
          <table:table-cell table:style-name="ce46" office:value-type="string">
            <text:p>coil_off_position</text:p>
          </table:table-cell>
          <table:table-cell table:style-name="ce46" office:value-type="string">
            <text:p>coil_off_deg</text:p>
          </table:table-cell>
          <table:table-cell table:style-name="ce46" office:value-type="string">
            <text:p>coil_off_ticks</text:p>
          </table:table-cell>
          <table:table-cell table:style-name="ce4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9" table:number-columns-repeated="6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7" office:value-type="float" office:value="350">
            <text:p>350</text:p>
          </table:table-cell>
          <table:table-cell table:style-name="ce47" table:formula="of:=6*[.B7]" office:value-type="float" office:value="2100">
            <text:p>2100</text:p>
          </table:table-cell>
          <table:table-cell table:style-name="ce50" table:formula="of:=[dwell.C7]" office:value-type="float" office:value="10.5">
            <text:p>11</text:p>
          </table:table-cell>
          <table:table-cell table:style-name="ce52" office:value-type="float" office:value="3">
            <text:p>3</text:p>
          </table:table-cell>
          <table:table-cell table:style-name="ce54" table:formula="of:=[.D7]+[.E7]" office:value-type="float" office:value="13.5">
            <text:p>14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7" office:value-type="float" office:value="700">
            <text:p>700</text:p>
          </table:table-cell>
          <table:table-cell table:style-name="ce47" table:formula="of:=6*[.B8]" office:value-type="float" office:value="4200">
            <text:p>4200</text:p>
          </table:table-cell>
          <table:table-cell table:style-name="ce50" table:formula="of:=[dwell.C8]" office:value-type="float" office:value="21">
            <text:p>21</text:p>
          </table:table-cell>
          <table:table-cell table:style-name="ce52" office:value-type="float" office:value="3">
            <text:p>3</text:p>
          </table:table-cell>
          <table:table-cell table:style-name="ce54" table:formula="of:=[.D8]+[.E8]" office:value-type="float" office:value="24">
            <text:p>24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2"/>
          <table:table-cell table:style-name="ce61" office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1">
          <table:table-cell/>
          <table:table-cell table:style-name="ce47" office:value-type="float" office:value="1000">
            <text:p>1000</text:p>
          </table:table-cell>
          <table:table-cell table:style-name="ce47" table:formula="of:=6*[.B9]" office:value-type="float" office:value="6000">
            <text:p>6000</text:p>
          </table:table-cell>
          <table:table-cell table:style-name="ce50" table:formula="of:=[dwell.C9]" office:value-type="float" office:value="30">
            <text:p>30</text:p>
          </table:table-cell>
          <table:table-cell table:style-name="ce52" office:value-type="float" office:value="12">
            <text:p>12</text:p>
          </table:table-cell>
          <table:table-cell table:style-name="ce54" table:formula="of:=[.D9]+[.E9]" office:value-type="float" office:value="42">
            <text:p>42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47" office:value-type="float" office:value="1350">
            <text:p>1350</text:p>
          </table:table-cell>
          <table:table-cell table:style-name="ce47" table:formula="of:=6*[.B10]" office:value-type="float" office:value="8100">
            <text:p>8100</text:p>
          </table:table-cell>
          <table:table-cell table:style-name="ce50" table:formula="of:=[dwell.C10]" office:value-type="float" office:value="40.5">
            <text:p>41</text:p>
          </table:table-cell>
          <table:table-cell table:style-name="ce52" office:value-type="float" office:value="12">
            <text:p>12</text:p>
          </table:table-cell>
          <table:table-cell table:style-name="ce54" table:formula="of:=[.D10]+[.E10]" office:value-type="float" office:value="52.5">
            <text:p>53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47" office:value-type="float" office:value="1500">
            <text:p>1500</text:p>
          </table:table-cell>
          <table:table-cell table:style-name="ce47" table:formula="of:=6*[.B11]" office:value-type="float" office:value="9000">
            <text:p>9000</text:p>
          </table:table-cell>
          <table:table-cell table:style-name="ce50" table:formula="of:=[dwell.C11]" office:value-type="float" office:value="45">
            <text:p>45</text:p>
          </table:table-cell>
          <table:table-cell table:style-name="ce52" office:value-type="float" office:value="12">
            <text:p>12</text:p>
          </table:table-cell>
          <table:table-cell table:style-name="ce54" table:formula="of:=[.D11]+[.E11]" office:value-type="float" office:value="57">
            <text:p>57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2"/>
          <table:covered-table-cell table:number-columns-repeated="2"/>
        </table:table-row>
        <table:table-row table:style-name="ro1">
          <table:table-cell/>
          <table:table-cell table:style-name="ce47" office:value-type="float" office:value="2000">
            <text:p>2000</text:p>
          </table:table-cell>
          <table:table-cell table:style-name="ce47" table:formula="of:=6*[.B12]" office:value-type="float" office:value="12000">
            <text:p>12000</text:p>
          </table:table-cell>
          <table:table-cell table:style-name="ce50" table:formula="of:=[dwell.C12]" office:value-type="float" office:value="60">
            <text:p>60</text:p>
          </table:table-cell>
          <table:table-cell table:style-name="ce52" office:value-type="float" office:value="12">
            <text:p>12</text:p>
          </table:table-cell>
          <table:table-cell table:style-name="ce54" table:formula="of:=[.D12]+[.E12]" office:value-type="float" office:value="72">
            <text:p>72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7" office:value-type="float" office:value="2500">
            <text:p>2500</text:p>
          </table:table-cell>
          <table:table-cell table:style-name="ce47" table:formula="of:=6*[.B13]" office:value-type="float" office:value="15000">
            <text:p>15000</text:p>
          </table:table-cell>
          <table:table-cell table:style-name="ce50" table:formula="of:=[dwell.C13]" office:value-type="float" office:value="75">
            <text:p>75</text:p>
          </table:table-cell>
          <table:table-cell table:style-name="ce52" office:value-type="float" office:value="12">
            <text:p>12</text:p>
          </table:table-cell>
          <table:table-cell table:style-name="ce54" table:formula="of:=[.D13]+[.E13]" office:value-type="float" office:value="87">
            <text:p>87</text:p>
          </table:table-cell>
          <table:table-cell table:style-name="ce52" office:value-type="string">
            <text:p>A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 office:value-type="string">
            <text:p>B1</text:p>
          </table:table-cell>
          <table:table-cell table:number-columns-repeated="2" table:style-name="ce5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>
            <text:p>3000</text:p>
          </table:table-cell>
          <table:table-cell table:formula="of:=6*[.B14]" office:value-type="float" office:value="18000">
            <text:p>18000</text:p>
          </table:table-cell>
          <table:table-cell table:formula="of:=[dwell.C14]" office:value-type="float" office:value="90">
            <text:p>90</text:p>
          </table:table-cell>
          <table:table-cell office:value-type="float" office:value="24">
            <text:p>24</text:p>
          </table:table-cell>
          <table:table-cell table:formula="of:=[.D14]+[.E14]" office:value-type="float" office:value="114">
            <text:p>114</text:p>
          </table:table-cell>
          <table:table-cell office:value-type="string">
            <text:p>D2</text:p>
          </table:table-cell>
          <table:table-cell table:formula="of:=185-[.F14]" office:value-type="float" office:value="71">
            <text:p>71</text:p>
          </table:table-cell>
          <table:table-cell table:formula="of:=([.H14]/[.C14])/[advance.$C$3]" office:value-type="float" office:value="246.527777777778">
            <text:p>247</text:p>
          </table:table-cell>
          <table:table-cell office:value-type="string">
            <text:p>A2</text:p>
          </table:table-cell>
          <table:table-cell table:formula="of:=60-[.E14]" office:value-type="float" office:value="36">
            <text:p>36</text:p>
          </table:table-cell>
          <table:table-cell table:formula="of:=([.K14]/[.C14])/[advance.$C$3]" office:value-type="float" office:value="125">
            <text:p>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>
            <text:p>3500</text:p>
          </table:table-cell>
          <table:table-cell table:formula="of:=6*[.B15]" office:value-type="float" office:value="21000">
            <text:p>21000</text:p>
          </table:table-cell>
          <table:table-cell table:formula="of:=[dwell.C15]" office:value-type="float" office:value="105">
            <text:p>105</text:p>
          </table:table-cell>
          <table:table-cell office:value-type="float" office:value="25">
            <text:p>25</text:p>
          </table:table-cell>
          <table:table-cell table:formula="of:=[.D15]+[.E15]" office:value-type="float" office:value="130">
            <text:p>130</text:p>
          </table:table-cell>
          <table:table-cell office:value-type="string">
            <text:p>D2</text:p>
          </table:table-cell>
          <table:table-cell table:formula="of:=185-[.F15]" office:value-type="float" office:value="55">
            <text:p>55</text:p>
          </table:table-cell>
          <table:table-cell table:formula="of:=([.H15]/[.C15])/[advance.$C$3]" office:value-type="float" office:value="163.690476190476">
            <text:p>164</text:p>
          </table:table-cell>
          <table:table-cell office:value-type="string">
            <text:p>A2</text:p>
          </table:table-cell>
          <table:table-cell table:formula="of:=60-[.E15]" office:value-type="float" office:value="35">
            <text:p>35</text:p>
          </table:table-cell>
          <table:table-cell table:formula="of:=([.K15]/[.C15])/[advance.$C$3]" office:value-type="float" office:value="104.166666666667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6*[.B16]" office:value-type="float" office:value="24000">
            <text:p>24000</text:p>
          </table:table-cell>
          <table:table-cell table:formula="of:=[dwell.C16]" office:value-type="float" office:value="120">
            <text:p>120</text:p>
          </table:table-cell>
          <table:table-cell office:value-type="float" office:value="28">
            <text:p>28</text:p>
          </table:table-cell>
          <table:table-cell table:formula="of:=[.D16]+[.E16]" office:value-type="float" office:value="148">
            <text:p>148</text:p>
          </table:table-cell>
          <table:table-cell office:value-type="string">
            <text:p>D2</text:p>
          </table:table-cell>
          <table:table-cell table:formula="of:=185-[.F16]" office:value-type="float" office:value="37">
            <text:p>37</text:p>
          </table:table-cell>
          <table:table-cell table:formula="of:=([.H16]/[.C16])/[advance.$C$3]" office:value-type="float" office:value="96.3541666666667">
            <text:p>96</text:p>
          </table:table-cell>
          <table:table-cell office:value-type="string">
            <text:p>A2</text:p>
          </table:table-cell>
          <table:table-cell table:formula="of:=60-[.E16]" office:value-type="float" office:value="32">
            <text:p>32</text:p>
          </table:table-cell>
          <table:table-cell table:formula="of:=([.K16]/[.C16])/[advance.$C$3]" office:value-type="float" office:value="83.3333333333333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0">
            <text:p>4500</text:p>
          </table:table-cell>
          <table:table-cell table:formula="of:=6*[.B17]" office:value-type="float" office:value="27000">
            <text:p>27000</text:p>
          </table:table-cell>
          <table:table-cell table:formula="of:=[dwell.C17]" office:value-type="float" office:value="135">
            <text:p>135</text:p>
          </table:table-cell>
          <table:table-cell office:value-type="float" office:value="32">
            <text:p>32</text:p>
          </table:table-cell>
          <table:table-cell table:formula="of:=[.D17]+[.E17]" office:value-type="float" office:value="167">
            <text:p>167</text:p>
          </table:table-cell>
          <table:table-cell office:value-type="string">
            <text:p>D2</text:p>
          </table:table-cell>
          <table:table-cell table:formula="of:=185-[.F17]" office:value-type="float" office:value="18">
            <text:p>18</text:p>
          </table:table-cell>
          <table:table-cell table:formula="of:=([.H17]/[.C17])/[advance.$C$3]" office:value-type="float" office:value="41.6666666666667">
            <text:p>42</text:p>
          </table:table-cell>
          <table:table-cell office:value-type="string">
            <text:p>A2</text:p>
          </table:table-cell>
          <table:table-cell table:formula="of:=60-[.E17]" office:value-type="float" office:value="28">
            <text:p>28</text:p>
          </table:table-cell>
          <table:table-cell table:formula="of:=([.K17]/[.C17])/[advance.$C$3]" office:value-type="float" office:value="64.8148148148148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6*[.B18]" office:value-type="float" office:value="30000">
            <text:p>30000</text:p>
          </table:table-cell>
          <table:table-cell table:formula="of:=[dwell.C18]" office:value-type="float" office:value="150">
            <text:p>150</text:p>
          </table:table-cell>
          <table:table-cell office:value-type="float" office:value="35">
            <text:p>35</text:p>
          </table:table-cell>
          <table:table-cell table:formula="of:=[.D18]+[.E18]" office:value-type="float" office:value="185">
            <text:p>185</text:p>
          </table:table-cell>
          <table:table-cell office:value-type="string">
            <text:p>D2</text:p>
          </table:table-cell>
          <table:table-cell table:formula="of:=185-[.F18]" office:value-type="float" office:value="0">
            <text:p>0</text:p>
          </table:table-cell>
          <table:table-cell table:formula="of:=([.H18]/[.C18])/[advance.$C$3]" office:value-type="float" office:value="0">
            <text:p>0</text:p>
          </table:table-cell>
          <table:table-cell office:value-type="string">
            <text:p>A2</text:p>
          </table:table-cell>
          <table:table-cell table:formula="of:=60-[.E18]" office:value-type="float" office:value="25">
            <text:p>25</text:p>
          </table:table-cell>
          <table:table-cell table:formula="of:=([.K18]/[.C18])/[advance.$C$3]" office:value-type="float" office:value="52.0833333333333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0">
            <text:p>5500</text:p>
          </table:table-cell>
          <table:table-cell table:formula="of:=6*[.B19]" office:value-type="float" office:value="33000">
            <text:p>33000</text:p>
          </table:table-cell>
          <table:table-cell table:formula="of:=[dwell.C19]" office:value-type="float" office:value="165">
            <text:p>165</text:p>
          </table:table-cell>
          <table:table-cell office:value-type="float" office:value="38">
            <text:p>38</text:p>
          </table:table-cell>
          <table:table-cell table:formula="of:=[.D19]+[.E19]" office:value-type="float" office:value="203">
            <text:p>203</text:p>
          </table:table-cell>
          <table:table-cell office:value-type="string">
            <text:p>C2</text:p>
          </table:table-cell>
          <table:table-cell table:formula="of:=275-[.F19]" office:value-type="float" office:value="72">
            <text:p>72</text:p>
          </table:table-cell>
          <table:table-cell table:formula="of:=([.H19]/[.C19])/[advance.$C$3]" office:value-type="float" office:value="136.363636363636">
            <text:p>136</text:p>
          </table:table-cell>
          <table:table-cell office:value-type="string">
            <text:p>A2</text:p>
          </table:table-cell>
          <table:table-cell table:formula="of:=60-[.E19]" office:value-type="float" office:value="22">
            <text:p>22</text:p>
          </table:table-cell>
          <table:table-cell table:formula="of:=([.K19]/[.C19])/[advance.$C$3]" office:value-type="float" office:value="41.6666666666667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>
            <text:p>6000</text:p>
          </table:table-cell>
          <table:table-cell table:formula="of:=6*[.B20]" office:value-type="float" office:value="36000">
            <text:p>36000</text:p>
          </table:table-cell>
          <table:table-cell table:formula="of:=[dwell.C20]" office:value-type="float" office:value="180">
            <text:p>180</text:p>
          </table:table-cell>
          <table:table-cell office:value-type="float" office:value="38">
            <text:p>38</text:p>
          </table:table-cell>
          <table:table-cell table:formula="of:=[.D20]+[.E20]" office:value-type="float" office:value="218">
            <text:p>218</text:p>
          </table:table-cell>
          <table:table-cell office:value-type="string">
            <text:p>C2</text:p>
          </table:table-cell>
          <table:table-cell table:formula="of:=275-[.F20]" office:value-type="float" office:value="57">
            <text:p>57</text:p>
          </table:table-cell>
          <table:table-cell table:formula="of:=([.H20]/[.C20])/[advance.$C$3]" office:value-type="float" office:value="98.9583333333333">
            <text:p>99</text:p>
          </table:table-cell>
          <table:table-cell office:value-type="string">
            <text:p>A2</text:p>
          </table:table-cell>
          <table:table-cell table:formula="of:=60-[.E20]" office:value-type="float" office:value="22">
            <text:p>22</text:p>
          </table:table-cell>
          <table:table-cell table:formula="of:=([.K20]/[.C20])/[advance.$C$3]" office:value-type="float" office:value="38.1944444444444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0">
            <text:p>6500</text:p>
          </table:table-cell>
          <table:table-cell table:formula="of:=6*[.B21]" office:value-type="float" office:value="39000">
            <text:p>39000</text:p>
          </table:table-cell>
          <table:table-cell table:formula="of:=[dwell.C21]" office:value-type="float" office:value="195">
            <text:p>195</text:p>
          </table:table-cell>
          <table:table-cell office:value-type="float" office:value="38">
            <text:p>38</text:p>
          </table:table-cell>
          <table:table-cell table:formula="of:=[.D21]+[.E21]" office:value-type="float" office:value="233">
            <text:p>233</text:p>
          </table:table-cell>
          <table:table-cell office:value-type="string">
            <text:p>C2</text:p>
          </table:table-cell>
          <table:table-cell table:formula="of:=275-[.F21]" office:value-type="float" office:value="42">
            <text:p>42</text:p>
          </table:table-cell>
          <table:table-cell table:formula="of:=([.H21]/[.C21])/[advance.$C$3]" office:value-type="float" office:value="67.3076923076923">
            <text:p>67</text:p>
          </table:table-cell>
          <table:table-cell office:value-type="string">
            <text:p>A2</text:p>
          </table:table-cell>
          <table:table-cell table:formula="of:=60-[.E21]" office:value-type="float" office:value="22">
            <text:p>22</text:p>
          </table:table-cell>
          <table:table-cell table:formula="of:=([.K21]/[.C21])/[advance.$C$3]" office:value-type="float" office:value="35.2564102564103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0">
            <text:p>7000</text:p>
          </table:table-cell>
          <table:table-cell table:formula="of:=6*[.B22]" office:value-type="float" office:value="42000">
            <text:p>42000</text:p>
          </table:table-cell>
          <table:table-cell table:formula="of:=[dwell.C22]" office:value-type="float" office:value="210">
            <text:p>210</text:p>
          </table:table-cell>
          <table:table-cell office:value-type="float" office:value="38">
            <text:p>38</text:p>
          </table:table-cell>
          <table:table-cell table:formula="of:=[.D22]+[.E22]" office:value-type="float" office:value="248">
            <text:p>248</text:p>
          </table:table-cell>
          <table:table-cell office:value-type="string">
            <text:p>C2</text:p>
          </table:table-cell>
          <table:table-cell table:formula="of:=275-[.F22]" office:value-type="float" office:value="27">
            <text:p>27</text:p>
          </table:table-cell>
          <table:table-cell table:formula="of:=([.H22]/[.C22])/[advance.$C$3]" office:value-type="float" office:value="40.1785714285714">
            <text:p>40</text:p>
          </table:table-cell>
          <table:table-cell office:value-type="string">
            <text:p>A2</text:p>
          </table:table-cell>
          <table:table-cell table:formula="of:=60-[.E22]" office:value-type="float" office:value="22">
            <text:p>22</text:p>
          </table:table-cell>
          <table:table-cell table:formula="of:=([.K22]/[.C22])/[advance.$C$3]" office:value-type="float" office:value="32.7380952380952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6*[.B23]" office:value-type="float" office:value="45000">
            <text:p>45000</text:p>
          </table:table-cell>
          <table:table-cell table:formula="of:=[dwell.C23]" office:value-type="float" office:value="225">
            <text:p>225</text:p>
          </table:table-cell>
          <table:table-cell office:value-type="float" office:value="38">
            <text:p>38</text:p>
          </table:table-cell>
          <table:table-cell table:formula="of:=[.D23]+[.E23]" office:value-type="float" office:value="263">
            <text:p>263</text:p>
          </table:table-cell>
          <table:table-cell office:value-type="string">
            <text:p>C2</text:p>
          </table:table-cell>
          <table:table-cell table:formula="of:=275-[.F23]" office:value-type="float" office:value="12">
            <text:p>12</text:p>
          </table:table-cell>
          <table:table-cell table:formula="of:=([.H23]/[.C23])/[advance.$C$3]" office:value-type="float" office:value="16.6666666666667">
            <text:p>17</text:p>
          </table:table-cell>
          <table:table-cell office:value-type="string">
            <text:p>A2</text:p>
          </table:table-cell>
          <table:table-cell table:formula="of:=60-[.E23]" office:value-type="float" office:value="22">
            <text:p>22</text:p>
          </table:table-cell>
          <table:table-cell table:formula="of:=([.K23]/[.C23])/[advance.$C$3]" office:value-type="float" office:value="30.5555555555556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0">
            <text:p>8000</text:p>
          </table:table-cell>
          <table:table-cell table:formula="of:=6*[.B24]" office:value-type="float" office:value="48000">
            <text:p>48000</text:p>
          </table:table-cell>
          <table:table-cell table:formula="of:=[dwell.C24]" office:value-type="float" office:value="240">
            <text:p>240</text:p>
          </table:table-cell>
          <table:table-cell office:value-type="float" office:value="38">
            <text:p>38</text:p>
          </table:table-cell>
          <table:table-cell table:formula="of:=[.D24]+[.E24]" office:value-type="float" office:value="278">
            <text:p>278</text:p>
          </table:table-cell>
          <table:table-cell office:value-type="string">
            <text:p>C1</text:p>
          </table:table-cell>
          <table:table-cell table:formula="of:=280-[.F24]" office:value-type="float" office:value="2">
            <text:p>2</text:p>
          </table:table-cell>
          <table:table-cell table:formula="of:=([.H24]/[.C24])/[advance.$C$3]" office:value-type="float" office:value="2.60416666666667">
            <text:p>3</text:p>
          </table:table-cell>
          <table:table-cell office:value-type="string">
            <text:p>A2</text:p>
          </table:table-cell>
          <table:table-cell table:formula="of:=60-[.E24]" office:value-type="float" office:value="22">
            <text:p>22</text:p>
          </table:table-cell>
          <table:table-cell table:formula="of:=([.K24]/[.C24])/[advance.$C$3]" office:value-type="float" office:value="28.6458333333333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6*[.B25]" office:value-type="float" office:value="51000">
            <text:p>51000</text:p>
          </table:table-cell>
          <table:table-cell table:formula="of:=[dwell.C25]" office:value-type="float" office:value="255">
            <text:p>255</text:p>
          </table:table-cell>
          <table:table-cell office:value-type="float" office:value="38">
            <text:p>38</text:p>
          </table:table-cell>
          <table:table-cell table:formula="of:=[.D25]+[.E25]" office:value-type="float" office:value="293">
            <text:p>293</text:p>
          </table:table-cell>
          <table:table-cell office:value-type="string">
            <text:p>B2</text:p>
          </table:table-cell>
          <table:table-cell table:formula="of:=360-[.F25]" office:value-type="float" office:value="67">
            <text:p>67</text:p>
          </table:table-cell>
          <table:table-cell table:formula="of:=([.H25]/[.C25])/[advance.$C$3]" office:value-type="float" office:value="82.1078431372549">
            <text:p>82</text:p>
          </table:table-cell>
          <table:table-cell office:value-type="string">
            <text:p>A2</text:p>
          </table:table-cell>
          <table:table-cell table:formula="of:=60-[.E25]" office:value-type="float" office:value="22">
            <text:p>22</text:p>
          </table:table-cell>
          <table:table-cell table:formula="of:=([.K25]/[.C25])/[advance.$C$3]" office:value-type="float" office:value="26.9607843137255">
            <text:p>27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8.01.2018</text:date>, <text:time>02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18-01-28T02:49:08</dc:date>
    <meta:editing-duration>P1DT9H59M31S</meta:editing-duration>
    <meta:editing-cycles>61</meta:editing-cycles>
    <meta:generator>OpenOffice/4.1.2$Unix OpenOffice.org_project/412m3$Build-9782</meta:generator>
    <meta:document-statistic meta:table-count="6" meta:cell-count="2021" meta:object-count="0"/>
  </office:meta>
</office:document-meta>
</file>